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9.24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pair</text:p>
          </table:table-cell>
          <table:table-cell/>
          <table:table-cell office:value-type="float" office:value="108701">
            <text:p>108701</text:p>
          </table:table-cell>
          <table:table-cell office:value-type="float" office:value="109136">
            <text:p>109136</text:p>
          </table:table-cell>
          <table:table-cell office:value-type="float" office:value="114316">
            <text:p>114316</text:p>
          </table:table-cell>
          <table:table-cell office:value-type="string">
            <text:p>{annotators=Original markups, entail=bn=bn in ExactQuantity, entailment=ENTAILMENT, id=295, task=IR}</text:p>
          </table:table-cell>
          <table:table-cell table:formula="of:=COUNTA([.F18:.F302])" office:value-type="float" office:value="285">
            <text:p>285</text:p>
          </table:table-cell>
          <table:table-cell table:style-name="ce3" office:value-type="string">
            <text:p>entail=false</text:p>
          </table:table-cell>
          <table:table-cell table:formula="of:=COUNTA([.F76:.F205])" office:value-type="float" office:value="130">
            <text:p>130</text:p>
          </table:table-cell>
          <table:table-cell office:value-type="string">
            <text:p>bad recall</text:p>
          </table:table-cell>
          <table:table-cell table:formula="of:=([.G1]-[.I1])/[.G1]" office:value-type="float" office:value="0.543859649122807">
            <text:p>0.543859649122807</text:p>
          </table:table-cell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210">
            <text:p>13210</text:p>
          </table:table-cell>
          <table:table-cell office:value-type="float" office:value="13751">
            <text:p>13751</text:p>
          </table:table-cell>
          <table:table-cell office:value-type="float" office:value="114898">
            <text:p>114898</text:p>
          </table:table-cell>
          <table:table-cell office:value-type="string">
            <text:p>{annotators=Original markups, entail=bullets=bullets in ApproximateQuantity, entailment=UNKNOWN, id=58, task=QA}</text:p>
          </table:table-cell>
          <table:table-cell table:formula="of:=COUNTA([.F1:.F17])+COUNTA([.F303:.F392])" office:value-type="float" office:value="107">
            <text:p>107</text:p>
          </table:table-cell>
          <table:table-cell office:value-type="string">
            <text:p>entail=true</text:p>
          </table:table-cell>
          <table:table-cell office:value-type="float" office:value="57">
            <text:p>57</text:p>
          </table:table-cell>
          <table:table-cell office:value-type="string">
            <text:p>Precise-entailment</text:p>
          </table:table-cell>
          <table:table-cell table:formula="of:=[.I2]/[.G2]" office:value-type="float" office:value="0.532710280373832">
            <text:p>0.532710280373832</text:p>
          </table:table-cell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391">
            <text:p>9391</text:p>
          </table:table-cell>
          <table:table-cell office:value-type="float" office:value="10045">
            <text:p>10045</text:p>
          </table:table-cell>
          <table:table-cell office:value-type="float" office:value="114417">
            <text:p>114417</text:p>
          </table:table-cell>
          <table:table-cell office:value-type="string">
            <text:p>{annotators=Original markups, entail=children=children in ApproximateQuantity, entailment=ENTAILMENT, id=43, task=QA}</text:p>
          </table:table-cell>
          <table:table-cell table:formula="of:=COUNTA([.F393:.F695])" office:value-type="float" office:value="303">
            <text:p>303</text:p>
          </table:table-cell>
          <table:table-cell office:value-type="string">
            <text:p>unprocessed</text:p>
          </table:table-cell>
          <table:table-cell table:number-columns-repeated="3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606">
            <text:p>2606</text:p>
          </table:table-cell>
          <table:table-cell office:value-type="float" office:value="3217">
            <text:p>3217</text:p>
          </table:table-cell>
          <table:table-cell office:value-type="float" office:value="114292">
            <text:p>114292</text:p>
          </table:table-cell>
          <table:table-cell office:value-type="string">
            <text:p>{annotators=Original markups, entail=children=children in ExactQuantity, entailment=ENTAILMENT, id=12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54593">
            <text:p>54593</text:p>
          </table:table-cell>
          <table:table-cell office:value-type="float" office:value="55702">
            <text:p>55702</text:p>
          </table:table-cell>
          <table:table-cell office:value-type="float" office:value="114300">
            <text:p>114300</text:p>
          </table:table-cell>
          <table:table-cell office:value-type="string">
            <text:p>{annotators=Original markups, entail=children=children in ExactQuantity, entailment=UNKNOWN, id=328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4854">
            <text:p>124854</text:p>
          </table:table-cell>
          <table:table-cell office:value-type="float" office:value="125106">
            <text:p>125106</text:p>
          </table:table-cell>
          <table:table-cell office:value-type="float" office:value="114590">
            <text:p>114590</text:p>
          </table:table-cell>
          <table:table-cell office:value-type="string">
            <text:p>{annotators=Original markups, entail=children=children in ExactQuantity, entailment=UNKNOWN, id=45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1847">
            <text:p>71847</text:p>
          </table:table-cell>
          <table:table-cell office:value-type="float" office:value="72433">
            <text:p>72433</text:p>
          </table:table-cell>
          <table:table-cell office:value-type="float" office:value="114494">
            <text:p>114494</text:p>
          </table:table-cell>
          <table:table-cell office:value-type="string">
            <text:p>{annotators=Original markups, entail=counts=counts in ExactQuantity, entailment=UNKNOWN, id=471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4942">
            <text:p>94942</text:p>
          </table:table-cell>
          <table:table-cell office:value-type="float" office:value="95283">
            <text:p>95283</text:p>
          </table:table-cell>
          <table:table-cell office:value-type="float" office:value="114830">
            <text:p>114830</text:p>
          </table:table-cell>
          <table:table-cell office:value-type="string">
            <text:p>{annotators=Original markups, entail=days=days in ExactQuantity, entailment=CONTRADICTION, id=54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1345">
            <text:p>121345</text:p>
          </table:table-cell>
          <table:table-cell office:value-type="float" office:value="121658">
            <text:p>121658</text:p>
          </table:table-cell>
          <table:table-cell office:value-type="float" office:value="114303">
            <text:p>114303</text:p>
          </table:table-cell>
          <table:table-cell office:value-type="string">
            <text:p>{annotators=Original markups, entail=days=days in ExactQuantity, entailment=ENTAILMENT, id=434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4581">
            <text:p>94581</text:p>
          </table:table-cell>
          <table:table-cell office:value-type="float" office:value="94941">
            <text:p>94941</text:p>
          </table:table-cell>
          <table:table-cell office:value-type="float" office:value="114672">
            <text:p>114672</text:p>
          </table:table-cell>
          <table:table-cell office:value-type="string">
            <text:p>{annotators=Original markups, entail=days=days in ExactQuantity, entailment=ENTAILMENT, id=53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680">
            <text:p>12680</text:p>
          </table:table-cell>
          <table:table-cell office:value-type="float" office:value="13209">
            <text:p>13209</text:p>
          </table:table-cell>
          <table:table-cell office:value-type="float" office:value="114860">
            <text:p>114860</text:p>
          </table:table-cell>
          <table:table-cell office:value-type="string">
            <text:p>{annotators=Original markups, entail=days=days in ExactQuantity, entailment=ENTAILMENT, id=57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4220">
            <text:p>94220</text:p>
          </table:table-cell>
          <table:table-cell office:value-type="float" office:value="94580">
            <text:p>94580</text:p>
          </table:table-cell>
          <table:table-cell office:value-type="float" office:value="114748">
            <text:p>114748</text:p>
          </table:table-cell>
          <table:table-cell office:value-type="string">
            <text:p>{annotators=Original markups, entail=days=days in ExactQuantity, entailment=UNKNOWN, id=52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3172">
            <text:p>143172</text:p>
          </table:table-cell>
          <table:table-cell office:value-type="float" office:value="143427">
            <text:p>143427</text:p>
          </table:table-cell>
          <table:table-cell office:value-type="float" office:value="114754">
            <text:p>114754</text:p>
          </table:table-cell>
          <table:table-cell office:value-type="string">
            <text:p>{annotators=Original markups, entail=days=days in ExactQuantity, entailment=UNKNOWN, id=659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7649">
            <text:p>117649</text:p>
          </table:table-cell>
          <table:table-cell office:value-type="float" office:value="117870">
            <text:p>117870</text:p>
          </table:table-cell>
          <table:table-cell office:value-type="float" office:value="114563">
            <text:p>114563</text:p>
          </table:table-cell>
          <table:table-cell office:value-type="string">
            <text:p>{annotators=Original markups, entail=deacons=deacons in ExactQuantity, entailment=UNKNOWN, id=373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6240">
            <text:p>96240</text:p>
          </table:table-cell>
          <table:table-cell office:value-type="float" office:value="96546">
            <text:p>96546</text:p>
          </table:table-cell>
          <table:table-cell office:value-type="float" office:value="114645">
            <text:p>114645</text:p>
          </table:table-cell>
          <table:table-cell office:value-type="string">
            <text:p>{annotators=Original markups, entail=drugs=drugs in ExactQuantity, entailment=UNKNOWN, id=78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44338">
            <text:p>44338</text:p>
          </table:table-cell>
          <table:table-cell office:value-type="float" office:value="44825">
            <text:p>44825</text:p>
          </table:table-cell>
          <table:table-cell office:value-type="float" office:value="114802">
            <text:p>114802</text:p>
          </table:table-cell>
          <table:table-cell office:value-type="string">
            <text:p>{annotators=Original markups, entail=employees=employees in ExactQuantity, entailment=CONTRADICTION, id=200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7713">
            <text:p>77713</text:p>
          </table:table-cell>
          <table:table-cell office:value-type="float" office:value="78269">
            <text:p>78269</text:p>
          </table:table-cell>
          <table:table-cell office:value-type="float" office:value="114553">
            <text:p>114553</text:p>
          </table:table-cell>
          <table:table-cell office:value-type="string">
            <text:p>{annotators=Original markups, entail=euros=euros in ApproximateQuantity, entailment=ENTAILMENT, id=507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218">
            <text:p>3218</text:p>
          </table:table-cell>
          <table:table-cell office:value-type="float" office:value="3760">
            <text:p>3760</text:p>
          </table:table-cell>
          <table:table-cell office:value-type="float" office:value="114607">
            <text:p>114607</text:p>
          </table:table-cell>
          <table:table-cell office:value-type="string">
            <text:p>{annotators=Original markups, entail=false, entailment=CONTRADICTION, id=13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4629">
            <text:p>34629</text:p>
          </table:table-cell>
          <table:table-cell office:value-type="float" office:value="35207">
            <text:p>35207</text:p>
          </table:table-cell>
          <table:table-cell office:value-type="float" office:value="114360">
            <text:p>114360</text:p>
          </table:table-cell>
          <table:table-cell office:value-type="string">
            <text:p>{annotators=Original markups, entail=false, entailment=CONTRADICTION, id=14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1009">
            <text:p>101009</text:p>
          </table:table-cell>
          <table:table-cell office:value-type="float" office:value="101310">
            <text:p>101310</text:p>
          </table:table-cell>
          <table:table-cell office:value-type="float" office:value="114408">
            <text:p>114408</text:p>
          </table:table-cell>
          <table:table-cell office:value-type="string">
            <text:p>{annotators=Original markups, entail=false, entailment=CONTRADICTION, id=170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40216">
            <text:p>40216</text:p>
          </table:table-cell>
          <table:table-cell office:value-type="float" office:value="40852">
            <text:p>40852</text:p>
          </table:table-cell>
          <table:table-cell office:value-type="float" office:value="114800">
            <text:p>114800</text:p>
          </table:table-cell>
          <table:table-cell office:value-type="string">
            <text:p>{annotators=Original markups, entail=false, entailment=CONTRADICTION, id=172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3492">
            <text:p>103492</text:p>
          </table:table-cell>
          <table:table-cell office:value-type="float" office:value="103759">
            <text:p>103759</text:p>
          </table:table-cell>
          <table:table-cell office:value-type="float" office:value="114453">
            <text:p>114453</text:p>
          </table:table-cell>
          <table:table-cell office:value-type="string">
            <text:p>{annotators=Original markups, entail=false, entailment=CONTRADICTION, id=184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4165">
            <text:p>104165</text:p>
          </table:table-cell>
          <table:table-cell office:value-type="float" office:value="104316">
            <text:p>104316</text:p>
          </table:table-cell>
          <table:table-cell office:value-type="float" office:value="114242">
            <text:p>114242</text:p>
          </table:table-cell>
          <table:table-cell office:value-type="string">
            <text:p>{annotators=Original markups, entail=false, entailment=CONTRADICTION, id=212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5555">
            <text:p>105555</text:p>
          </table:table-cell>
          <table:table-cell office:value-type="float" office:value="105903">
            <text:p>105903</text:p>
          </table:table-cell>
          <table:table-cell office:value-type="float" office:value="114435">
            <text:p>114435</text:p>
          </table:table-cell>
          <table:table-cell office:value-type="string">
            <text:p>{annotators=Original markups, entail=false, entailment=CONTRADICTION, id=234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49557">
            <text:p>49557</text:p>
          </table:table-cell>
          <table:table-cell office:value-type="float" office:value="50435">
            <text:p>50435</text:p>
          </table:table-cell>
          <table:table-cell office:value-type="float" office:value="114774">
            <text:p>114774</text:p>
          </table:table-cell>
          <table:table-cell office:value-type="string">
            <text:p>{annotators=Original markups, entail=false, entailment=CONTRADICTION, id=238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1566">
            <text:p>91566</text:p>
          </table:table-cell>
          <table:table-cell office:value-type="float" office:value="91799">
            <text:p>91799</text:p>
          </table:table-cell>
          <table:table-cell office:value-type="float" office:value="114317">
            <text:p>114317</text:p>
          </table:table-cell>
          <table:table-cell office:value-type="string">
            <text:p>{annotators=Original markups, entail=false, entailment=CONTRADICTION, id=28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0259">
            <text:p>110259</text:p>
          </table:table-cell>
          <table:table-cell office:value-type="float" office:value="110542">
            <text:p>110542</text:p>
          </table:table-cell>
          <table:table-cell office:value-type="float" office:value="114895">
            <text:p>114895</text:p>
          </table:table-cell>
          <table:table-cell office:value-type="string">
            <text:p>{annotators=Original markups, entail=false, entailment=CONTRADICTION, id=316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0759">
            <text:p>110759</text:p>
          </table:table-cell>
          <table:table-cell office:value-type="float" office:value="111201">
            <text:p>111201</text:p>
          </table:table-cell>
          <table:table-cell office:value-type="float" office:value="114220">
            <text:p>114220</text:p>
          </table:table-cell>
          <table:table-cell office:value-type="string">
            <text:p>{annotators=Original markups, entail=false, entailment=CONTRADICTION, id=319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1799">
            <text:p>111799</text:p>
          </table:table-cell>
          <table:table-cell office:value-type="float" office:value="112191">
            <text:p>112191</text:p>
          </table:table-cell>
          <table:table-cell office:value-type="float" office:value="114499">
            <text:p>114499</text:p>
          </table:table-cell>
          <table:table-cell office:value-type="string">
            <text:p>{annotators=Original markups, entail=false, entailment=CONTRADICTION, id=324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2948">
            <text:p>112948</text:p>
          </table:table-cell>
          <table:table-cell office:value-type="float" office:value="113289">
            <text:p>113289</text:p>
          </table:table-cell>
          <table:table-cell office:value-type="float" office:value="114614">
            <text:p>114614</text:p>
          </table:table-cell>
          <table:table-cell office:value-type="string">
            <text:p>{annotators=Original markups, entail=false, entailment=CONTRADICTION, id=339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3290">
            <text:p>113290</text:p>
          </table:table-cell>
          <table:table-cell office:value-type="float" office:value="113558">
            <text:p>113558</text:p>
          </table:table-cell>
          <table:table-cell office:value-type="float" office:value="114779">
            <text:p>114779</text:p>
          </table:table-cell>
          <table:table-cell office:value-type="string">
            <text:p>{annotators=Original markups, entail=false, entailment=CONTRADICTION, id=340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58301">
            <text:p>58301</text:p>
          </table:table-cell>
          <table:table-cell office:value-type="float" office:value="58991">
            <text:p>58991</text:p>
          </table:table-cell>
          <table:table-cell office:value-type="float" office:value="114490">
            <text:p>114490</text:p>
          </table:table-cell>
          <table:table-cell office:value-type="string">
            <text:p>{annotators=Original markups, entail=false, entailment=CONTRADICTION, id=346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4712">
            <text:p>114712</text:p>
          </table:table-cell>
          <table:table-cell office:value-type="float" office:value="114932">
            <text:p>114932</text:p>
          </table:table-cell>
          <table:table-cell office:value-type="float" office:value="114797">
            <text:p>114797</text:p>
          </table:table-cell>
          <table:table-cell office:value-type="string">
            <text:p>{annotators=Original markups, entail=false, entailment=CONTRADICTION, id=353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5402">
            <text:p>115402</text:p>
          </table:table-cell>
          <table:table-cell office:value-type="float" office:value="115760">
            <text:p>115760</text:p>
          </table:table-cell>
          <table:table-cell office:value-type="float" office:value="114687">
            <text:p>114687</text:p>
          </table:table-cell>
          <table:table-cell office:value-type="string">
            <text:p>{annotators=Original markups, entail=false, entailment=CONTRADICTION, id=36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729">
            <text:p>8729</text:p>
          </table:table-cell>
          <table:table-cell office:value-type="float" office:value="9389">
            <text:p>9389</text:p>
          </table:table-cell>
          <table:table-cell office:value-type="float" office:value="114838">
            <text:p>114838</text:p>
          </table:table-cell>
          <table:table-cell office:value-type="string">
            <text:p>{annotators=Original markups, entail=false, entailment=CONTRADICTION, id=4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9416">
            <text:p>119416</text:p>
          </table:table-cell>
          <table:table-cell office:value-type="float" office:value="119738">
            <text:p>119738</text:p>
          </table:table-cell>
          <table:table-cell office:value-type="float" office:value="114240">
            <text:p>114240</text:p>
          </table:table-cell>
          <table:table-cell office:value-type="string">
            <text:p>{annotators=Original markups, entail=false, entailment=CONTRADICTION, id=415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2930">
            <text:p>92930</text:p>
          </table:table-cell>
          <table:table-cell office:value-type="float" office:value="93326">
            <text:p>93326</text:p>
          </table:table-cell>
          <table:table-cell office:value-type="float" office:value="114684">
            <text:p>114684</text:p>
          </table:table-cell>
          <table:table-cell office:value-type="string">
            <text:p>{annotators=Original markups, entail=false, entailment=CONTRADICTION, id=42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0732">
            <text:p>120732</text:p>
          </table:table-cell>
          <table:table-cell office:value-type="float" office:value="121110">
            <text:p>121110</text:p>
          </table:table-cell>
          <table:table-cell office:value-type="float" office:value="114569">
            <text:p>114569</text:p>
          </table:table-cell>
          <table:table-cell office:value-type="string">
            <text:p>{annotators=Original markups, entail=false, entailment=CONTRADICTION, id=429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3327">
            <text:p>93327</text:p>
          </table:table-cell>
          <table:table-cell office:value-type="float" office:value="93661">
            <text:p>93661</text:p>
          </table:table-cell>
          <table:table-cell office:value-type="float" office:value="114369">
            <text:p>114369</text:p>
          </table:table-cell>
          <table:table-cell office:value-type="string">
            <text:p>{annotators=Original markups, entail=false, entailment=CONTRADICTION, id=43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6124">
            <text:p>66124</text:p>
          </table:table-cell>
          <table:table-cell office:value-type="float" office:value="66813">
            <text:p>66813</text:p>
          </table:table-cell>
          <table:table-cell office:value-type="float" office:value="114581">
            <text:p>114581</text:p>
          </table:table-cell>
          <table:table-cell office:value-type="string">
            <text:p>{annotators=Original markups, entail=false, entailment=CONTRADICTION, id=443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3972">
            <text:p>93972</text:p>
          </table:table-cell>
          <table:table-cell office:value-type="float" office:value="94218">
            <text:p>94218</text:p>
          </table:table-cell>
          <table:table-cell office:value-type="float" office:value="114806">
            <text:p>114806</text:p>
          </table:table-cell>
          <table:table-cell office:value-type="string">
            <text:p>{annotators=Original markups, entail=false, entailment=CONTRADICTION, id=45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5352">
            <text:p>125352</text:p>
          </table:table-cell>
          <table:table-cell office:value-type="float" office:value="125604">
            <text:p>125604</text:p>
          </table:table-cell>
          <table:table-cell office:value-type="float" office:value="114252">
            <text:p>114252</text:p>
          </table:table-cell>
          <table:table-cell office:value-type="string">
            <text:p>{annotators=Original markups, entail=false, entailment=CONTRADICTION, id=46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9112">
            <text:p>69112</text:p>
          </table:table-cell>
          <table:table-cell office:value-type="float" office:value="69522">
            <text:p>69522</text:p>
          </table:table-cell>
          <table:table-cell office:value-type="float" office:value="114616">
            <text:p>114616</text:p>
          </table:table-cell>
          <table:table-cell office:value-type="string">
            <text:p>{annotators=Original markups, entail=false, entailment=CONTRADICTION, id=464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6138">
            <text:p>126138</text:p>
          </table:table-cell>
          <table:table-cell office:value-type="float" office:value="126458">
            <text:p>126458</text:p>
          </table:table-cell>
          <table:table-cell office:value-type="float" office:value="114615">
            <text:p>114615</text:p>
          </table:table-cell>
          <table:table-cell office:value-type="string">
            <text:p>{annotators=Original markups, entail=false, entailment=CONTRADICTION, id=466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6875">
            <text:p>126875</text:p>
          </table:table-cell>
          <table:table-cell office:value-type="float" office:value="126974">
            <text:p>126974</text:p>
          </table:table-cell>
          <table:table-cell office:value-type="float" office:value="114330">
            <text:p>114330</text:p>
          </table:table-cell>
          <table:table-cell office:value-type="string">
            <text:p>{annotators=Original markups, entail=false, entailment=CONTRADICTION, id=47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6976">
            <text:p>126976</text:p>
          </table:table-cell>
          <table:table-cell office:value-type="float" office:value="127234">
            <text:p>127234</text:p>
          </table:table-cell>
          <table:table-cell office:value-type="float" office:value="114478">
            <text:p>114478</text:p>
          </table:table-cell>
          <table:table-cell office:value-type="string">
            <text:p>{annotators=Original markups, entail=false, entailment=CONTRADICTION, id=483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5409">
            <text:p>75409</text:p>
          </table:table-cell>
          <table:table-cell office:value-type="float" office:value="75966">
            <text:p>75966</text:p>
          </table:table-cell>
          <table:table-cell office:value-type="float" office:value="114238">
            <text:p>114238</text:p>
          </table:table-cell>
          <table:table-cell office:value-type="string">
            <text:p>{annotators=Original markups, entail=false, entailment=CONTRADICTION, id=499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7158">
            <text:p>77158</text:p>
          </table:table-cell>
          <table:table-cell office:value-type="float" office:value="77711">
            <text:p>77711</text:p>
          </table:table-cell>
          <table:table-cell office:value-type="float" office:value="114579">
            <text:p>114579</text:p>
          </table:table-cell>
          <table:table-cell office:value-type="string">
            <text:p>{annotators=Original markups, entail=false, entailment=CONTRADICTION, id=504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9883">
            <text:p>129883</text:p>
          </table:table-cell>
          <table:table-cell office:value-type="float" office:value="130408">
            <text:p>130408</text:p>
          </table:table-cell>
          <table:table-cell office:value-type="float" office:value="114656">
            <text:p>114656</text:p>
          </table:table-cell>
          <table:table-cell office:value-type="string">
            <text:p>{annotators=Original markups, entail=false, entailment=CONTRADICTION, id=531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2647">
            <text:p>82647</text:p>
          </table:table-cell>
          <table:table-cell office:value-type="float" office:value="83074">
            <text:p>83074</text:p>
          </table:table-cell>
          <table:table-cell office:value-type="float" office:value="114724">
            <text:p>114724</text:p>
          </table:table-cell>
          <table:table-cell office:value-type="string">
            <text:p>{annotators=Original markups, entail=false, entailment=CONTRADICTION, id=545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2685">
            <text:p>132685</text:p>
          </table:table-cell>
          <table:table-cell office:value-type="float" office:value="133146">
            <text:p>133146</text:p>
          </table:table-cell>
          <table:table-cell office:value-type="float" office:value="114872">
            <text:p>114872</text:p>
          </table:table-cell>
          <table:table-cell office:value-type="string">
            <text:p>{annotators=Original markups, entail=false, entailment=CONTRADICTION, id=545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3916">
            <text:p>133916</text:p>
          </table:table-cell>
          <table:table-cell office:value-type="float" office:value="134195">
            <text:p>134195</text:p>
          </table:table-cell>
          <table:table-cell office:value-type="float" office:value="114751">
            <text:p>114751</text:p>
          </table:table-cell>
          <table:table-cell office:value-type="string">
            <text:p>{annotators=Original markups, entail=false, entailment=CONTRADICTION, id=551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5346">
            <text:p>85346</text:p>
          </table:table-cell>
          <table:table-cell office:value-type="float" office:value="85838">
            <text:p>85838</text:p>
          </table:table-cell>
          <table:table-cell office:value-type="float" office:value="114302">
            <text:p>114302</text:p>
          </table:table-cell>
          <table:table-cell office:value-type="string">
            <text:p>{annotators=Original markups, entail=false, entailment=CONTRADICTION, id=569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8013">
            <text:p>138013</text:p>
          </table:table-cell>
          <table:table-cell office:value-type="float" office:value="138323">
            <text:p>138323</text:p>
          </table:table-cell>
          <table:table-cell office:value-type="float" office:value="114897">
            <text:p>114897</text:p>
          </table:table-cell>
          <table:table-cell office:value-type="string">
            <text:p>{annotators=Original markups, entail=false, entailment=CONTRADICTION, id=578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6746">
            <text:p>86746</text:p>
          </table:table-cell>
          <table:table-cell office:value-type="float" office:value="87292">
            <text:p>87292</text:p>
          </table:table-cell>
          <table:table-cell office:value-type="float" office:value="114376">
            <text:p>114376</text:p>
          </table:table-cell>
          <table:table-cell office:value-type="string">
            <text:p>{annotators=Original markups, entail=false, entailment=CONTRADICTION, id=581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47">
            <text:p>647</text:p>
          </table:table-cell>
          <table:table-cell office:value-type="float" office:value="1198">
            <text:p>1198</text:p>
          </table:table-cell>
          <table:table-cell office:value-type="float" office:value="114337">
            <text:p>114337</text:p>
          </table:table-cell>
          <table:table-cell office:value-type="string">
            <text:p>{annotators=Original markups, entail=false, entailment=CONTRADICTION, id=6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9432">
            <text:p>139432</text:p>
          </table:table-cell>
          <table:table-cell office:value-type="float" office:value="139947">
            <text:p>139947</text:p>
          </table:table-cell>
          <table:table-cell office:value-type="float" office:value="114815">
            <text:p>114815</text:p>
          </table:table-cell>
          <table:table-cell office:value-type="string">
            <text:p>{annotators=Original markups, entail=false, entailment=CONTRADICTION, id=617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0383">
            <text:p>140383</text:p>
          </table:table-cell>
          <table:table-cell office:value-type="float" office:value="140729">
            <text:p>140729</text:p>
          </table:table-cell>
          <table:table-cell office:value-type="float" office:value="114437">
            <text:p>114437</text:p>
          </table:table-cell>
          <table:table-cell office:value-type="string">
            <text:p>{annotators=Original markups, entail=false, entailment=CONTRADICTION, id=621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095">
            <text:p>15095</text:p>
          </table:table-cell>
          <table:table-cell office:value-type="float" office:value="15617">
            <text:p>15617</text:p>
          </table:table-cell>
          <table:table-cell office:value-type="float" office:value="114881">
            <text:p>114881</text:p>
          </table:table-cell>
          <table:table-cell office:value-type="string">
            <text:p>{annotators=Original markups, entail=false, entailment=CONTRADICTION, id=66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3428">
            <text:p>143428</text:p>
          </table:table-cell>
          <table:table-cell office:value-type="float" office:value="143737">
            <text:p>143737</text:p>
          </table:table-cell>
          <table:table-cell office:value-type="float" office:value="114703">
            <text:p>114703</text:p>
          </table:table-cell>
          <table:table-cell office:value-type="string">
            <text:p>{annotators=Original markups, entail=false, entailment=CONTRADICTION, id=660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4235">
            <text:p>144235</text:p>
          </table:table-cell>
          <table:table-cell office:value-type="float" office:value="144630">
            <text:p>144630</text:p>
          </table:table-cell>
          <table:table-cell office:value-type="float" office:value="114612">
            <text:p>114612</text:p>
          </table:table-cell>
          <table:table-cell office:value-type="string">
            <text:p>{annotators=Original markups, entail=false, entailment=CONTRADICTION, id=681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4631">
            <text:p>144631</text:p>
          </table:table-cell>
          <table:table-cell office:value-type="float" office:value="145018">
            <text:p>145018</text:p>
          </table:table-cell>
          <table:table-cell office:value-type="float" office:value="114884">
            <text:p>114884</text:p>
          </table:table-cell>
          <table:table-cell office:value-type="string">
            <text:p>{annotators=Original markups, entail=false, entailment=CONTRADICTION, id=682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5610">
            <text:p>145610</text:p>
          </table:table-cell>
          <table:table-cell office:value-type="float" office:value="146114">
            <text:p>146114</text:p>
          </table:table-cell>
          <table:table-cell office:value-type="float" office:value="114477">
            <text:p>114477</text:p>
          </table:table-cell>
          <table:table-cell office:value-type="string">
            <text:p>{annotators=Original markups, entail=false, entailment=CONTRADICTION, id=692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7274">
            <text:p>147274</text:p>
          </table:table-cell>
          <table:table-cell office:value-type="float" office:value="147645">
            <text:p>147645</text:p>
          </table:table-cell>
          <table:table-cell office:value-type="float" office:value="114589">
            <text:p>114589</text:p>
          </table:table-cell>
          <table:table-cell office:value-type="string">
            <text:p>{annotators=Original markups, entail=false, entailment=CONTRADICTION, id=705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1416">
            <text:p>151416</text:p>
          </table:table-cell>
          <table:table-cell office:value-type="float" office:value="151612">
            <text:p>151612</text:p>
          </table:table-cell>
          <table:table-cell office:value-type="float" office:value="114248">
            <text:p>114248</text:p>
          </table:table-cell>
          <table:table-cell office:value-type="string">
            <text:p>{annotators=Original markups, entail=false, entailment=CONTRADICTION, id=748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1089">
            <text:p>91089</text:p>
          </table:table-cell>
          <table:table-cell office:value-type="float" office:value="91293">
            <text:p>91293</text:p>
          </table:table-cell>
          <table:table-cell office:value-type="float" office:value="114390">
            <text:p>114390</text:p>
          </table:table-cell>
          <table:table-cell office:value-type="string">
            <text:p>{annotators=Original markups, entail=false, entailment=CONTRADICTION, id=8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4227">
            <text:p>154227</text:p>
          </table:table-cell>
          <table:table-cell office:value-type="float" office:value="154569">
            <text:p>154569</text:p>
          </table:table-cell>
          <table:table-cell office:value-type="float" office:value="114731">
            <text:p>114731</text:p>
          </table:table-cell>
          <table:table-cell office:value-type="string">
            <text:p>{annotators=Original markups, entail=false, entailment=CONTRADICTION, id=812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7306">
            <text:p>157306</text:p>
          </table:table-cell>
          <table:table-cell office:value-type="float" office:value="157721">
            <text:p>157721</text:p>
          </table:table-cell>
          <table:table-cell office:value-type="float" office:value="114410">
            <text:p>114410</text:p>
          </table:table-cell>
          <table:table-cell office:value-type="string">
            <text:p>{annotators=Original markups, entail=false, entailment=CONTRADICTION, id=839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0466">
            <text:p>160466</text:p>
          </table:table-cell>
          <table:table-cell office:value-type="float" office:value="160744">
            <text:p>160744</text:p>
          </table:table-cell>
          <table:table-cell office:value-type="float" office:value="114778">
            <text:p>114778</text:p>
          </table:table-cell>
          <table:table-cell office:value-type="string">
            <text:p>{annotators=Original markups, entail=false, entailment=CONTRADICTION, id=862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2764">
            <text:p>162764</text:p>
          </table:table-cell>
          <table:table-cell office:value-type="float" office:value="163076">
            <text:p>163076</text:p>
          </table:table-cell>
          <table:table-cell office:value-type="float" office:value="114260">
            <text:p>114260</text:p>
          </table:table-cell>
          <table:table-cell office:value-type="string">
            <text:p>{annotators=Original markups, entail=false, entailment=CONTRADICTION, id=885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4659">
            <text:p>164659</text:p>
          </table:table-cell>
          <table:table-cell office:value-type="float" office:value="164872">
            <text:p>164872</text:p>
          </table:table-cell>
          <table:table-cell office:value-type="float" office:value="114509">
            <text:p>114509</text:p>
          </table:table-cell>
          <table:table-cell office:value-type="string">
            <text:p>{annotators=Original markups, entail=false, entailment=CONTRADICTION, id=906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6037">
            <text:p>166037</text:p>
          </table:table-cell>
          <table:table-cell office:value-type="float" office:value="166401">
            <text:p>166401</text:p>
          </table:table-cell>
          <table:table-cell office:value-type="float" office:value="114268">
            <text:p>114268</text:p>
          </table:table-cell>
          <table:table-cell office:value-type="string">
            <text:p>{annotators=Original markups, entail=false, entailment=CONTRADICTION, id=916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704">
            <text:p>22704</text:p>
          </table:table-cell>
          <table:table-cell office:value-type="float" office:value="23355">
            <text:p>23355</text:p>
          </table:table-cell>
          <table:table-cell office:value-type="float" office:value="114348">
            <text:p>114348</text:p>
          </table:table-cell>
          <table:table-cell office:value-type="string">
            <text:p>{annotators=Original markups, entail=false, entailment=CONTRADICTION, id=92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6952">
            <text:p>166952</text:p>
          </table:table-cell>
          <table:table-cell office:value-type="float" office:value="167394">
            <text:p>167394</text:p>
          </table:table-cell>
          <table:table-cell office:value-type="float" office:value="114726">
            <text:p>114726</text:p>
          </table:table-cell>
          <table:table-cell office:value-type="string">
            <text:p>{annotators=Original markups, entail=false, entailment=CONTRADICTION, id=946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7396">
            <text:p>167396</text:p>
          </table:table-cell>
          <table:table-cell office:value-type="float" office:value="167703">
            <text:p>167703</text:p>
          </table:table-cell>
          <table:table-cell office:value-type="float" office:value="114282">
            <text:p>114282</text:p>
          </table:table-cell>
          <table:table-cell office:value-type="string">
            <text:p>{annotators=Original markups, entail=false, entailment=CONTRADICTION, id=952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84">
            <text:p>2084</text:p>
          </table:table-cell>
          <table:table-cell office:value-type="float" office:value="2604">
            <text:p>2604</text:p>
          </table:table-cell>
          <table:table-cell office:value-type="float" office:value="114541">
            <text:p>114541</text:p>
          </table:table-cell>
          <table:table-cell office:value-type="string">
            <text:p>{annotators=Original markups, entail=false, entailment=ENTAILMENT, id=10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9320">
            <text:p>99320</text:p>
          </table:table-cell>
          <table:table-cell office:value-type="float" office:value="99710">
            <text:p>99710</text:p>
          </table:table-cell>
          <table:table-cell office:value-type="float" office:value="114441">
            <text:p>114441</text:p>
          </table:table-cell>
          <table:table-cell office:value-type="string">
            <text:p>{annotators=Original markups, entail=false, entailment=ENTAILMENT, id=117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8661">
            <text:p>28661</text:p>
          </table:table-cell>
          <table:table-cell office:value-type="float" office:value="29300">
            <text:p>29300</text:p>
          </table:table-cell>
          <table:table-cell office:value-type="float" office:value="114552">
            <text:p>114552</text:p>
          </table:table-cell>
          <table:table-cell office:value-type="string">
            <text:p>{annotators=Original markups, entail=false, entailment=ENTAILMENT, id=129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1871">
            <text:p>31871</text:p>
          </table:table-cell>
          <table:table-cell office:value-type="float" office:value="32455">
            <text:p>32455</text:p>
          </table:table-cell>
          <table:table-cell office:value-type="float" office:value="114391">
            <text:p>114391</text:p>
          </table:table-cell>
          <table:table-cell office:value-type="string">
            <text:p>{annotators=Original markups, entail=false, entailment=ENTAILMENT, id=135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0384">
            <text:p>100384</text:p>
          </table:table-cell>
          <table:table-cell office:value-type="float" office:value="100694">
            <text:p>100694</text:p>
          </table:table-cell>
          <table:table-cell office:value-type="float" office:value="114903">
            <text:p>114903</text:p>
          </table:table-cell>
          <table:table-cell office:value-type="string">
            <text:p>{annotators=Original markups, entail=false, entailment=ENTAILMENT, id=168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1312">
            <text:p>101312</text:p>
          </table:table-cell>
          <table:table-cell office:value-type="float" office:value="101628">
            <text:p>101628</text:p>
          </table:table-cell>
          <table:table-cell office:value-type="float" office:value="114366">
            <text:p>114366</text:p>
          </table:table-cell>
          <table:table-cell office:value-type="string">
            <text:p>{annotators=Original markups, entail=false, entailment=ENTAILMENT, id=177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1629">
            <text:p>101629</text:p>
          </table:table-cell>
          <table:table-cell office:value-type="float" office:value="101894">
            <text:p>101894</text:p>
          </table:table-cell>
          <table:table-cell office:value-type="float" office:value="114230">
            <text:p>114230</text:p>
          </table:table-cell>
          <table:table-cell office:value-type="string">
            <text:p>{annotators=Original markups, entail=false, entailment=ENTAILMENT, id=178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762">
            <text:p>3762</text:p>
          </table:table-cell>
          <table:table-cell office:value-type="float" office:value="4597">
            <text:p>4597</text:p>
          </table:table-cell>
          <table:table-cell office:value-type="float" office:value="114816">
            <text:p>114816</text:p>
          </table:table-cell>
          <table:table-cell office:value-type="string">
            <text:p>{annotators=Original markups, entail=false, entailment=ENTAILMENT, id=1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2178">
            <text:p>102178</text:p>
          </table:table-cell>
          <table:table-cell office:value-type="float" office:value="102484">
            <text:p>102484</text:p>
          </table:table-cell>
          <table:table-cell office:value-type="float" office:value="114712">
            <text:p>114712</text:p>
          </table:table-cell>
          <table:table-cell office:value-type="string">
            <text:p>{annotators=Original markups, entail=false, entailment=ENTAILMENT, id=180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2485">
            <text:p>102485</text:p>
          </table:table-cell>
          <table:table-cell office:value-type="float" office:value="102860">
            <text:p>102860</text:p>
          </table:table-cell>
          <table:table-cell office:value-type="float" office:value="114447">
            <text:p>114447</text:p>
          </table:table-cell>
          <table:table-cell office:value-type="string">
            <text:p>{annotators=Original markups, entail=false, entailment=ENTAILMENT, id=181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44826">
            <text:p>44826</text:p>
          </table:table-cell>
          <table:table-cell office:value-type="float" office:value="45741">
            <text:p>45741</text:p>
          </table:table-cell>
          <table:table-cell office:value-type="float" office:value="114464">
            <text:p>114464</text:p>
          </table:table-cell>
          <table:table-cell office:value-type="string">
            <text:p>{annotators=Original markups, entail=false, entailment=ENTAILMENT, id=205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3760">
            <text:p>103760</text:p>
          </table:table-cell>
          <table:table-cell office:value-type="float" office:value="104164">
            <text:p>104164</text:p>
          </table:table-cell>
          <table:table-cell office:value-type="float" office:value="114857">
            <text:p>114857</text:p>
          </table:table-cell>
          <table:table-cell office:value-type="string">
            <text:p>{annotators=Original markups, entail=false, entailment=ENTAILMENT, id=211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46565">
            <text:p>46565</text:p>
          </table:table-cell>
          <table:table-cell office:value-type="float" office:value="47493">
            <text:p>47493</text:p>
          </table:table-cell>
          <table:table-cell office:value-type="float" office:value="114279">
            <text:p>114279</text:p>
          </table:table-cell>
          <table:table-cell office:value-type="string">
            <text:p>{annotators=Original markups, entail=false, entailment=ENTAILMENT, id=221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48601">
            <text:p>48601</text:p>
          </table:table-cell>
          <table:table-cell office:value-type="float" office:value="49556">
            <text:p>49556</text:p>
          </table:table-cell>
          <table:table-cell office:value-type="float" office:value="114547">
            <text:p>114547</text:p>
          </table:table-cell>
          <table:table-cell office:value-type="string">
            <text:p>{annotators=Original markups, entail=false, entailment=ENTAILMENT, id=224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4762">
            <text:p>104762</text:p>
          </table:table-cell>
          <table:table-cell office:value-type="float" office:value="105032">
            <text:p>105032</text:p>
          </table:table-cell>
          <table:table-cell office:value-type="float" office:value="114750">
            <text:p>114750</text:p>
          </table:table-cell>
          <table:table-cell office:value-type="string">
            <text:p>{annotators=Original markups, entail=false, entailment=ENTAILMENT, id=231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5033">
            <text:p>105033</text:p>
          </table:table-cell>
          <table:table-cell office:value-type="float" office:value="105293">
            <text:p>105293</text:p>
          </table:table-cell>
          <table:table-cell office:value-type="float" office:value="114784">
            <text:p>114784</text:p>
          </table:table-cell>
          <table:table-cell office:value-type="string">
            <text:p>{annotators=Original markups, entail=false, entailment=ENTAILMENT, id=232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5904">
            <text:p>105904</text:p>
          </table:table-cell>
          <table:table-cell office:value-type="float" office:value="106212">
            <text:p>106212</text:p>
          </table:table-cell>
          <table:table-cell office:value-type="float" office:value="114597">
            <text:p>114597</text:p>
          </table:table-cell>
          <table:table-cell office:value-type="string">
            <text:p>{annotators=Original markups, entail=false, entailment=ENTAILMENT, id=235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5113">
            <text:p>5113</text:p>
          </table:table-cell>
          <table:table-cell office:value-type="float" office:value="5765">
            <text:p>5765</text:p>
          </table:table-cell>
          <table:table-cell office:value-type="float" office:value="114280">
            <text:p>114280</text:p>
          </table:table-cell>
          <table:table-cell office:value-type="string">
            <text:p>{annotators=Original markups, entail=false, entailment=ENTAILMENT, id=24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6460">
            <text:p>106460</text:p>
          </table:table-cell>
          <table:table-cell office:value-type="float" office:value="106868">
            <text:p>106868</text:p>
          </table:table-cell>
          <table:table-cell office:value-type="float" office:value="114226">
            <text:p>114226</text:p>
          </table:table-cell>
          <table:table-cell office:value-type="string">
            <text:p>{annotators=Original markups, entail=false, entailment=ENTAILMENT, id=252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7338">
            <text:p>107338</text:p>
          </table:table-cell>
          <table:table-cell office:value-type="float" office:value="107636">
            <text:p>107636</text:p>
          </table:table-cell>
          <table:table-cell office:value-type="float" office:value="114235">
            <text:p>114235</text:p>
          </table:table-cell>
          <table:table-cell office:value-type="string">
            <text:p>{annotators=Original markups, entail=false, entailment=ENTAILMENT, id=255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1295">
            <text:p>91295</text:p>
          </table:table-cell>
          <table:table-cell office:value-type="float" office:value="91565">
            <text:p>91565</text:p>
          </table:table-cell>
          <table:table-cell office:value-type="float" office:value="114845">
            <text:p>114845</text:p>
          </table:table-cell>
          <table:table-cell office:value-type="string">
            <text:p>{annotators=Original markups, entail=false, entailment=ENTAILMENT, id=27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9137">
            <text:p>109137</text:p>
          </table:table-cell>
          <table:table-cell office:value-type="float" office:value="109452">
            <text:p>109452</text:p>
          </table:table-cell>
          <table:table-cell office:value-type="float" office:value="114516">
            <text:p>114516</text:p>
          </table:table-cell>
          <table:table-cell office:value-type="string">
            <text:p>{annotators=Original markups, entail=false, entailment=ENTAILMENT, id=296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9453">
            <text:p>109453</text:p>
          </table:table-cell>
          <table:table-cell office:value-type="float" office:value="109700">
            <text:p>109700</text:p>
          </table:table-cell>
          <table:table-cell office:value-type="float" office:value="114373">
            <text:p>114373</text:p>
          </table:table-cell>
          <table:table-cell office:value-type="string">
            <text:p>{annotators=Original markups, entail=false, entailment=ENTAILMENT, id=304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52512">
            <text:p>52512</text:p>
          </table:table-cell>
          <table:table-cell office:value-type="float" office:value="53098">
            <text:p>53098</text:p>
          </table:table-cell>
          <table:table-cell office:value-type="float" office:value="114307">
            <text:p>114307</text:p>
          </table:table-cell>
          <table:table-cell office:value-type="string">
            <text:p>{annotators=Original markups, entail=false, entailment=ENTAILMENT, id=312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0543">
            <text:p>110543</text:p>
          </table:table-cell>
          <table:table-cell office:value-type="float" office:value="110757">
            <text:p>110757</text:p>
          </table:table-cell>
          <table:table-cell office:value-type="float" office:value="114482">
            <text:p>114482</text:p>
          </table:table-cell>
          <table:table-cell office:value-type="string">
            <text:p>{annotators=Original markups, entail=false, entailment=ENTAILMENT, id=317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3560">
            <text:p>113560</text:p>
          </table:table-cell>
          <table:table-cell office:value-type="float" office:value="113729">
            <text:p>113729</text:p>
          </table:table-cell>
          <table:table-cell office:value-type="float" office:value="114472">
            <text:p>114472</text:p>
          </table:table-cell>
          <table:table-cell office:value-type="string">
            <text:p>{annotators=Original markups, entail=false, entailment=ENTAILMENT, id=342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3730">
            <text:p>113730</text:p>
          </table:table-cell>
          <table:table-cell office:value-type="float" office:value="114072">
            <text:p>114072</text:p>
          </table:table-cell>
          <table:table-cell office:value-type="float" office:value="114294">
            <text:p>114294</text:p>
          </table:table-cell>
          <table:table-cell office:value-type="string">
            <text:p>{annotators=Original markups, entail=false, entailment=ENTAILMENT, id=343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4074">
            <text:p>114074</text:p>
          </table:table-cell>
          <table:table-cell office:value-type="float" office:value="114272">
            <text:p>114272</text:p>
          </table:table-cell>
          <table:table-cell office:value-type="float" office:value="114584">
            <text:p>114584</text:p>
          </table:table-cell>
          <table:table-cell office:value-type="string">
            <text:p>{annotators=Original markups, entail=false, entailment=ENTAILMENT, id=349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5169">
            <text:p>115169</text:p>
          </table:table-cell>
          <table:table-cell office:value-type="float" office:value="115400">
            <text:p>115400</text:p>
          </table:table-cell>
          <table:table-cell office:value-type="float" office:value="114498">
            <text:p>114498</text:p>
          </table:table-cell>
          <table:table-cell office:value-type="string">
            <text:p>{annotators=Original markups, entail=false, entailment=ENTAILMENT, id=35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8701">
            <text:p>118701</text:p>
          </table:table-cell>
          <table:table-cell office:value-type="float" office:value="118947">
            <text:p>118947</text:p>
          </table:table-cell>
          <table:table-cell office:value-type="float" office:value="114396">
            <text:p>114396</text:p>
          </table:table-cell>
          <table:table-cell office:value-type="string">
            <text:p>{annotators=Original markups, entail=false, entailment=ENTAILMENT, id=395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2117">
            <text:p>92117</text:p>
          </table:table-cell>
          <table:table-cell office:value-type="float" office:value="92436">
            <text:p>92436</text:p>
          </table:table-cell>
          <table:table-cell office:value-type="float" office:value="114690">
            <text:p>114690</text:p>
          </table:table-cell>
          <table:table-cell office:value-type="string">
            <text:p>{annotators=Original markups, entail=false, entailment=ENTAILMENT, id=40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9282">
            <text:p>119282</text:p>
          </table:table-cell>
          <table:table-cell office:value-type="float" office:value="119415">
            <text:p>119415</text:p>
          </table:table-cell>
          <table:table-cell office:value-type="float" office:value="114641">
            <text:p>114641</text:p>
          </table:table-cell>
          <table:table-cell office:value-type="string">
            <text:p>{annotators=Original markups, entail=false, entailment=ENTAILMENT, id=410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1731">
            <text:p>61731</text:p>
          </table:table-cell>
          <table:table-cell office:value-type="float" office:value="62603">
            <text:p>62603</text:p>
          </table:table-cell>
          <table:table-cell office:value-type="float" office:value="114532">
            <text:p>114532</text:p>
          </table:table-cell>
          <table:table-cell office:value-type="string">
            <text:p>{annotators=Original markups, entail=false, entailment=ENTAILMENT, id=411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2605">
            <text:p>62605</text:p>
          </table:table-cell>
          <table:table-cell office:value-type="float" office:value="63170">
            <text:p>63170</text:p>
          </table:table-cell>
          <table:table-cell office:value-type="float" office:value="114640">
            <text:p>114640</text:p>
          </table:table-cell>
          <table:table-cell office:value-type="string">
            <text:p>{annotators=Original markups, entail=false, entailment=ENTAILMENT, id=415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9739">
            <text:p>119739</text:p>
          </table:table-cell>
          <table:table-cell office:value-type="float" office:value="120073">
            <text:p>120073</text:p>
          </table:table-cell>
          <table:table-cell office:value-type="float" office:value="114836">
            <text:p>114836</text:p>
          </table:table-cell>
          <table:table-cell office:value-type="string">
            <text:p>{annotators=Original markups, entail=false, entailment=ENTAILMENT, id=416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3171">
            <text:p>63171</text:p>
          </table:table-cell>
          <table:table-cell office:value-type="float" office:value="63590">
            <text:p>63590</text:p>
          </table:table-cell>
          <table:table-cell office:value-type="float" office:value="114705">
            <text:p>114705</text:p>
          </table:table-cell>
          <table:table-cell office:value-type="string">
            <text:p>{annotators=Original markups, entail=false, entailment=ENTAILMENT, id=417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0374">
            <text:p>120374</text:p>
          </table:table-cell>
          <table:table-cell office:value-type="float" office:value="120731">
            <text:p>120731</text:p>
          </table:table-cell>
          <table:table-cell office:value-type="float" office:value="114888">
            <text:p>114888</text:p>
          </table:table-cell>
          <table:table-cell office:value-type="string">
            <text:p>{annotators=Original markups, entail=false, entailment=ENTAILMENT, id=41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4374">
            <text:p>64374</text:p>
          </table:table-cell>
          <table:table-cell office:value-type="float" office:value="64953">
            <text:p>64953</text:p>
          </table:table-cell>
          <table:table-cell office:value-type="float" office:value="114804">
            <text:p>114804</text:p>
          </table:table-cell>
          <table:table-cell office:value-type="string">
            <text:p>{annotators=Original markups, entail=false, entailment=ENTAILMENT, id=431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4954">
            <text:p>64954</text:p>
          </table:table-cell>
          <table:table-cell office:value-type="float" office:value="65613">
            <text:p>65613</text:p>
          </table:table-cell>
          <table:table-cell office:value-type="float" office:value="114444">
            <text:p>114444</text:p>
          </table:table-cell>
          <table:table-cell office:value-type="string">
            <text:p>{annotators=Original markups, entail=false, entailment=ENTAILMENT, id=432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1112">
            <text:p>121112</text:p>
          </table:table-cell>
          <table:table-cell office:value-type="float" office:value="121344">
            <text:p>121344</text:p>
          </table:table-cell>
          <table:table-cell office:value-type="float" office:value="114801">
            <text:p>114801</text:p>
          </table:table-cell>
          <table:table-cell office:value-type="string">
            <text:p>{annotators=Original markups, entail=false, entailment=ENTAILMENT, id=433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2122">
            <text:p>122122</text:p>
          </table:table-cell>
          <table:table-cell office:value-type="float" office:value="122311">
            <text:p>122311</text:p>
          </table:table-cell>
          <table:table-cell office:value-type="float" office:value="114867">
            <text:p>114867</text:p>
          </table:table-cell>
          <table:table-cell office:value-type="string">
            <text:p>{annotators=Original markups, entail=false, entailment=ENTAILMENT, id=43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2312">
            <text:p>122312</text:p>
          </table:table-cell>
          <table:table-cell office:value-type="float" office:value="122519">
            <text:p>122519</text:p>
          </table:table-cell>
          <table:table-cell office:value-type="float" office:value="114372">
            <text:p>114372</text:p>
          </table:table-cell>
          <table:table-cell office:value-type="string">
            <text:p>{annotators=Original markups, entail=false, entailment=ENTAILMENT, id=439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3662">
            <text:p>93662</text:p>
          </table:table-cell>
          <table:table-cell office:value-type="float" office:value="93971">
            <text:p>93971</text:p>
          </table:table-cell>
          <table:table-cell office:value-type="float" office:value="114896">
            <text:p>114896</text:p>
          </table:table-cell>
          <table:table-cell office:value-type="string">
            <text:p>{annotators=Original markups, entail=false, entailment=ENTAILMENT, id=44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3209">
            <text:p>123209</text:p>
          </table:table-cell>
          <table:table-cell office:value-type="float" office:value="123454">
            <text:p>123454</text:p>
          </table:table-cell>
          <table:table-cell office:value-type="float" office:value="114356">
            <text:p>114356</text:p>
          </table:table-cell>
          <table:table-cell office:value-type="string">
            <text:p>{annotators=Original markups, entail=false, entailment=ENTAILMENT, id=443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6815">
            <text:p>66815</text:p>
          </table:table-cell>
          <table:table-cell office:value-type="float" office:value="67403">
            <text:p>67403</text:p>
          </table:table-cell>
          <table:table-cell office:value-type="float" office:value="114650">
            <text:p>114650</text:p>
          </table:table-cell>
          <table:table-cell office:value-type="string">
            <text:p>{annotators=Original markups, entail=false, entailment=ENTAILMENT, id=445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3456">
            <text:p>123456</text:p>
          </table:table-cell>
          <table:table-cell office:value-type="float" office:value="123692">
            <text:p>123692</text:p>
          </table:table-cell>
          <table:table-cell office:value-type="float" office:value="114733">
            <text:p>114733</text:p>
          </table:table-cell>
          <table:table-cell office:value-type="string">
            <text:p>{annotators=Original markups, entail=false, entailment=ENTAILMENT, id=446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046">
            <text:p>10046</text:p>
          </table:table-cell>
          <table:table-cell office:value-type="float" office:value="10699">
            <text:p>10699</text:p>
          </table:table-cell>
          <table:table-cell office:value-type="float" office:value="114272">
            <text:p>114272</text:p>
          </table:table-cell>
          <table:table-cell office:value-type="string">
            <text:p>{annotators=Original markups, entail=false, entailment=ENTAILMENT, id=45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3971">
            <text:p>123971</text:p>
          </table:table-cell>
          <table:table-cell office:value-type="float" office:value="124254">
            <text:p>124254</text:p>
          </table:table-cell>
          <table:table-cell office:value-type="float" office:value="114213">
            <text:p>114213</text:p>
          </table:table-cell>
          <table:table-cell office:value-type="string">
            <text:p>{annotators=Original markups, entail=false, entailment=ENTAILMENT, id=453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7405">
            <text:p>67405</text:p>
          </table:table-cell>
          <table:table-cell office:value-type="float" office:value="68177">
            <text:p>68177</text:p>
          </table:table-cell>
          <table:table-cell office:value-type="float" office:value="114875">
            <text:p>114875</text:p>
          </table:table-cell>
          <table:table-cell office:value-type="string">
            <text:p>{annotators=Original markups, entail=false, entailment=ENTAILMENT, id=455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4560">
            <text:p>124560</text:p>
          </table:table-cell>
          <table:table-cell office:value-type="float" office:value="124853">
            <text:p>124853</text:p>
          </table:table-cell>
          <table:table-cell office:value-type="float" office:value="114515">
            <text:p>114515</text:p>
          </table:table-cell>
          <table:table-cell office:value-type="string">
            <text:p>{annotators=Original markups, entail=false, entailment=ENTAILMENT, id=457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8179">
            <text:p>68179</text:p>
          </table:table-cell>
          <table:table-cell office:value-type="float" office:value="69110">
            <text:p>69110</text:p>
          </table:table-cell>
          <table:table-cell office:value-type="float" office:value="114790">
            <text:p>114790</text:p>
          </table:table-cell>
          <table:table-cell office:value-type="string">
            <text:p>{annotators=Original markups, entail=false, entailment=ENTAILMENT, id=459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5605">
            <text:p>125605</text:p>
          </table:table-cell>
          <table:table-cell office:value-type="float" office:value="125869">
            <text:p>125869</text:p>
          </table:table-cell>
          <table:table-cell office:value-type="float" office:value="114428">
            <text:p>114428</text:p>
          </table:table-cell>
          <table:table-cell office:value-type="string">
            <text:p>{annotators=Original markups, entail=false, entailment=ENTAILMENT, id=462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9523">
            <text:p>69523</text:p>
          </table:table-cell>
          <table:table-cell office:value-type="float" office:value="70094">
            <text:p>70094</text:p>
          </table:table-cell>
          <table:table-cell office:value-type="float" office:value="114471">
            <text:p>114471</text:p>
          </table:table-cell>
          <table:table-cell office:value-type="string">
            <text:p>{annotators=Original markups, entail=false, entailment=ENTAILMENT, id=465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0095">
            <text:p>70095</text:p>
          </table:table-cell>
          <table:table-cell office:value-type="float" office:value="70581">
            <text:p>70581</text:p>
          </table:table-cell>
          <table:table-cell office:value-type="float" office:value="114406">
            <text:p>114406</text:p>
          </table:table-cell>
          <table:table-cell office:value-type="string">
            <text:p>{annotators=Original markups, entail=false, entailment=ENTAILMENT, id=466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0583">
            <text:p>70583</text:p>
          </table:table-cell>
          <table:table-cell office:value-type="float" office:value="71314">
            <text:p>71314</text:p>
          </table:table-cell>
          <table:table-cell office:value-type="float" office:value="114557">
            <text:p>114557</text:p>
          </table:table-cell>
          <table:table-cell office:value-type="string">
            <text:p>{annotators=Original markups, entail=false, entailment=ENTAILMENT, id=468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2434">
            <text:p>72434</text:p>
          </table:table-cell>
          <table:table-cell office:value-type="float" office:value="72881">
            <text:p>72881</text:p>
          </table:table-cell>
          <table:table-cell office:value-type="float" office:value="114805">
            <text:p>114805</text:p>
          </table:table-cell>
          <table:table-cell office:value-type="string">
            <text:p>{annotators=Original markups, entail=false, entailment=ENTAILMENT, id=472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3392">
            <text:p>73392</text:p>
          </table:table-cell>
          <table:table-cell office:value-type="float" office:value="73881">
            <text:p>73881</text:p>
          </table:table-cell>
          <table:table-cell office:value-type="float" office:value="114852">
            <text:p>114852</text:p>
          </table:table-cell>
          <table:table-cell office:value-type="string">
            <text:p>{annotators=Original markups, entail=false, entailment=ENTAILMENT, id=481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4403">
            <text:p>74403</text:p>
          </table:table-cell>
          <table:table-cell office:value-type="float" office:value="74928">
            <text:p>74928</text:p>
          </table:table-cell>
          <table:table-cell office:value-type="float" office:value="114561">
            <text:p>114561</text:p>
          </table:table-cell>
          <table:table-cell office:value-type="string">
            <text:p>{annotators=Original markups, entail=false, entailment=ENTAILMENT, id=488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4929">
            <text:p>74929</text:p>
          </table:table-cell>
          <table:table-cell office:value-type="float" office:value="75408">
            <text:p>75408</text:p>
          </table:table-cell>
          <table:table-cell office:value-type="float" office:value="114484">
            <text:p>114484</text:p>
          </table:table-cell>
          <table:table-cell office:value-type="string">
            <text:p>{annotators=Original markups, entail=false, entailment=ENTAILMENT, id=498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0254">
            <text:p>90254</text:p>
          </table:table-cell>
          <table:table-cell office:value-type="float" office:value="90592">
            <text:p>90592</text:p>
          </table:table-cell>
          <table:table-cell office:value-type="float" office:value="114222">
            <text:p>114222</text:p>
          </table:table-cell>
          <table:table-cell office:value-type="string">
            <text:p>{annotators=Original markups, entail=false, entailment=ENTAILMENT, id=5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5968">
            <text:p>75968</text:p>
          </table:table-cell>
          <table:table-cell office:value-type="float" office:value="76507">
            <text:p>76507</text:p>
          </table:table-cell>
          <table:table-cell office:value-type="float" office:value="114746">
            <text:p>114746</text:p>
          </table:table-cell>
          <table:table-cell office:value-type="string">
            <text:p>{annotators=Original markups, entail=false, entailment=ENTAILMENT, id=501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6509">
            <text:p>76509</text:p>
          </table:table-cell>
          <table:table-cell office:value-type="float" office:value="77157">
            <text:p>77157</text:p>
          </table:table-cell>
          <table:table-cell office:value-type="float" office:value="114413">
            <text:p>114413</text:p>
          </table:table-cell>
          <table:table-cell office:value-type="string">
            <text:p>{annotators=Original markups, entail=false, entailment=ENTAILMENT, id=503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367">
            <text:p>11367</text:p>
          </table:table-cell>
          <table:table-cell office:value-type="float" office:value="11969">
            <text:p>11969</text:p>
          </table:table-cell>
          <table:table-cell office:value-type="float" office:value="114568">
            <text:p>114568</text:p>
          </table:table-cell>
          <table:table-cell office:value-type="string">
            <text:p>{annotators=Original markups, entail=false, entailment=ENTAILMENT, id=5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8847">
            <text:p>78847</text:p>
          </table:table-cell>
          <table:table-cell office:value-type="float" office:value="79283">
            <text:p>79283</text:p>
          </table:table-cell>
          <table:table-cell office:value-type="float" office:value="114531">
            <text:p>114531</text:p>
          </table:table-cell>
          <table:table-cell office:value-type="string">
            <text:p>{annotators=Original markups, entail=false, entailment=ENTAILMENT, id=517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9026">
            <text:p>129026</text:p>
          </table:table-cell>
          <table:table-cell office:value-type="float" office:value="129318">
            <text:p>129318</text:p>
          </table:table-cell>
          <table:table-cell office:value-type="float" office:value="114753">
            <text:p>114753</text:p>
          </table:table-cell>
          <table:table-cell office:value-type="string">
            <text:p>{annotators=Original markups, entail=false, entailment=ENTAILMENT, id=524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0410">
            <text:p>130410</text:p>
          </table:table-cell>
          <table:table-cell office:value-type="float" office:value="130724">
            <text:p>130724</text:p>
          </table:table-cell>
          <table:table-cell office:value-type="float" office:value="114659">
            <text:p>114659</text:p>
          </table:table-cell>
          <table:table-cell office:value-type="string">
            <text:p>{annotators=Original markups, entail=false, entailment=ENTAILMENT, id=537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0726">
            <text:p>130726</text:p>
          </table:table-cell>
          <table:table-cell office:value-type="float" office:value="131220">
            <text:p>131220</text:p>
          </table:table-cell>
          <table:table-cell office:value-type="float" office:value="114533">
            <text:p>114533</text:p>
          </table:table-cell>
          <table:table-cell office:value-type="string">
            <text:p>{annotators=Original markups, entail=false, entailment=ENTAILMENT, id=539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3147">
            <text:p>133147</text:p>
          </table:table-cell>
          <table:table-cell office:value-type="float" office:value="133557">
            <text:p>133557</text:p>
          </table:table-cell>
          <table:table-cell office:value-type="float" office:value="114634">
            <text:p>114634</text:p>
          </table:table-cell>
          <table:table-cell office:value-type="string">
            <text:p>{annotators=Original markups, entail=false, entailment=ENTAILMENT, id=546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3076">
            <text:p>83076</text:p>
          </table:table-cell>
          <table:table-cell office:value-type="float" office:value="83668">
            <text:p>83668</text:p>
          </table:table-cell>
          <table:table-cell office:value-type="float" office:value="114889">
            <text:p>114889</text:p>
          </table:table-cell>
          <table:table-cell office:value-type="string">
            <text:p>{annotators=Original markups, entail=false, entailment=ENTAILMENT, id=547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3669">
            <text:p>83669</text:p>
          </table:table-cell>
          <table:table-cell office:value-type="float" office:value="84175">
            <text:p>84175</text:p>
          </table:table-cell>
          <table:table-cell office:value-type="float" office:value="114759">
            <text:p>114759</text:p>
          </table:table-cell>
          <table:table-cell office:value-type="string">
            <text:p>{annotators=Original markups, entail=false, entailment=ENTAILMENT, id=548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5284">
            <text:p>95284</text:p>
          </table:table-cell>
          <table:table-cell office:value-type="float" office:value="95564">
            <text:p>95564</text:p>
          </table:table-cell>
          <table:table-cell office:value-type="float" office:value="114402">
            <text:p>114402</text:p>
          </table:table-cell>
          <table:table-cell office:value-type="string">
            <text:p>{annotators=Original markups, entail=false, entailment=ENTAILMENT, id=55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3558">
            <text:p>133558</text:p>
          </table:table-cell>
          <table:table-cell office:value-type="float" office:value="133915">
            <text:p>133915</text:p>
          </table:table-cell>
          <table:table-cell office:value-type="float" office:value="114250">
            <text:p>114250</text:p>
          </table:table-cell>
          <table:table-cell office:value-type="string">
            <text:p>{annotators=Original markups, entail=false, entailment=ENTAILMENT, id=550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4177">
            <text:p>84177</text:p>
          </table:table-cell>
          <table:table-cell office:value-type="float" office:value="84895">
            <text:p>84895</text:p>
          </table:table-cell>
          <table:table-cell office:value-type="float" office:value="114308">
            <text:p>114308</text:p>
          </table:table-cell>
          <table:table-cell office:value-type="string">
            <text:p>{annotators=Original markups, entail=false, entailment=ENTAILMENT, id=553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4786">
            <text:p>134786</text:p>
          </table:table-cell>
          <table:table-cell office:value-type="float" office:value="135186">
            <text:p>135186</text:p>
          </table:table-cell>
          <table:table-cell office:value-type="float" office:value="114212">
            <text:p>114212</text:p>
          </table:table-cell>
          <table:table-cell office:value-type="string">
            <text:p>{annotators=Original markups, entail=false, entailment=ENTAILMENT, id=555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5187">
            <text:p>135187</text:p>
          </table:table-cell>
          <table:table-cell office:value-type="float" office:value="135530">
            <text:p>135530</text:p>
          </table:table-cell>
          <table:table-cell office:value-type="float" office:value="114335">
            <text:p>114335</text:p>
          </table:table-cell>
          <table:table-cell office:value-type="string">
            <text:p>{annotators=Original markups, entail=false, entailment=ENTAILMENT, id=556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6429">
            <text:p>136429</text:p>
          </table:table-cell>
          <table:table-cell office:value-type="float" office:value="136694">
            <text:p>136694</text:p>
          </table:table-cell>
          <table:table-cell office:value-type="float" office:value="114321">
            <text:p>114321</text:p>
          </table:table-cell>
          <table:table-cell office:value-type="string">
            <text:p>{annotators=Original markups, entail=false, entailment=ENTAILMENT, id=567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6695">
            <text:p>136695</text:p>
          </table:table-cell>
          <table:table-cell office:value-type="float" office:value="136921">
            <text:p>136921</text:p>
          </table:table-cell>
          <table:table-cell office:value-type="float" office:value="114234">
            <text:p>114234</text:p>
          </table:table-cell>
          <table:table-cell office:value-type="string">
            <text:p>{annotators=Original markups, entail=false, entailment=ENTAILMENT, id=568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7293">
            <text:p>87293</text:p>
          </table:table-cell>
          <table:table-cell office:value-type="float" office:value="87768">
            <text:p>87768</text:p>
          </table:table-cell>
          <table:table-cell office:value-type="float" office:value="114567">
            <text:p>114567</text:p>
          </table:table-cell>
          <table:table-cell office:value-type="string">
            <text:p>{annotators=Original markups, entail=false, entailment=ENTAILMENT, id=585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7769">
            <text:p>87769</text:p>
          </table:table-cell>
          <table:table-cell office:value-type="float" office:value="88288">
            <text:p>88288</text:p>
          </table:table-cell>
          <table:table-cell office:value-type="float" office:value="114648">
            <text:p>114648</text:p>
          </table:table-cell>
          <table:table-cell office:value-type="string">
            <text:p>{annotators=Original markups, entail=false, entailment=ENTAILMENT, id=586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8290">
            <text:p>88290</text:p>
          </table:table-cell>
          <table:table-cell office:value-type="float" office:value="88718">
            <text:p>88718</text:p>
          </table:table-cell>
          <table:table-cell office:value-type="float" office:value="114676">
            <text:p>114676</text:p>
          </table:table-cell>
          <table:table-cell office:value-type="string">
            <text:p>{annotators=Original markups, entail=false, entailment=ENTAILMENT, id=590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9392">
            <text:p>89392</text:p>
          </table:table-cell>
          <table:table-cell office:value-type="float" office:value="90253">
            <text:p>90253</text:p>
          </table:table-cell>
          <table:table-cell office:value-type="float" office:value="114741">
            <text:p>114741</text:p>
          </table:table-cell>
          <table:table-cell office:value-type="string">
            <text:p>{annotators=Original markups, entail=false, entailment=ENTAILMENT, id=598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8901">
            <text:p>138901</text:p>
          </table:table-cell>
          <table:table-cell office:value-type="float" office:value="139074">
            <text:p>139074</text:p>
          </table:table-cell>
          <table:table-cell office:value-type="float" office:value="114826">
            <text:p>114826</text:p>
          </table:table-cell>
          <table:table-cell office:value-type="string">
            <text:p>{annotators=Original markups, entail=false, entailment=ENTAILMENT, id=599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0593">
            <text:p>90593</text:p>
          </table:table-cell>
          <table:table-cell office:value-type="float" office:value="90891">
            <text:p>90891</text:p>
          </table:table-cell>
          <table:table-cell office:value-type="float" office:value="114688">
            <text:p>114688</text:p>
          </table:table-cell>
          <table:table-cell office:value-type="string">
            <text:p>{annotators=Original markups, entail=false, entailment=ENTAILMENT, id=6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9075">
            <text:p>139075</text:p>
          </table:table-cell>
          <table:table-cell office:value-type="float" office:value="139430">
            <text:p>139430</text:p>
          </table:table-cell>
          <table:table-cell office:value-type="float" office:value="114883">
            <text:p>114883</text:p>
          </table:table-cell>
          <table:table-cell office:value-type="string">
            <text:p>{annotators=Original markups, entail=false, entailment=ENTAILMENT, id=605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0731">
            <text:p>140731</text:p>
          </table:table-cell>
          <table:table-cell office:value-type="float" office:value="140882">
            <text:p>140882</text:p>
          </table:table-cell>
          <table:table-cell office:value-type="float" office:value="114381">
            <text:p>114381</text:p>
          </table:table-cell>
          <table:table-cell office:value-type="string">
            <text:p>{annotators=Original markups, entail=false, entailment=ENTAILMENT, id=624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2043">
            <text:p>142043</text:p>
          </table:table-cell>
          <table:table-cell office:value-type="float" office:value="142370">
            <text:p>142370</text:p>
          </table:table-cell>
          <table:table-cell office:value-type="float" office:value="114840">
            <text:p>114840</text:p>
          </table:table-cell>
          <table:table-cell office:value-type="string">
            <text:p>{annotators=Original markups, entail=false, entailment=ENTAILMENT, id=653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2371">
            <text:p>142371</text:p>
          </table:table-cell>
          <table:table-cell office:value-type="float" office:value="142683">
            <text:p>142683</text:p>
          </table:table-cell>
          <table:table-cell office:value-type="float" office:value="114241">
            <text:p>114241</text:p>
          </table:table-cell>
          <table:table-cell office:value-type="string">
            <text:p>{annotators=Original markups, entail=false, entailment=ENTAILMENT, id=654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2944">
            <text:p>142944</text:p>
          </table:table-cell>
          <table:table-cell office:value-type="float" office:value="143171">
            <text:p>143171</text:p>
          </table:table-cell>
          <table:table-cell office:value-type="float" office:value="114510">
            <text:p>114510</text:p>
          </table:table-cell>
          <table:table-cell office:value-type="string">
            <text:p>{annotators=Original markups, entail=false, entailment=ENTAILMENT, id=658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4056">
            <text:p>144056</text:p>
          </table:table-cell>
          <table:table-cell office:value-type="float" office:value="144233">
            <text:p>144233</text:p>
          </table:table-cell>
          <table:table-cell office:value-type="float" office:value="114813">
            <text:p>114813</text:p>
          </table:table-cell>
          <table:table-cell office:value-type="string">
            <text:p>{annotators=Original markups, entail=false, entailment=ENTAILMENT, id=670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5020">
            <text:p>145020</text:p>
          </table:table-cell>
          <table:table-cell office:value-type="float" office:value="145607">
            <text:p>145607</text:p>
          </table:table-cell>
          <table:table-cell office:value-type="float" office:value="114253">
            <text:p>114253</text:p>
          </table:table-cell>
          <table:table-cell office:value-type="string">
            <text:p>{annotators=Original markups, entail=false, entailment=ENTAILMENT, id=686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6116">
            <text:p>146116</text:p>
          </table:table-cell>
          <table:table-cell office:value-type="float" office:value="146486">
            <text:p>146486</text:p>
          </table:table-cell>
          <table:table-cell office:value-type="float" office:value="114502">
            <text:p>114502</text:p>
          </table:table-cell>
          <table:table-cell office:value-type="string">
            <text:p>{annotators=Original markups, entail=false, entailment=ENTAILMENT, id=695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8022">
            <text:p>148022</text:p>
          </table:table-cell>
          <table:table-cell office:value-type="float" office:value="148368">
            <text:p>148368</text:p>
          </table:table-cell>
          <table:table-cell office:value-type="float" office:value="114604">
            <text:p>114604</text:p>
          </table:table-cell>
          <table:table-cell office:value-type="string">
            <text:p>{annotators=Original markups, entail=false, entailment=ENTAILMENT, id=707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9544">
            <text:p>149544</text:p>
          </table:table-cell>
          <table:table-cell office:value-type="float" office:value="149895">
            <text:p>149895</text:p>
          </table:table-cell>
          <table:table-cell office:value-type="float" office:value="114706">
            <text:p>114706</text:p>
          </table:table-cell>
          <table:table-cell office:value-type="string">
            <text:p>{annotators=Original markups, entail=false, entailment=ENTAILMENT, id=723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9897">
            <text:p>149897</text:p>
          </table:table-cell>
          <table:table-cell office:value-type="float" office:value="150253">
            <text:p>150253</text:p>
          </table:table-cell>
          <table:table-cell office:value-type="float" office:value="114782">
            <text:p>114782</text:p>
          </table:table-cell>
          <table:table-cell office:value-type="string">
            <text:p>{annotators=Original markups, entail=false, entailment=ENTAILMENT, id=725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567">
            <text:p>17567</text:p>
          </table:table-cell>
          <table:table-cell office:value-type="float" office:value="18178">
            <text:p>18178</text:p>
          </table:table-cell>
          <table:table-cell office:value-type="float" office:value="114508">
            <text:p>114508</text:p>
          </table:table-cell>
          <table:table-cell office:value-type="string">
            <text:p>{annotators=Original markups, entail=false, entailment=ENTAILMENT, id=73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0657">
            <text:p>150657</text:p>
          </table:table-cell>
          <table:table-cell office:value-type="float" office:value="151100">
            <text:p>151100</text:p>
          </table:table-cell>
          <table:table-cell office:value-type="float" office:value="114512">
            <text:p>114512</text:p>
          </table:table-cell>
          <table:table-cell office:value-type="string">
            <text:p>{annotators=Original markups, entail=false, entailment=ENTAILMENT, id=730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1102">
            <text:p>151102</text:p>
          </table:table-cell>
          <table:table-cell office:value-type="float" office:value="151413">
            <text:p>151413</text:p>
          </table:table-cell>
          <table:table-cell office:value-type="float" office:value="114863">
            <text:p>114863</text:p>
          </table:table-cell>
          <table:table-cell office:value-type="string">
            <text:p>{annotators=Original markups, entail=false, entailment=ENTAILMENT, id=734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180">
            <text:p>18180</text:p>
          </table:table-cell>
          <table:table-cell office:value-type="float" office:value="18788">
            <text:p>18788</text:p>
          </table:table-cell>
          <table:table-cell office:value-type="float" office:value="114419">
            <text:p>114419</text:p>
          </table:table-cell>
          <table:table-cell office:value-type="string">
            <text:p>{annotators=Original markups, entail=false, entailment=ENTAILMENT, id=75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1614">
            <text:p>151614</text:p>
          </table:table-cell>
          <table:table-cell office:value-type="float" office:value="151831">
            <text:p>151831</text:p>
          </table:table-cell>
          <table:table-cell office:value-type="float" office:value="114891">
            <text:p>114891</text:p>
          </table:table-cell>
          <table:table-cell office:value-type="string">
            <text:p>{annotators=Original markups, entail=false, entailment=ENTAILMENT, id=759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1833">
            <text:p>151833</text:p>
          </table:table-cell>
          <table:table-cell office:value-type="float" office:value="152015">
            <text:p>152015</text:p>
          </table:table-cell>
          <table:table-cell office:value-type="float" office:value="114329">
            <text:p>114329</text:p>
          </table:table-cell>
          <table:table-cell office:value-type="string">
            <text:p>{annotators=Original markups, entail=false, entailment=ENTAILMENT, id=761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2309">
            <text:p>152309</text:p>
          </table:table-cell>
          <table:table-cell office:value-type="float" office:value="152517">
            <text:p>152517</text:p>
          </table:table-cell>
          <table:table-cell office:value-type="float" office:value="114485">
            <text:p>114485</text:p>
          </table:table-cell>
          <table:table-cell office:value-type="string">
            <text:p>{annotators=Original markups, entail=false, entailment=ENTAILMENT, id=770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2804">
            <text:p>152804</text:p>
          </table:table-cell>
          <table:table-cell office:value-type="float" office:value="153095">
            <text:p>153095</text:p>
          </table:table-cell>
          <table:table-cell office:value-type="float" office:value="114583">
            <text:p>114583</text:p>
          </table:table-cell>
          <table:table-cell office:value-type="string">
            <text:p>{annotators=Original markups, entail=false, entailment=ENTAILMENT, id=778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3097">
            <text:p>153097</text:p>
          </table:table-cell>
          <table:table-cell office:value-type="float" office:value="153327">
            <text:p>153327</text:p>
          </table:table-cell>
          <table:table-cell office:value-type="float" office:value="114795">
            <text:p>114795</text:p>
          </table:table-cell>
          <table:table-cell office:value-type="string">
            <text:p>{annotators=Original markups, entail=false, entailment=ENTAILMENT, id=790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99">
            <text:p>1199</text:p>
          </table:table-cell>
          <table:table-cell office:value-type="float" office:value="2083">
            <text:p>2083</text:p>
          </table:table-cell>
          <table:table-cell office:value-type="float" office:value="114677">
            <text:p>114677</text:p>
          </table:table-cell>
          <table:table-cell office:value-type="string">
            <text:p>{annotators=Original markups, entail=false, entailment=ENTAILMENT, id=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3888">
            <text:p>153888</text:p>
          </table:table-cell>
          <table:table-cell office:value-type="float" office:value="154225">
            <text:p>154225</text:p>
          </table:table-cell>
          <table:table-cell office:value-type="float" office:value="114334">
            <text:p>114334</text:p>
          </table:table-cell>
          <table:table-cell office:value-type="string">
            <text:p>{annotators=Original markups, entail=false, entailment=ENTAILMENT, id=807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790">
            <text:p>18790</text:p>
          </table:table-cell>
          <table:table-cell office:value-type="float" office:value="19390">
            <text:p>19390</text:p>
          </table:table-cell>
          <table:table-cell office:value-type="float" office:value="114819">
            <text:p>114819</text:p>
          </table:table-cell>
          <table:table-cell office:value-type="string">
            <text:p>{annotators=Original markups, entail=false, entailment=ENTAILMENT, id=8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4571">
            <text:p>154571</text:p>
          </table:table-cell>
          <table:table-cell office:value-type="float" office:value="154985">
            <text:p>154985</text:p>
          </table:table-cell>
          <table:table-cell office:value-type="float" office:value="114894">
            <text:p>114894</text:p>
          </table:table-cell>
          <table:table-cell office:value-type="string">
            <text:p>{annotators=Original markups, entail=false, entailment=ENTAILMENT, id=815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4987">
            <text:p>154987</text:p>
          </table:table-cell>
          <table:table-cell office:value-type="float" office:value="155534">
            <text:p>155534</text:p>
          </table:table-cell>
          <table:table-cell office:value-type="float" office:value="114314">
            <text:p>114314</text:p>
          </table:table-cell>
          <table:table-cell office:value-type="string">
            <text:p>{annotators=Original markups, entail=false, entailment=ENTAILMENT, id=826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5536">
            <text:p>155536</text:p>
          </table:table-cell>
          <table:table-cell office:value-type="float" office:value="155729">
            <text:p>155729</text:p>
          </table:table-cell>
          <table:table-cell office:value-type="float" office:value="114538">
            <text:p>114538</text:p>
          </table:table-cell>
          <table:table-cell office:value-type="string">
            <text:p>{annotators=Original markups, entail=false, entailment=ENTAILMENT, id=829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7852">
            <text:p>97852</text:p>
          </table:table-cell>
          <table:table-cell office:value-type="float" office:value="97997">
            <text:p>97997</text:p>
          </table:table-cell>
          <table:table-cell office:value-type="float" office:value="114454">
            <text:p>114454</text:p>
          </table:table-cell>
          <table:table-cell office:value-type="string">
            <text:p>{annotators=Original markups, entail=false, entailment=ENTAILMENT, id=83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5731">
            <text:p>155731</text:p>
          </table:table-cell>
          <table:table-cell office:value-type="float" office:value="155981">
            <text:p>155981</text:p>
          </table:table-cell>
          <table:table-cell office:value-type="float" office:value="114828">
            <text:p>114828</text:p>
          </table:table-cell>
          <table:table-cell office:value-type="string">
            <text:p>{annotators=Original markups, entail=false, entailment=ENTAILMENT, id=831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6408">
            <text:p>156408</text:p>
          </table:table-cell>
          <table:table-cell office:value-type="float" office:value="156864">
            <text:p>156864</text:p>
          </table:table-cell>
          <table:table-cell office:value-type="float" office:value="114491">
            <text:p>114491</text:p>
          </table:table-cell>
          <table:table-cell office:value-type="string">
            <text:p>{annotators=Original markups, entail=false, entailment=ENTAILMENT, id=836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7722">
            <text:p>157722</text:p>
          </table:table-cell>
          <table:table-cell office:value-type="float" office:value="157885">
            <text:p>157885</text:p>
          </table:table-cell>
          <table:table-cell office:value-type="float" office:value="114775">
            <text:p>114775</text:p>
          </table:table-cell>
          <table:table-cell office:value-type="string">
            <text:p>{annotators=Original markups, entail=false, entailment=ENTAILMENT, id=840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7887">
            <text:p>157887</text:p>
          </table:table-cell>
          <table:table-cell office:value-type="float" office:value="158280">
            <text:p>158280</text:p>
          </table:table-cell>
          <table:table-cell office:value-type="float" office:value="114336">
            <text:p>114336</text:p>
          </table:table-cell>
          <table:table-cell office:value-type="string">
            <text:p>{annotators=Original markups, entail=false, entailment=ENTAILMENT, id=842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8282">
            <text:p>158282</text:p>
          </table:table-cell>
          <table:table-cell office:value-type="float" office:value="159003">
            <text:p>159003</text:p>
          </table:table-cell>
          <table:table-cell office:value-type="float" office:value="114483">
            <text:p>114483</text:p>
          </table:table-cell>
          <table:table-cell office:value-type="string">
            <text:p>{annotators=Original markups, entail=false, entailment=ENTAILMENT, id=846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9006">
            <text:p>159006</text:p>
          </table:table-cell>
          <table:table-cell office:value-type="float" office:value="159233">
            <text:p>159233</text:p>
          </table:table-cell>
          <table:table-cell office:value-type="float" office:value="114675">
            <text:p>114675</text:p>
          </table:table-cell>
          <table:table-cell office:value-type="string">
            <text:p>{annotators=Original markups, entail=false, entailment=ENTAILMENT, id=856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9719">
            <text:p>159719</text:p>
          </table:table-cell>
          <table:table-cell office:value-type="float" office:value="160135">
            <text:p>160135</text:p>
          </table:table-cell>
          <table:table-cell office:value-type="float" office:value="114258">
            <text:p>114258</text:p>
          </table:table-cell>
          <table:table-cell office:value-type="string">
            <text:p>{annotators=Original markups, entail=false, entailment=ENTAILMENT, id=860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0745">
            <text:p>160745</text:p>
          </table:table-cell>
          <table:table-cell office:value-type="float" office:value="160906">
            <text:p>160906</text:p>
          </table:table-cell>
          <table:table-cell office:value-type="float" office:value="114642">
            <text:p>114642</text:p>
          </table:table-cell>
          <table:table-cell office:value-type="string">
            <text:p>{annotators=Original markups, entail=false, entailment=ENTAILMENT, id=863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7999">
            <text:p>97999</text:p>
          </table:table-cell>
          <table:table-cell office:value-type="float" office:value="98353">
            <text:p>98353</text:p>
          </table:table-cell>
          <table:table-cell office:value-type="float" office:value="114423">
            <text:p>114423</text:p>
          </table:table-cell>
          <table:table-cell office:value-type="string">
            <text:p>{annotators=Original markups, entail=false, entailment=ENTAILMENT, id=87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1369">
            <text:p>161369</text:p>
          </table:table-cell>
          <table:table-cell office:value-type="float" office:value="161609">
            <text:p>161609</text:p>
          </table:table-cell>
          <table:table-cell office:value-type="float" office:value="114599">
            <text:p>114599</text:p>
          </table:table-cell>
          <table:table-cell office:value-type="string">
            <text:p>{annotators=Original markups, entail=false, entailment=ENTAILMENT, id=874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1610">
            <text:p>161610</text:p>
          </table:table-cell>
          <table:table-cell office:value-type="float" office:value="162069">
            <text:p>162069</text:p>
          </table:table-cell>
          <table:table-cell office:value-type="float" office:value="114463">
            <text:p>114463</text:p>
          </table:table-cell>
          <table:table-cell office:value-type="string">
            <text:p>{annotators=Original markups, entail=false, entailment=ENTAILMENT, id=875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8354">
            <text:p>98354</text:p>
          </table:table-cell>
          <table:table-cell office:value-type="float" office:value="98670">
            <text:p>98670</text:p>
          </table:table-cell>
          <table:table-cell office:value-type="float" office:value="114702">
            <text:p>114702</text:p>
          </table:table-cell>
          <table:table-cell office:value-type="string">
            <text:p>{annotators=Original markups, entail=false, entailment=ENTAILMENT, id=88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4183">
            <text:p>164183</text:p>
          </table:table-cell>
          <table:table-cell office:value-type="float" office:value="164414">
            <text:p>164414</text:p>
          </table:table-cell>
          <table:table-cell office:value-type="float" office:value="114397">
            <text:p>114397</text:p>
          </table:table-cell>
          <table:table-cell office:value-type="string">
            <text:p>{annotators=Original markups, entail=false, entailment=ENTAILMENT, id=897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071">
            <text:p>22071</text:p>
          </table:table-cell>
          <table:table-cell office:value-type="float" office:value="22702">
            <text:p>22702</text:p>
          </table:table-cell>
          <table:table-cell office:value-type="float" office:value="114261">
            <text:p>114261</text:p>
          </table:table-cell>
          <table:table-cell office:value-type="string">
            <text:p>{annotators=Original markups, entail=false, entailment=ENTAILMENT, id=90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5305">
            <text:p>165305</text:p>
          </table:table-cell>
          <table:table-cell office:value-type="float" office:value="165581">
            <text:p>165581</text:p>
          </table:table-cell>
          <table:table-cell office:value-type="float" office:value="114476">
            <text:p>114476</text:p>
          </table:table-cell>
          <table:table-cell office:value-type="string">
            <text:p>{annotators=Original markups, entail=false, entailment=ENTAILMENT, id=911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5583">
            <text:p>165583</text:p>
          </table:table-cell>
          <table:table-cell office:value-type="float" office:value="165780">
            <text:p>165780</text:p>
          </table:table-cell>
          <table:table-cell office:value-type="float" office:value="114727">
            <text:p>114727</text:p>
          </table:table-cell>
          <table:table-cell office:value-type="string">
            <text:p>{annotators=Original markups, entail=false, entailment=ENTAILMENT, id=914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5781">
            <text:p>165781</text:p>
          </table:table-cell>
          <table:table-cell office:value-type="float" office:value="166036">
            <text:p>166036</text:p>
          </table:table-cell>
          <table:table-cell office:value-type="float" office:value="114246">
            <text:p>114246</text:p>
          </table:table-cell>
          <table:table-cell office:value-type="string">
            <text:p>{annotators=Original markups, entail=false, entailment=ENTAILMENT, id=915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6403">
            <text:p>166403</text:p>
          </table:table-cell>
          <table:table-cell office:value-type="float" office:value="166723">
            <text:p>166723</text:p>
          </table:table-cell>
          <table:table-cell office:value-type="float" office:value="114758">
            <text:p>114758</text:p>
          </table:table-cell>
          <table:table-cell office:value-type="string">
            <text:p>{annotators=Original markups, entail=false, entailment=ENTAILMENT, id=918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6724">
            <text:p>166724</text:p>
          </table:table-cell>
          <table:table-cell office:value-type="float" office:value="166949">
            <text:p>166949</text:p>
          </table:table-cell>
          <table:table-cell office:value-type="float" office:value="114352">
            <text:p>114352</text:p>
          </table:table-cell>
          <table:table-cell office:value-type="string">
            <text:p>{annotators=Original markups, entail=false, entailment=ENTAILMENT, id=927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7705">
            <text:p>167705</text:p>
          </table:table-cell>
          <table:table-cell office:value-type="float" office:value="167883">
            <text:p>167883</text:p>
          </table:table-cell>
          <table:table-cell office:value-type="float" office:value="114481">
            <text:p>114481</text:p>
          </table:table-cell>
          <table:table-cell office:value-type="string">
            <text:p>{annotators=Original markups, entail=false, entailment=ENTAILMENT, id=954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5436">
            <text:p>25436</text:p>
          </table:table-cell>
          <table:table-cell office:value-type="float" office:value="26025">
            <text:p>26025</text:p>
          </table:table-cell>
          <table:table-cell office:value-type="float" office:value="114695">
            <text:p>114695</text:p>
          </table:table-cell>
          <table:table-cell office:value-type="string">
            <text:p>{annotators=Original markups, entail=false, entailment=UNKNOWN, id=110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9711">
            <text:p>99711</text:p>
          </table:table-cell>
          <table:table-cell office:value-type="float" office:value="99969">
            <text:p>99969</text:p>
          </table:table-cell>
          <table:table-cell office:value-type="float" office:value="114572">
            <text:p>114572</text:p>
          </table:table-cell>
          <table:table-cell office:value-type="string">
            <text:p>{annotators=Original markups, entail=false, entailment=UNKNOWN, id=118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9970">
            <text:p>99970</text:p>
          </table:table-cell>
          <table:table-cell office:value-type="float" office:value="100382">
            <text:p>100382</text:p>
          </table:table-cell>
          <table:table-cell office:value-type="float" office:value="114558">
            <text:p>114558</text:p>
          </table:table-cell>
          <table:table-cell office:value-type="string">
            <text:p>{annotators=Original markups, entail=false, entailment=UNKNOWN, id=119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7245">
            <text:p>27245</text:p>
          </table:table-cell>
          <table:table-cell office:value-type="float" office:value="27848">
            <text:p>27848</text:p>
          </table:table-cell>
          <table:table-cell office:value-type="float" office:value="114399">
            <text:p>114399</text:p>
          </table:table-cell>
          <table:table-cell office:value-type="string">
            <text:p>{annotators=Original markups, entail=false, entailment=UNKNOWN, id=12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9301">
            <text:p>29301</text:p>
          </table:table-cell>
          <table:table-cell office:value-type="float" office:value="29877">
            <text:p>29877</text:p>
          </table:table-cell>
          <table:table-cell office:value-type="float" office:value="114796">
            <text:p>114796</text:p>
          </table:table-cell>
          <table:table-cell office:value-type="string">
            <text:p>{annotators=Original markups, entail=false, entailment=UNKNOWN, id=130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9879">
            <text:p>29879</text:p>
          </table:table-cell>
          <table:table-cell office:value-type="float" office:value="30536">
            <text:p>30536</text:p>
          </table:table-cell>
          <table:table-cell office:value-type="float" office:value="114400">
            <text:p>114400</text:p>
          </table:table-cell>
          <table:table-cell office:value-type="string">
            <text:p>{annotators=Original markups, entail=false, entailment=UNKNOWN, id=132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3947">
            <text:p>33947</text:p>
          </table:table-cell>
          <table:table-cell office:value-type="float" office:value="34627">
            <text:p>34627</text:p>
          </table:table-cell>
          <table:table-cell office:value-type="float" office:value="114493">
            <text:p>114493</text:p>
          </table:table-cell>
          <table:table-cell office:value-type="string">
            <text:p>{annotators=Original markups, entail=false, entailment=UNKNOWN, id=145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5924">
            <text:p>35924</text:p>
          </table:table-cell>
          <table:table-cell office:value-type="float" office:value="36617">
            <text:p>36617</text:p>
          </table:table-cell>
          <table:table-cell office:value-type="float" office:value="114529">
            <text:p>114529</text:p>
          </table:table-cell>
          <table:table-cell office:value-type="string">
            <text:p>{annotators=Original markups, entail=false, entailment=UNKNOWN, id=155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7256">
            <text:p>37256</text:p>
          </table:table-cell>
          <table:table-cell office:value-type="float" office:value="37910">
            <text:p>37910</text:p>
          </table:table-cell>
          <table:table-cell office:value-type="float" office:value="114578">
            <text:p>114578</text:p>
          </table:table-cell>
          <table:table-cell office:value-type="string">
            <text:p>{annotators=Original markups, entail=false, entailment=UNKNOWN, id=164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7911">
            <text:p>37911</text:p>
          </table:table-cell>
          <table:table-cell office:value-type="float" office:value="38879">
            <text:p>38879</text:p>
          </table:table-cell>
          <table:table-cell office:value-type="float" office:value="114459">
            <text:p>114459</text:p>
          </table:table-cell>
          <table:table-cell office:value-type="string">
            <text:p>{annotators=Original markups, entail=false, entailment=UNKNOWN, id=16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0695">
            <text:p>100695</text:p>
          </table:table-cell>
          <table:table-cell office:value-type="float" office:value="101008">
            <text:p>101008</text:p>
          </table:table-cell>
          <table:table-cell office:value-type="float" office:value="114210">
            <text:p>114210</text:p>
          </table:table-cell>
          <table:table-cell office:value-type="string">
            <text:p>{annotators=Original markups, entail=false, entailment=UNKNOWN, id=169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40854">
            <text:p>40854</text:p>
          </table:table-cell>
          <table:table-cell office:value-type="float" office:value="41481">
            <text:p>41481</text:p>
          </table:table-cell>
          <table:table-cell office:value-type="float" office:value="114879">
            <text:p>114879</text:p>
          </table:table-cell>
          <table:table-cell office:value-type="string">
            <text:p>{annotators=Original markups, entail=false, entailment=UNKNOWN, id=176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1895">
            <text:p>101895</text:p>
          </table:table-cell>
          <table:table-cell office:value-type="float" office:value="102177">
            <text:p>102177</text:p>
          </table:table-cell>
          <table:table-cell office:value-type="float" office:value="114767">
            <text:p>114767</text:p>
          </table:table-cell>
          <table:table-cell office:value-type="string">
            <text:p>{annotators=Original markups, entail=false, entailment=UNKNOWN, id=179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2861">
            <text:p>102861</text:p>
          </table:table-cell>
          <table:table-cell office:value-type="float" office:value="103190">
            <text:p>103190</text:p>
          </table:table-cell>
          <table:table-cell office:value-type="float" office:value="114247">
            <text:p>114247</text:p>
          </table:table-cell>
          <table:table-cell office:value-type="string">
            <text:p>{annotators=Original markups, entail=false, entailment=UNKNOWN, id=182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3191">
            <text:p>103191</text:p>
          </table:table-cell>
          <table:table-cell office:value-type="float" office:value="103491">
            <text:p>103491</text:p>
          </table:table-cell>
          <table:table-cell office:value-type="float" office:value="114655">
            <text:p>114655</text:p>
          </table:table-cell>
          <table:table-cell office:value-type="string">
            <text:p>{annotators=Original markups, entail=false, entailment=UNKNOWN, id=183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42029">
            <text:p>42029</text:p>
          </table:table-cell>
          <table:table-cell office:value-type="float" office:value="42747">
            <text:p>42747</text:p>
          </table:table-cell>
          <table:table-cell office:value-type="float" office:value="114739">
            <text:p>114739</text:p>
          </table:table-cell>
          <table:table-cell office:value-type="string">
            <text:p>{annotators=Original markups, entail=false, entailment=UNKNOWN, id=187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43503">
            <text:p>43503</text:p>
          </table:table-cell>
          <table:table-cell office:value-type="float" office:value="44336">
            <text:p>44336</text:p>
          </table:table-cell>
          <table:table-cell office:value-type="float" office:value="114451">
            <text:p>114451</text:p>
          </table:table-cell>
          <table:table-cell office:value-type="string">
            <text:p>{annotators=Original markups, entail=false, entailment=UNKNOWN, id=196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45742">
            <text:p>45742</text:p>
          </table:table-cell>
          <table:table-cell office:value-type="float" office:value="46563">
            <text:p>46563</text:p>
          </table:table-cell>
          <table:table-cell office:value-type="float" office:value="114364">
            <text:p>114364</text:p>
          </table:table-cell>
          <table:table-cell office:value-type="string">
            <text:p>{annotators=Original markups, entail=false, entailment=UNKNOWN, id=207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4600">
            <text:p>4600</text:p>
          </table:table-cell>
          <table:table-cell office:value-type="float" office:value="5111">
            <text:p>5111</text:p>
          </table:table-cell>
          <table:table-cell office:value-type="float" office:value="114311">
            <text:p>114311</text:p>
          </table:table-cell>
          <table:table-cell office:value-type="string">
            <text:p>{annotators=Original markups, entail=false, entailment=UNKNOWN, id=2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4317">
            <text:p>104317</text:p>
          </table:table-cell>
          <table:table-cell office:value-type="float" office:value="104574">
            <text:p>104574</text:p>
          </table:table-cell>
          <table:table-cell office:value-type="float" office:value="114715">
            <text:p>114715</text:p>
          </table:table-cell>
          <table:table-cell office:value-type="string">
            <text:p>{annotators=Original markups, entail=false, entailment=UNKNOWN, id=213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4575">
            <text:p>104575</text:p>
          </table:table-cell>
          <table:table-cell office:value-type="float" office:value="104761">
            <text:p>104761</text:p>
          </table:table-cell>
          <table:table-cell office:value-type="float" office:value="114452">
            <text:p>114452</text:p>
          </table:table-cell>
          <table:table-cell office:value-type="string">
            <text:p>{annotators=Original markups, entail=false, entailment=UNKNOWN, id=214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5294">
            <text:p>105294</text:p>
          </table:table-cell>
          <table:table-cell office:value-type="float" office:value="105554">
            <text:p>105554</text:p>
          </table:table-cell>
          <table:table-cell office:value-type="float" office:value="114228">
            <text:p>114228</text:p>
          </table:table-cell>
          <table:table-cell office:value-type="string">
            <text:p>{annotators=Original markups, entail=false, entailment=UNKNOWN, id=233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6213">
            <text:p>106213</text:p>
          </table:table-cell>
          <table:table-cell office:value-type="float" office:value="106458">
            <text:p>106458</text:p>
          </table:table-cell>
          <table:table-cell office:value-type="float" office:value="114273">
            <text:p>114273</text:p>
          </table:table-cell>
          <table:table-cell office:value-type="string">
            <text:p>{annotators=Original markups, entail=false, entailment=UNKNOWN, id=237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6869">
            <text:p>106869</text:p>
          </table:table-cell>
          <table:table-cell office:value-type="float" office:value="107104">
            <text:p>107104</text:p>
          </table:table-cell>
          <table:table-cell office:value-type="float" office:value="114847">
            <text:p>114847</text:p>
          </table:table-cell>
          <table:table-cell office:value-type="string">
            <text:p>{annotators=Original markups, entail=false, entailment=UNKNOWN, id=253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7105">
            <text:p>107105</text:p>
          </table:table-cell>
          <table:table-cell office:value-type="float" office:value="107337">
            <text:p>107337</text:p>
          </table:table-cell>
          <table:table-cell office:value-type="float" office:value="114427">
            <text:p>114427</text:p>
          </table:table-cell>
          <table:table-cell office:value-type="string">
            <text:p>{annotators=Original markups, entail=false, entailment=UNKNOWN, id=254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7637">
            <text:p>107637</text:p>
          </table:table-cell>
          <table:table-cell office:value-type="float" office:value="107923">
            <text:p>107923</text:p>
          </table:table-cell>
          <table:table-cell office:value-type="float" office:value="114689">
            <text:p>114689</text:p>
          </table:table-cell>
          <table:table-cell office:value-type="string">
            <text:p>{annotators=Original markups, entail=false, entailment=UNKNOWN, id=256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50437">
            <text:p>50437</text:p>
          </table:table-cell>
          <table:table-cell office:value-type="float" office:value="51345">
            <text:p>51345</text:p>
          </table:table-cell>
          <table:table-cell office:value-type="float" office:value="114610">
            <text:p>114610</text:p>
          </table:table-cell>
          <table:table-cell office:value-type="string">
            <text:p>{annotators=Original markups, entail=false, entailment=UNKNOWN, id=272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51346">
            <text:p>51346</text:p>
          </table:table-cell>
          <table:table-cell office:value-type="float" office:value="51787">
            <text:p>51787</text:p>
          </table:table-cell>
          <table:table-cell office:value-type="float" office:value="114281">
            <text:p>114281</text:p>
          </table:table-cell>
          <table:table-cell office:value-type="string">
            <text:p>{annotators=Original markups, entail=false, entailment=UNKNOWN, id=289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1800">
            <text:p>91800</text:p>
          </table:table-cell>
          <table:table-cell office:value-type="float" office:value="92116">
            <text:p>92116</text:p>
          </table:table-cell>
          <table:table-cell office:value-type="float" office:value="114842">
            <text:p>114842</text:p>
          </table:table-cell>
          <table:table-cell office:value-type="string">
            <text:p>{annotators=Original markups, entail=false, entailment=UNKNOWN, id=29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51788">
            <text:p>51788</text:p>
          </table:table-cell>
          <table:table-cell office:value-type="float" office:value="52511">
            <text:p>52511</text:p>
          </table:table-cell>
          <table:table-cell office:value-type="float" office:value="114416">
            <text:p>114416</text:p>
          </table:table-cell>
          <table:table-cell office:value-type="string">
            <text:p>{annotators=Original markups, entail=false, entailment=UNKNOWN, id=290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8116">
            <text:p>108116</text:p>
          </table:table-cell>
          <table:table-cell office:value-type="float" office:value="108391">
            <text:p>108391</text:p>
          </table:table-cell>
          <table:table-cell office:value-type="float" office:value="114592">
            <text:p>114592</text:p>
          </table:table-cell>
          <table:table-cell office:value-type="string">
            <text:p>{annotators=Original markups, entail=false, entailment=UNKNOWN, id=293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8392">
            <text:p>108392</text:p>
          </table:table-cell>
          <table:table-cell office:value-type="float" office:value="108700">
            <text:p>108700</text:p>
          </table:table-cell>
          <table:table-cell office:value-type="float" office:value="114818">
            <text:p>114818</text:p>
          </table:table-cell>
          <table:table-cell office:value-type="string">
            <text:p>{annotators=Original markups, entail=false, entailment=UNKNOWN, id=294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9701">
            <text:p>109701</text:p>
          </table:table-cell>
          <table:table-cell office:value-type="float" office:value="109946">
            <text:p>109946</text:p>
          </table:table-cell>
          <table:table-cell office:value-type="float" office:value="114636">
            <text:p>114636</text:p>
          </table:table-cell>
          <table:table-cell office:value-type="string">
            <text:p>{annotators=Original markups, entail=false, entailment=UNKNOWN, id=313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53100">
            <text:p>53100</text:p>
          </table:table-cell>
          <table:table-cell office:value-type="float" office:value="53940">
            <text:p>53940</text:p>
          </table:table-cell>
          <table:table-cell office:value-type="float" office:value="114412">
            <text:p>114412</text:p>
          </table:table-cell>
          <table:table-cell office:value-type="string">
            <text:p>{annotators=Original markups, entail=false, entailment=UNKNOWN, id=314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9947">
            <text:p>109947</text:p>
          </table:table-cell>
          <table:table-cell office:value-type="float" office:value="110257">
            <text:p>110257</text:p>
          </table:table-cell>
          <table:table-cell office:value-type="float" office:value="114227">
            <text:p>114227</text:p>
          </table:table-cell>
          <table:table-cell office:value-type="string">
            <text:p>{annotators=Original markups, entail=false, entailment=UNKNOWN, id=314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1203">
            <text:p>111203</text:p>
          </table:table-cell>
          <table:table-cell office:value-type="float" office:value="111384">
            <text:p>111384</text:p>
          </table:table-cell>
          <table:table-cell office:value-type="float" office:value="114673">
            <text:p>114673</text:p>
          </table:table-cell>
          <table:table-cell office:value-type="string">
            <text:p>{annotators=Original markups, entail=false, entailment=UNKNOWN, id=32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1616">
            <text:p>111616</text:p>
          </table:table-cell>
          <table:table-cell office:value-type="float" office:value="111798">
            <text:p>111798</text:p>
          </table:table-cell>
          <table:table-cell office:value-type="float" office:value="114593">
            <text:p>114593</text:p>
          </table:table-cell>
          <table:table-cell office:value-type="string">
            <text:p>{annotators=Original markups, entail=false, entailment=UNKNOWN, id=323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2676">
            <text:p>112676</text:p>
          </table:table-cell>
          <table:table-cell office:value-type="float" office:value="112947">
            <text:p>112947</text:p>
          </table:table-cell>
          <table:table-cell office:value-type="float" office:value="114305">
            <text:p>114305</text:p>
          </table:table-cell>
          <table:table-cell office:value-type="string">
            <text:p>{annotators=Original markups, entail=false, entailment=UNKNOWN, id=337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56821">
            <text:p>56821</text:p>
          </table:table-cell>
          <table:table-cell office:value-type="float" office:value="57478">
            <text:p>57478</text:p>
          </table:table-cell>
          <table:table-cell office:value-type="float" office:value="114637">
            <text:p>114637</text:p>
          </table:table-cell>
          <table:table-cell office:value-type="string">
            <text:p>{annotators=Original markups, entail=false, entailment=UNKNOWN, id=341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58992">
            <text:p>58992</text:p>
          </table:table-cell>
          <table:table-cell office:value-type="float" office:value="59451">
            <text:p>59451</text:p>
          </table:table-cell>
          <table:table-cell office:value-type="float" office:value="114756">
            <text:p>114756</text:p>
          </table:table-cell>
          <table:table-cell office:value-type="string">
            <text:p>{annotators=Original markups, entail=false, entailment=UNKNOWN, id=347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59452">
            <text:p>59452</text:p>
          </table:table-cell>
          <table:table-cell office:value-type="float" office:value="60130">
            <text:p>60130</text:p>
          </table:table-cell>
          <table:table-cell office:value-type="float" office:value="114313">
            <text:p>114313</text:p>
          </table:table-cell>
          <table:table-cell office:value-type="string">
            <text:p>{annotators=Original markups, entail=false, entailment=UNKNOWN, id=349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860">
            <text:p>7860</text:p>
          </table:table-cell>
          <table:table-cell office:value-type="float" office:value="8727">
            <text:p>8727</text:p>
          </table:table-cell>
          <table:table-cell office:value-type="float" office:value="114823">
            <text:p>114823</text:p>
          </table:table-cell>
          <table:table-cell office:value-type="string">
            <text:p>{annotators=Original markups, entail=false, entailment=UNKNOWN, id=35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4933">
            <text:p>114933</text:p>
          </table:table-cell>
          <table:table-cell office:value-type="float" office:value="115167">
            <text:p>115167</text:p>
          </table:table-cell>
          <table:table-cell office:value-type="float" office:value="114658">
            <text:p>114658</text:p>
          </table:table-cell>
          <table:table-cell office:value-type="string">
            <text:p>{annotators=Original markups, entail=false, entailment=UNKNOWN, id=356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0131">
            <text:p>60131</text:p>
          </table:table-cell>
          <table:table-cell office:value-type="float" office:value="60830">
            <text:p>60830</text:p>
          </table:table-cell>
          <table:table-cell office:value-type="float" office:value="114351">
            <text:p>114351</text:p>
          </table:table-cell>
          <table:table-cell office:value-type="string">
            <text:p>{annotators=Original markups, entail=false, entailment=UNKNOWN, id=359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5762">
            <text:p>115762</text:p>
          </table:table-cell>
          <table:table-cell office:value-type="float" office:value="116123">
            <text:p>116123</text:p>
          </table:table-cell>
          <table:table-cell office:value-type="float" office:value="114585">
            <text:p>114585</text:p>
          </table:table-cell>
          <table:table-cell office:value-type="string">
            <text:p>{annotators=Original markups, entail=false, entailment=UNKNOWN, id=367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0831">
            <text:p>60831</text:p>
          </table:table-cell>
          <table:table-cell office:value-type="float" office:value="61269">
            <text:p>61269</text:p>
          </table:table-cell>
          <table:table-cell office:value-type="float" office:value="114289">
            <text:p>114289</text:p>
          </table:table-cell>
          <table:table-cell office:value-type="string">
            <text:p>{annotators=Original markups, entail=false, entailment=UNKNOWN, id=368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6124">
            <text:p>116124</text:p>
          </table:table-cell>
          <table:table-cell office:value-type="float" office:value="116546">
            <text:p>116546</text:p>
          </table:table-cell>
          <table:table-cell office:value-type="float" office:value="114323">
            <text:p>114323</text:p>
          </table:table-cell>
          <table:table-cell office:value-type="string">
            <text:p>{annotators=Original markups, entail=false, entailment=UNKNOWN, id=36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6820">
            <text:p>116820</text:p>
          </table:table-cell>
          <table:table-cell office:value-type="float" office:value="117058">
            <text:p>117058</text:p>
          </table:table-cell>
          <table:table-cell office:value-type="float" office:value="114345">
            <text:p>114345</text:p>
          </table:table-cell>
          <table:table-cell office:value-type="string">
            <text:p>{annotators=Original markups, entail=false, entailment=UNKNOWN, id=370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8138">
            <text:p>118138</text:p>
          </table:table-cell>
          <table:table-cell office:value-type="float" office:value="118408">
            <text:p>118408</text:p>
          </table:table-cell>
          <table:table-cell office:value-type="float" office:value="114325">
            <text:p>114325</text:p>
          </table:table-cell>
          <table:table-cell office:value-type="string">
            <text:p>{annotators=Original markups, entail=false, entailment=UNKNOWN, id=38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2437">
            <text:p>92437</text:p>
          </table:table-cell>
          <table:table-cell office:value-type="float" office:value="92929">
            <text:p>92929</text:p>
          </table:table-cell>
          <table:table-cell office:value-type="float" office:value="114619">
            <text:p>114619</text:p>
          </table:table-cell>
          <table:table-cell office:value-type="string">
            <text:p>{annotators=Original markups, entail=false, entailment=UNKNOWN, id=41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0074">
            <text:p>120074</text:p>
          </table:table-cell>
          <table:table-cell office:value-type="float" office:value="120373">
            <text:p>120373</text:p>
          </table:table-cell>
          <table:table-cell office:value-type="float" office:value="114431">
            <text:p>114431</text:p>
          </table:table-cell>
          <table:table-cell office:value-type="string">
            <text:p>{annotators=Original markups, entail=false, entailment=UNKNOWN, id=417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5614">
            <text:p>65614</text:p>
          </table:table-cell>
          <table:table-cell office:value-type="float" office:value="66122">
            <text:p>66122</text:p>
          </table:table-cell>
          <table:table-cell office:value-type="float" office:value="114771">
            <text:p>114771</text:p>
          </table:table-cell>
          <table:table-cell office:value-type="string">
            <text:p>{annotators=Original markups, entail=false, entailment=UNKNOWN, id=434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1814">
            <text:p>121814</text:p>
          </table:table-cell>
          <table:table-cell office:value-type="float" office:value="122121">
            <text:p>122121</text:p>
          </table:table-cell>
          <table:table-cell office:value-type="float" office:value="114591">
            <text:p>114591</text:p>
          </table:table-cell>
          <table:table-cell office:value-type="string">
            <text:p>{annotators=Original markups, entail=false, entailment=UNKNOWN, id=437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4255">
            <text:p>124255</text:p>
          </table:table-cell>
          <table:table-cell office:value-type="float" office:value="124559">
            <text:p>124559</text:p>
          </table:table-cell>
          <table:table-cell office:value-type="float" office:value="114479">
            <text:p>114479</text:p>
          </table:table-cell>
          <table:table-cell office:value-type="string">
            <text:p>{annotators=Original markups, entail=false, entailment=UNKNOWN, id=454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5107">
            <text:p>125107</text:p>
          </table:table-cell>
          <table:table-cell office:value-type="float" office:value="125350">
            <text:p>125350</text:p>
          </table:table-cell>
          <table:table-cell office:value-type="float" office:value="114878">
            <text:p>114878</text:p>
          </table:table-cell>
          <table:table-cell office:value-type="string">
            <text:p>{annotators=Original markups, entail=false, entailment=UNKNOWN, id=459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701">
            <text:p>10701</text:p>
          </table:table-cell>
          <table:table-cell office:value-type="float" office:value="11365">
            <text:p>11365</text:p>
          </table:table-cell>
          <table:table-cell office:value-type="float" office:value="114442">
            <text:p>114442</text:p>
          </table:table-cell>
          <table:table-cell office:value-type="string">
            <text:p>{annotators=Original markups, entail=false, entailment=UNKNOWN, id=47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6459">
            <text:p>126459</text:p>
          </table:table-cell>
          <table:table-cell office:value-type="float" office:value="126697">
            <text:p>126697</text:p>
          </table:table-cell>
          <table:table-cell office:value-type="float" office:value="114375">
            <text:p>114375</text:p>
          </table:table-cell>
          <table:table-cell office:value-type="string">
            <text:p>{annotators=Original markups, entail=false, entailment=UNKNOWN, id=474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6699">
            <text:p>126699</text:p>
          </table:table-cell>
          <table:table-cell office:value-type="float" office:value="126874">
            <text:p>126874</text:p>
          </table:table-cell>
          <table:table-cell office:value-type="float" office:value="114530">
            <text:p>114530</text:p>
          </table:table-cell>
          <table:table-cell office:value-type="string">
            <text:p>{annotators=Original markups, entail=false, entailment=UNKNOWN, id=477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3883">
            <text:p>73883</text:p>
          </table:table-cell>
          <table:table-cell office:value-type="float" office:value="74402">
            <text:p>74402</text:p>
          </table:table-cell>
          <table:table-cell office:value-type="float" office:value="114473">
            <text:p>114473</text:p>
          </table:table-cell>
          <table:table-cell office:value-type="string">
            <text:p>{annotators=Original markups, entail=false, entailment=UNKNOWN, id=484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8258">
            <text:p>128258</text:p>
          </table:table-cell>
          <table:table-cell office:value-type="float" office:value="128632">
            <text:p>128632</text:p>
          </table:table-cell>
          <table:table-cell office:value-type="float" office:value="114271">
            <text:p>114271</text:p>
          </table:table-cell>
          <table:table-cell office:value-type="string">
            <text:p>{annotators=Original markups, entail=false, entailment=UNKNOWN, id=507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8270">
            <text:p>78270</text:p>
          </table:table-cell>
          <table:table-cell office:value-type="float" office:value="78845">
            <text:p>78845</text:p>
          </table:table-cell>
          <table:table-cell office:value-type="float" office:value="114461">
            <text:p>114461</text:p>
          </table:table-cell>
          <table:table-cell office:value-type="string">
            <text:p>{annotators=Original markups, entail=false, entailment=UNKNOWN, id=515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8634">
            <text:p>128634</text:p>
          </table:table-cell>
          <table:table-cell office:value-type="float" office:value="129025">
            <text:p>129025</text:p>
          </table:table-cell>
          <table:table-cell office:value-type="float" office:value="114467">
            <text:p>114467</text:p>
          </table:table-cell>
          <table:table-cell office:value-type="string">
            <text:p>{annotators=Original markups, entail=false, entailment=UNKNOWN, id=523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9808">
            <text:p>79808</text:p>
          </table:table-cell>
          <table:table-cell office:value-type="float" office:value="80711">
            <text:p>80711</text:p>
          </table:table-cell>
          <table:table-cell office:value-type="float" office:value="114306">
            <text:p>114306</text:p>
          </table:table-cell>
          <table:table-cell office:value-type="string">
            <text:p>{annotators=Original markups, entail=false, entailment=UNKNOWN, id=524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4197">
            <text:p>134197</text:p>
          </table:table-cell>
          <table:table-cell office:value-type="float" office:value="134785">
            <text:p>134785</text:p>
          </table:table-cell>
          <table:table-cell office:value-type="float" office:value="114708">
            <text:p>114708</text:p>
          </table:table-cell>
          <table:table-cell office:value-type="string">
            <text:p>{annotators=Original markups, entail=false, entailment=UNKNOWN, id=553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5531">
            <text:p>135531</text:p>
          </table:table-cell>
          <table:table-cell office:value-type="float" office:value="136055">
            <text:p>136055</text:p>
          </table:table-cell>
          <table:table-cell office:value-type="float" office:value="114519">
            <text:p>114519</text:p>
          </table:table-cell>
          <table:table-cell office:value-type="string">
            <text:p>{annotators=Original markups, entail=false, entailment=UNKNOWN, id=557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5565">
            <text:p>95565</text:p>
          </table:table-cell>
          <table:table-cell office:value-type="float" office:value="96051">
            <text:p>96051</text:p>
          </table:table-cell>
          <table:table-cell office:value-type="float" office:value="114573">
            <text:p>114573</text:p>
          </table:table-cell>
          <table:table-cell office:value-type="string">
            <text:p>{annotators=Original markups, entail=false, entailment=UNKNOWN, id=56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6056">
            <text:p>136056</text:p>
          </table:table-cell>
          <table:table-cell office:value-type="float" office:value="136427">
            <text:p>136427</text:p>
          </table:table-cell>
          <table:table-cell office:value-type="float" office:value="114575">
            <text:p>114575</text:p>
          </table:table-cell>
          <table:table-cell office:value-type="string">
            <text:p>{annotators=Original markups, entail=false, entailment=UNKNOWN, id=563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7436">
            <text:p>137436</text:p>
          </table:table-cell>
          <table:table-cell office:value-type="float" office:value="137717">
            <text:p>137717</text:p>
          </table:table-cell>
          <table:table-cell office:value-type="float" office:value="114283">
            <text:p>114283</text:p>
          </table:table-cell>
          <table:table-cell office:value-type="string">
            <text:p>{annotators=Original markups, entail=false, entailment=UNKNOWN, id=574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8521">
            <text:p>138521</text:p>
          </table:table-cell>
          <table:table-cell office:value-type="float" office:value="138725">
            <text:p>138725</text:p>
          </table:table-cell>
          <table:table-cell office:value-type="float" office:value="114679">
            <text:p>114679</text:p>
          </table:table-cell>
          <table:table-cell office:value-type="string">
            <text:p>{annotators=Original markups, entail=false, entailment=UNKNOWN, id=589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8719">
            <text:p>88719</text:p>
          </table:table-cell>
          <table:table-cell office:value-type="float" office:value="89390">
            <text:p>89390</text:p>
          </table:table-cell>
          <table:table-cell office:value-type="float" office:value="114284">
            <text:p>114284</text:p>
          </table:table-cell>
          <table:table-cell office:value-type="string">
            <text:p>{annotators=Original markups, entail=false, entailment=UNKNOWN, id=591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0883">
            <text:p>140883</text:p>
          </table:table-cell>
          <table:table-cell office:value-type="float" office:value="141091">
            <text:p>141091</text:p>
          </table:table-cell>
          <table:table-cell office:value-type="float" office:value="114274">
            <text:p>114274</text:p>
          </table:table-cell>
          <table:table-cell office:value-type="string">
            <text:p>{annotators=Original markups, entail=false, entailment=UNKNOWN, id=625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1092">
            <text:p>141092</text:p>
          </table:table-cell>
          <table:table-cell office:value-type="float" office:value="141287">
            <text:p>141287</text:p>
          </table:table-cell>
          <table:table-cell office:value-type="float" office:value="114291">
            <text:p>114291</text:p>
          </table:table-cell>
          <table:table-cell office:value-type="string">
            <text:p>{annotators=Original markups, entail=false, entailment=UNKNOWN, id=631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1288">
            <text:p>141288</text:p>
          </table:table-cell>
          <table:table-cell office:value-type="float" office:value="141584">
            <text:p>141584</text:p>
          </table:table-cell>
          <table:table-cell office:value-type="float" office:value="114236">
            <text:p>114236</text:p>
          </table:table-cell>
          <table:table-cell office:value-type="string">
            <text:p>{annotators=Original markups, entail=false, entailment=UNKNOWN, id=638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1585">
            <text:p>141585</text:p>
          </table:table-cell>
          <table:table-cell office:value-type="float" office:value="141783">
            <text:p>141783</text:p>
          </table:table-cell>
          <table:table-cell office:value-type="float" office:value="114855">
            <text:p>114855</text:p>
          </table:table-cell>
          <table:table-cell office:value-type="string">
            <text:p>{annotators=Original markups, entail=false, entailment=UNKNOWN, id=645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1784">
            <text:p>141784</text:p>
          </table:table-cell>
          <table:table-cell office:value-type="float" office:value="142042">
            <text:p>142042</text:p>
          </table:table-cell>
          <table:table-cell office:value-type="float" office:value="114465">
            <text:p>114465</text:p>
          </table:table-cell>
          <table:table-cell office:value-type="string">
            <text:p>{annotators=Original markups, entail=false, entailment=UNKNOWN, id=652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2684">
            <text:p>142684</text:p>
          </table:table-cell>
          <table:table-cell office:value-type="float" office:value="142942">
            <text:p>142942</text:p>
          </table:table-cell>
          <table:table-cell office:value-type="float" office:value="114723">
            <text:p>114723</text:p>
          </table:table-cell>
          <table:table-cell office:value-type="string">
            <text:p>{annotators=Original markups, entail=false, entailment=UNKNOWN, id=655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3738">
            <text:p>143738</text:p>
          </table:table-cell>
          <table:table-cell office:value-type="float" office:value="144054">
            <text:p>144054</text:p>
          </table:table-cell>
          <table:table-cell office:value-type="float" office:value="114825">
            <text:p>114825</text:p>
          </table:table-cell>
          <table:table-cell office:value-type="string">
            <text:p>{annotators=Original markups, entail=false, entailment=UNKNOWN, id=661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6487">
            <text:p>146487</text:p>
          </table:table-cell>
          <table:table-cell office:value-type="float" office:value="146716">
            <text:p>146716</text:p>
          </table:table-cell>
          <table:table-cell office:value-type="float" office:value="114251">
            <text:p>114251</text:p>
          </table:table-cell>
          <table:table-cell office:value-type="string">
            <text:p>{annotators=Original markups, entail=false, entailment=UNKNOWN, id=699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0892">
            <text:p>90892</text:p>
          </table:table-cell>
          <table:table-cell office:value-type="float" office:value="91088">
            <text:p>91088</text:p>
          </table:table-cell>
          <table:table-cell office:value-type="float" office:value="114622">
            <text:p>114622</text:p>
          </table:table-cell>
          <table:table-cell office:value-type="string">
            <text:p>{annotators=Original markups, entail=false, entailment=UNKNOWN, id=7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6718">
            <text:p>146718</text:p>
          </table:table-cell>
          <table:table-cell office:value-type="float" office:value="147272">
            <text:p>147272</text:p>
          </table:table-cell>
          <table:table-cell office:value-type="float" office:value="114824">
            <text:p>114824</text:p>
          </table:table-cell>
          <table:table-cell office:value-type="string">
            <text:p>{annotators=Original markups, entail=false, entailment=UNKNOWN, id=702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7646">
            <text:p>147646</text:p>
          </table:table-cell>
          <table:table-cell office:value-type="float" office:value="148021">
            <text:p>148021</text:p>
          </table:table-cell>
          <table:table-cell office:value-type="float" office:value="114404">
            <text:p>114404</text:p>
          </table:table-cell>
          <table:table-cell office:value-type="string">
            <text:p>{annotators=Original markups, entail=false, entailment=UNKNOWN, id=706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0255">
            <text:p>150255</text:p>
          </table:table-cell>
          <table:table-cell office:value-type="float" office:value="150656">
            <text:p>150656</text:p>
          </table:table-cell>
          <table:table-cell office:value-type="float" office:value="114699">
            <text:p>114699</text:p>
          </table:table-cell>
          <table:table-cell office:value-type="string">
            <text:p>{annotators=Original markups, entail=false, entailment=UNKNOWN, id=729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2017">
            <text:p>152017</text:p>
          </table:table-cell>
          <table:table-cell office:value-type="float" office:value="152307">
            <text:p>152307</text:p>
          </table:table-cell>
          <table:table-cell office:value-type="float" office:value="114827">
            <text:p>114827</text:p>
          </table:table-cell>
          <table:table-cell office:value-type="string">
            <text:p>{annotators=Original markups, entail=false, entailment=UNKNOWN, id=766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7541">
            <text:p>97541</text:p>
          </table:table-cell>
          <table:table-cell office:value-type="float" office:value="97851">
            <text:p>97851</text:p>
          </table:table-cell>
          <table:table-cell office:value-type="float" office:value="114841">
            <text:p>114841</text:p>
          </table:table-cell>
          <table:table-cell office:value-type="string">
            <text:p>{annotators=Original markups, entail=false, entailment=UNKNOWN, id=82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9234">
            <text:p>159234</text:p>
          </table:table-cell>
          <table:table-cell office:value-type="float" office:value="159473">
            <text:p>159473</text:p>
          </table:table-cell>
          <table:table-cell office:value-type="float" office:value="114500">
            <text:p>114500</text:p>
          </table:table-cell>
          <table:table-cell office:value-type="string">
            <text:p>{annotators=Original markups, entail=false, entailment=UNKNOWN, id=857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926">
            <text:p>19926</text:p>
          </table:table-cell>
          <table:table-cell office:value-type="float" office:value="20681">
            <text:p>20681</text:p>
          </table:table-cell>
          <table:table-cell office:value-type="float" office:value="114685">
            <text:p>114685</text:p>
          </table:table-cell>
          <table:table-cell office:value-type="string">
            <text:p>{annotators=Original markups, entail=false, entailment=UNKNOWN, id=86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683">
            <text:p>20683</text:p>
          </table:table-cell>
          <table:table-cell office:value-type="float" office:value="21269">
            <text:p>21269</text:p>
          </table:table-cell>
          <table:table-cell office:value-type="float" office:value="114582">
            <text:p>114582</text:p>
          </table:table-cell>
          <table:table-cell office:value-type="string">
            <text:p>{annotators=Original markups, entail=false, entailment=UNKNOWN, id=8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2392">
            <text:p>162392</text:p>
          </table:table-cell>
          <table:table-cell office:value-type="float" office:value="162762">
            <text:p>162762</text:p>
          </table:table-cell>
          <table:table-cell office:value-type="float" office:value="114382">
            <text:p>114382</text:p>
          </table:table-cell>
          <table:table-cell office:value-type="string">
            <text:p>{annotators=Original markups, entail=false, entailment=UNKNOWN, id=880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3078">
            <text:p>163078</text:p>
          </table:table-cell>
          <table:table-cell office:value-type="float" office:value="163281">
            <text:p>163281</text:p>
          </table:table-cell>
          <table:table-cell office:value-type="float" office:value="114686">
            <text:p>114686</text:p>
          </table:table-cell>
          <table:table-cell office:value-type="string">
            <text:p>{annotators=Original markups, entail=false, entailment=UNKNOWN, id=889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8671">
            <text:p>98671</text:p>
          </table:table-cell>
          <table:table-cell office:value-type="float" office:value="98982">
            <text:p>98982</text:p>
          </table:table-cell>
          <table:table-cell office:value-type="float" office:value="114755">
            <text:p>114755</text:p>
          </table:table-cell>
          <table:table-cell office:value-type="string">
            <text:p>{annotators=Original markups, entail=false, entailment=UNKNOWN, id=89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3282">
            <text:p>163282</text:p>
          </table:table-cell>
          <table:table-cell office:value-type="float" office:value="163480">
            <text:p>163480</text:p>
          </table:table-cell>
          <table:table-cell office:value-type="float" office:value="114285">
            <text:p>114285</text:p>
          </table:table-cell>
          <table:table-cell office:value-type="string">
            <text:p>{annotators=Original markups, entail=false, entailment=UNKNOWN, id=890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3481">
            <text:p>163481</text:p>
          </table:table-cell>
          <table:table-cell office:value-type="float" office:value="163680">
            <text:p>163680</text:p>
          </table:table-cell>
          <table:table-cell office:value-type="float" office:value="114570">
            <text:p>114570</text:p>
          </table:table-cell>
          <table:table-cell office:value-type="string">
            <text:p>{annotators=Original markups, entail=false, entailment=UNKNOWN, id=891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3681">
            <text:p>163681</text:p>
          </table:table-cell>
          <table:table-cell office:value-type="float" office:value="163922">
            <text:p>163922</text:p>
          </table:table-cell>
          <table:table-cell office:value-type="float" office:value="114560">
            <text:p>114560</text:p>
          </table:table-cell>
          <table:table-cell office:value-type="string">
            <text:p>{annotators=Original markups, entail=false, entailment=UNKNOWN, id=892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8983">
            <text:p>98983</text:p>
          </table:table-cell>
          <table:table-cell office:value-type="float" office:value="99318">
            <text:p>99318</text:p>
          </table:table-cell>
          <table:table-cell office:value-type="float" office:value="114781">
            <text:p>114781</text:p>
          </table:table-cell>
          <table:table-cell office:value-type="string">
            <text:p>{annotators=Original markups, entail=false, entailment=UNKNOWN, id=90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4416">
            <text:p>164416</text:p>
          </table:table-cell>
          <table:table-cell office:value-type="float" office:value="164657">
            <text:p>164657</text:p>
          </table:table-cell>
          <table:table-cell office:value-type="float" office:value="114310">
            <text:p>114310</text:p>
          </table:table-cell>
          <table:table-cell office:value-type="string">
            <text:p>{annotators=Original markups, entail=false, entailment=UNKNOWN, id=901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4874">
            <text:p>164874</text:p>
          </table:table-cell>
          <table:table-cell office:value-type="float" office:value="165304">
            <text:p>165304</text:p>
          </table:table-cell>
          <table:table-cell office:value-type="float" office:value="114309">
            <text:p>114309</text:p>
          </table:table-cell>
          <table:table-cell office:value-type="string">
            <text:p>{annotators=Original markups, entail=false, entailment=UNKNOWN, id=910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357">
            <text:p>23357</text:p>
          </table:table-cell>
          <table:table-cell office:value-type="float" office:value="24074">
            <text:p>24074</text:p>
          </table:table-cell>
          <table:table-cell office:value-type="float" office:value="114882">
            <text:p>114882</text:p>
          </table:table-cell>
          <table:table-cell office:value-type="string">
            <text:p>{annotators=Original markups, entail=false, entailment=UNKNOWN, id=95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1818">
            <text:p>81818</text:p>
          </table:table-cell>
          <table:table-cell office:value-type="float" office:value="82646">
            <text:p>82646</text:p>
          </table:table-cell>
          <table:table-cell office:value-type="float" office:value="114522">
            <text:p>114522</text:p>
          </table:table-cell>
          <table:table-cell office:value-type="string">
            <text:p>{annotators=Original markups, entail=federal=federal in ExactQuantity, entailment=UNKNOWN, id=535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6630">
            <text:p>26630</text:p>
          </table:table-cell>
          <table:table-cell office:value-type="float" office:value="27244">
            <text:p>27244</text:p>
          </table:table-cell>
          <table:table-cell office:value-type="float" office:value="114256">
            <text:p>114256</text:p>
          </table:table-cell>
          <table:table-cell office:value-type="string">
            <text:p>{annotators=Original markups, entail=feet=feet in ExactQuantity, entailment=ENTAILMENT, id=116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9948">
            <text:p>139948</text:p>
          </table:table-cell>
          <table:table-cell office:value-type="float" office:value="140382">
            <text:p>140382</text:p>
          </table:table-cell>
          <table:table-cell office:value-type="float" office:value="114245">
            <text:p>114245</text:p>
          </table:table-cell>
          <table:table-cell office:value-type="string">
            <text:p>{annotators=Original markups, entail=gains=gains in ExactQuantity, entailment=ENTAILMENT, id=620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7059">
            <text:p>117059</text:p>
          </table:table-cell>
          <table:table-cell office:value-type="float" office:value="117303">
            <text:p>117303</text:p>
          </table:table-cell>
          <table:table-cell office:value-type="float" office:value="114721">
            <text:p>114721</text:p>
          </table:table-cell>
          <table:table-cell office:value-type="string">
            <text:p>{annotators=Original markups, entail=gallons=gallons in ApproximateQuantity, entailment=ENTAILMENT, id=37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1042">
            <text:p>31042</text:p>
          </table:table-cell>
          <table:table-cell office:value-type="float" office:value="31870">
            <text:p>31870</text:p>
          </table:table-cell>
          <table:table-cell office:value-type="float" office:value="114693">
            <text:p>114693</text:p>
          </table:table-cell>
          <table:table-cell office:value-type="string">
            <text:p>{annotators=Original markups, entail=gorillas=gorillas in ExactQuantity, entailment=ENTAILMENT, id=134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1385">
            <text:p>111385</text:p>
          </table:table-cell>
          <table:table-cell office:value-type="float" office:value="111615">
            <text:p>111615</text:p>
          </table:table-cell>
          <table:table-cell office:value-type="float" office:value="114737">
            <text:p>114737</text:p>
          </table:table-cell>
          <table:table-cell office:value-type="string">
            <text:p>{annotators=Original markups, entail=hostages=hostages in ExactQuantity, entailment=ENTAILMENT, id=322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9511">
            <text:p>39511</text:p>
          </table:table-cell>
          <table:table-cell office:value-type="float" office:value="40215">
            <text:p>40215</text:p>
          </table:table-cell>
          <table:table-cell office:value-type="float" office:value="114820">
            <text:p>114820</text:p>
          </table:table-cell>
          <table:table-cell office:value-type="string">
            <text:p>{annotators=Original markups, entail=languages=languages in ExactQuantity, entailment=ENTAILMENT, id=17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6027">
            <text:p>26027</text:p>
          </table:table-cell>
          <table:table-cell office:value-type="float" office:value="26629">
            <text:p>26629</text:p>
          </table:table-cell>
          <table:table-cell office:value-type="float" office:value="114652">
            <text:p>114652</text:p>
          </table:table-cell>
          <table:table-cell office:value-type="string">
            <text:p>{annotators=Original markups, entail=lives=lives in ApproximateQuantity, entailment=ENTAILMENT, id=115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8370">
            <text:p>148370</text:p>
          </table:table-cell>
          <table:table-cell office:value-type="float" office:value="148921">
            <text:p>148921</text:p>
          </table:table-cell>
          <table:table-cell office:value-type="float" office:value="114312">
            <text:p>114312</text:p>
          </table:table-cell>
          <table:table-cell office:value-type="string">
            <text:p>{annotators=Original markups, entail=media=media in ExactQuantity, entailment=ENTAILMENT, id=709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9638">
            <text:p>129638</text:p>
          </table:table-cell>
          <table:table-cell office:value-type="float" office:value="129882">
            <text:p>129882</text:p>
          </table:table-cell>
          <table:table-cell office:value-type="float" office:value="114719">
            <text:p>114719</text:p>
          </table:table-cell>
          <table:table-cell office:value-type="string">
            <text:p>{annotators=Original markups, entail=member=member in ExactQuantity, entailment=ENTAILMENT, id=528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6865">
            <text:p>156865</text:p>
          </table:table-cell>
          <table:table-cell office:value-type="float" office:value="157305">
            <text:p>157305</text:p>
          </table:table-cell>
          <table:table-cell office:value-type="float" office:value="114470">
            <text:p>114470</text:p>
          </table:table-cell>
          <table:table-cell office:value-type="string">
            <text:p>{annotators=Original markups, entail=members=members in ExactQuantity, entailment=ENTAILMENT, id=838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5983">
            <text:p>155983</text:p>
          </table:table-cell>
          <table:table-cell office:value-type="float" office:value="156407">
            <text:p>156407</text:p>
          </table:table-cell>
          <table:table-cell office:value-type="float" office:value="114480">
            <text:p>114480</text:p>
          </table:table-cell>
          <table:table-cell office:value-type="string">
            <text:p>{annotators=Original markups, entail=members=members in ExactQuantity, entailment=UNKNOWN, id=835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5871">
            <text:p>125871</text:p>
          </table:table-cell>
          <table:table-cell office:value-type="float" office:value="126137">
            <text:p>126137</text:p>
          </table:table-cell>
          <table:table-cell office:value-type="float" office:value="114556">
            <text:p>114556</text:p>
          </table:table-cell>
          <table:table-cell office:value-type="string">
            <text:p>{annotators=Original markups, entail=meters=meters in ExactQuantity, entailment=ENTAILMENT, id=465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3924">
            <text:p>163924</text:p>
          </table:table-cell>
          <table:table-cell office:value-type="float" office:value="164182">
            <text:p>164182</text:p>
          </table:table-cell>
          <table:table-cell office:value-type="float" office:value="114298">
            <text:p>114298</text:p>
          </table:table-cell>
          <table:table-cell office:value-type="string">
            <text:p>{annotators=Original markups, entail=miles=miles in ApproximateQuantity, entailment=ENTAILMENT, id=894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3328">
            <text:p>153328</text:p>
          </table:table-cell>
          <table:table-cell office:value-type="float" office:value="153575">
            <text:p>153575</text:p>
          </table:table-cell>
          <table:table-cell office:value-type="float" office:value="114742">
            <text:p>114742</text:p>
          </table:table-cell>
          <table:table-cell office:value-type="string">
            <text:p>{annotators=Original markups, entail=miles=miles in ExactQuantity, entailment=ENTAILMENT, id=791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7218">
            <text:p>137218</text:p>
          </table:table-cell>
          <table:table-cell office:value-type="float" office:value="137435">
            <text:p>137435</text:p>
          </table:table-cell>
          <table:table-cell office:value-type="float" office:value="114432">
            <text:p>114432</text:p>
          </table:table-cell>
          <table:table-cell office:value-type="string">
            <text:p>{annotators=Original markups, entail=militants=militants in ApproximateQuantity, entailment=UNKNOWN, id=573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2071">
            <text:p>162071</text:p>
          </table:table-cell>
          <table:table-cell office:value-type="float" office:value="162390">
            <text:p>162390</text:p>
          </table:table-cell>
          <table:table-cell office:value-type="float" office:value="114854">
            <text:p>114854</text:p>
          </table:table-cell>
          <table:table-cell office:value-type="string">
            <text:p>{annotators=Original markups, entail=mine=mine in ApproximateQuantity, entailment=UNKNOWN, id=877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7872">
            <text:p>117872</text:p>
          </table:table-cell>
          <table:table-cell office:value-type="float" office:value="118136">
            <text:p>118136</text:p>
          </table:table-cell>
          <table:table-cell office:value-type="float" office:value="114355">
            <text:p>114355</text:p>
          </table:table-cell>
          <table:table-cell office:value-type="string">
            <text:p>{annotators=Original markups, entail=minutes=minutes in ExactQuantity, entailment=ENTAILMENT, id=380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6922">
            <text:p>136922</text:p>
          </table:table-cell>
          <table:table-cell office:value-type="float" office:value="137217">
            <text:p>137217</text:p>
          </table:table-cell>
          <table:table-cell office:value-type="float" office:value="114629">
            <text:p>114629</text:p>
          </table:table-cell>
          <table:table-cell office:value-type="string">
            <text:p>{annotators=Original markups, entail=minutes=minutes in ExactQuantity, entailment=UNKNOWN, id=569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270">
            <text:p>21270</text:p>
          </table:table-cell>
          <table:table-cell office:value-type="float" office:value="22070">
            <text:p>22070</text:p>
          </table:table-cell>
          <table:table-cell office:value-type="float" office:value="114549">
            <text:p>114549</text:p>
          </table:table-cell>
          <table:table-cell office:value-type="string">
            <text:p>{annotators=Original markups, entail=nuclear=nuclear in ApproximateQuantity, entailment=ENTAILMENT, id=89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6848">
            <text:p>96848</text:p>
          </table:table-cell>
          <table:table-cell office:value-type="float" office:value="97294">
            <text:p>97294</text:p>
          </table:table-cell>
          <table:table-cell office:value-type="float" office:value="114223">
            <text:p>114223</text:p>
          </table:table-cell>
          <table:table-cell office:value-type="string">
            <text:p>{annotators=Original markups, entail=of=of in ExactQuantity, entailment=ENTAILMENT, id=80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7295">
            <text:p>97295</text:p>
          </table:table-cell>
          <table:table-cell office:value-type="float" office:value="97540">
            <text:p>97540</text:p>
          </table:table-cell>
          <table:table-cell office:value-type="float" office:value="114876">
            <text:p>114876</text:p>
          </table:table-cell>
          <table:table-cell office:value-type="string">
            <text:p>{annotators=Original markups, entail=of=of in ExactQuantity, entailment=UNKNOWN, id=81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1660">
            <text:p>121660</text:p>
          </table:table-cell>
          <table:table-cell office:value-type="float" office:value="121813">
            <text:p>121813</text:p>
          </table:table-cell>
          <table:table-cell office:value-type="float" office:value="114401">
            <text:p>114401</text:p>
          </table:table-cell>
          <table:table-cell office:value-type="string">
            <text:p>{annotators=Original markups, entail=Olympics=Olympics in ExactQuantity, entailment=UNKNOWN, id=436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1221">
            <text:p>131221</text:p>
          </table:table-cell>
          <table:table-cell office:value-type="float" office:value="131640">
            <text:p>131640</text:p>
          </table:table-cell>
          <table:table-cell office:value-type="float" office:value="114559">
            <text:p>114559</text:p>
          </table:table-cell>
          <table:table-cell office:value-type="string">
            <text:p>{annotators=Original markups, entail=Palestinians=Palestinians in ExactQuantity, entailment=UNKNOWN, id=540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6547">
            <text:p>116547</text:p>
          </table:table-cell>
          <table:table-cell office:value-type="float" office:value="116819">
            <text:p>116819</text:p>
          </table:table-cell>
          <table:table-cell office:value-type="float" office:value="114328">
            <text:p>114328</text:p>
          </table:table-cell>
          <table:table-cell office:value-type="string">
            <text:p>{annotators=Original markups, entail=parks=parks in ExactQuantity, entailment=ENTAILMENT, id=369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0712">
            <text:p>80712</text:p>
          </table:table-cell>
          <table:table-cell office:value-type="float" office:value="81205">
            <text:p>81205</text:p>
          </table:table-cell>
          <table:table-cell office:value-type="float" office:value="114628">
            <text:p>114628</text:p>
          </table:table-cell>
          <table:table-cell office:value-type="string">
            <text:p>{annotators=Original markups, entail=passengers=passengers in ExactQuantity, entailment=UNKNOWN, id=527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1207">
            <text:p>81207</text:p>
          </table:table-cell>
          <table:table-cell office:value-type="float" office:value="81817">
            <text:p>81817</text:p>
          </table:table-cell>
          <table:table-cell office:value-type="float" office:value="114649">
            <text:p>114649</text:p>
          </table:table-cell>
          <table:table-cell office:value-type="string">
            <text:p>{annotators=Original markups, entail=passengers=passengers in ExactQuantity, entailment=UNKNOWN, id=532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5839">
            <text:p>85839</text:p>
          </table:table-cell>
          <table:table-cell office:value-type="float" office:value="86345">
            <text:p>86345</text:p>
          </table:table-cell>
          <table:table-cell office:value-type="float" office:value="114333">
            <text:p>114333</text:p>
          </table:table-cell>
          <table:table-cell office:value-type="string">
            <text:p>{annotators=Original markups, entail=passengers=passengers in ExactQuantity, entailment=UNKNOWN, id=570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41483">
            <text:p>41483</text:p>
          </table:table-cell>
          <table:table-cell office:value-type="float" office:value="42026">
            <text:p>42026</text:p>
          </table:table-cell>
          <table:table-cell office:value-type="float" office:value="114331">
            <text:p>114331</text:p>
          </table:table-cell>
          <table:table-cell office:value-type="string">
            <text:p>{annotators=Original markups, entail=people=people in ApproximateQuantity, entailment=ENTAILMENT, id=179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2193">
            <text:p>112193</text:p>
          </table:table-cell>
          <table:table-cell office:value-type="float" office:value="112442">
            <text:p>112442</text:p>
          </table:table-cell>
          <table:table-cell office:value-type="float" office:value="114698">
            <text:p>114698</text:p>
          </table:table-cell>
          <table:table-cell office:value-type="string">
            <text:p>{annotators=Original markups, entail=people=people in ApproximateQuantity, entailment=ENTAILMENT, id=33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6618">
            <text:p>36618</text:p>
          </table:table-cell>
          <table:table-cell office:value-type="float" office:value="37255">
            <text:p>37255</text:p>
          </table:table-cell>
          <table:table-cell office:value-type="float" office:value="114425">
            <text:p>114425</text:p>
          </table:table-cell>
          <table:table-cell office:value-type="string">
            <text:p>{annotators=Original markups, entail=people=people in ExactQuantity, entailment=CONTRADICTION, id=15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2883">
            <text:p>72883</text:p>
          </table:table-cell>
          <table:table-cell office:value-type="float" office:value="73390">
            <text:p>73390</text:p>
          </table:table-cell>
          <table:table-cell office:value-type="float" office:value="114518">
            <text:p>114518</text:p>
          </table:table-cell>
          <table:table-cell office:value-type="string">
            <text:p>{annotators=Original markups, entail=people=people in ExactQuantity, entailment=CONTRADICTION, id=474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9285">
            <text:p>79285</text:p>
          </table:table-cell>
          <table:table-cell office:value-type="float" office:value="79807">
            <text:p>79807</text:p>
          </table:table-cell>
          <table:table-cell office:value-type="float" office:value="114763">
            <text:p>114763</text:p>
          </table:table-cell>
          <table:table-cell office:value-type="string">
            <text:p>{annotators=Original markups, entail=people=people in ExactQuantity, entailment=CONTRADICTION, id=523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752">
            <text:p>13752</text:p>
          </table:table-cell>
          <table:table-cell office:value-type="float" office:value="14535">
            <text:p>14535</text:p>
          </table:table-cell>
          <table:table-cell office:value-type="float" office:value="114786">
            <text:p>114786</text:p>
          </table:table-cell>
          <table:table-cell office:value-type="string">
            <text:p>{annotators=Original markups, entail=people=people in ExactQuantity, entailment=CONTRADICTION, id=64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7850">
            <text:p>27850</text:p>
          </table:table-cell>
          <table:table-cell office:value-type="float" office:value="28659">
            <text:p>28659</text:p>
          </table:table-cell>
          <table:table-cell office:value-type="float" office:value="114605">
            <text:p>114605</text:p>
          </table:table-cell>
          <table:table-cell office:value-type="string">
            <text:p>{annotators=Original markups, entail=people=people in ExactQuantity, entailment=ENTAILMENT, id=125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8880">
            <text:p>38880</text:p>
          </table:table-cell>
          <table:table-cell office:value-type="float" office:value="39510">
            <text:p>39510</text:p>
          </table:table-cell>
          <table:table-cell office:value-type="float" office:value="114384">
            <text:p>114384</text:p>
          </table:table-cell>
          <table:table-cell office:value-type="string">
            <text:p>{annotators=Original markups, entail=people=people in ExactQuantity, entailment=ENTAILMENT, id=169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2443">
            <text:p>112443</text:p>
          </table:table-cell>
          <table:table-cell office:value-type="float" office:value="112674">
            <text:p>112674</text:p>
          </table:table-cell>
          <table:table-cell office:value-type="float" office:value="114674">
            <text:p>114674</text:p>
          </table:table-cell>
          <table:table-cell office:value-type="string">
            <text:p>{annotators=Original markups, entail=people=people in ExactQuantity, entailment=ENTAILMENT, id=332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3592">
            <text:p>63592</text:p>
          </table:table-cell>
          <table:table-cell office:value-type="float" office:value="64373">
            <text:p>64373</text:p>
          </table:table-cell>
          <table:table-cell office:value-type="float" office:value="114339">
            <text:p>114339</text:p>
          </table:table-cell>
          <table:table-cell office:value-type="string">
            <text:p>{annotators=Original markups, entail=people=people in ExactQuantity, entailment=ENTAILMENT, id=429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1642">
            <text:p>131642</text:p>
          </table:table-cell>
          <table:table-cell office:value-type="float" office:value="132137">
            <text:p>132137</text:p>
          </table:table-cell>
          <table:table-cell office:value-type="float" office:value="114269">
            <text:p>114269</text:p>
          </table:table-cell>
          <table:table-cell office:value-type="string">
            <text:p>{annotators=Original markups, entail=people=people in ExactQuantity, entailment=ENTAILMENT, id=543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392">
            <text:p>19392</text:p>
          </table:table-cell>
          <table:table-cell office:value-type="float" office:value="19924">
            <text:p>19924</text:p>
          </table:table-cell>
          <table:table-cell office:value-type="float" office:value="114474">
            <text:p>114474</text:p>
          </table:table-cell>
          <table:table-cell office:value-type="string">
            <text:p>{annotators=Original markups, entail=people=people in ExactQuantity, entailment=ENTAILMENT, id=83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1315">
            <text:p>71315</text:p>
          </table:table-cell>
          <table:table-cell office:value-type="float" office:value="71845">
            <text:p>71845</text:p>
          </table:table-cell>
          <table:table-cell office:value-type="float" office:value="114488">
            <text:p>114488</text:p>
          </table:table-cell>
          <table:table-cell office:value-type="string">
            <text:p>{annotators=Original markups, entail=people=people in ExactQuantity, entailment=UNKNOWN, id=469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2138">
            <text:p>132138</text:p>
          </table:table-cell>
          <table:table-cell office:value-type="float" office:value="132684">
            <text:p>132684</text:p>
          </table:table-cell>
          <table:table-cell office:value-type="float" office:value="114714">
            <text:p>114714</text:p>
          </table:table-cell>
          <table:table-cell office:value-type="string">
            <text:p>{annotators=Original markups, entail=people=people in ExactQuantity, entailment=UNKNOWN, id=544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971">
            <text:p>11971</text:p>
          </table:table-cell>
          <table:table-cell office:value-type="float" office:value="12679">
            <text:p>12679</text:p>
          </table:table-cell>
          <table:table-cell office:value-type="float" office:value="114511">
            <text:p>114511</text:p>
          </table:table-cell>
          <table:table-cell office:value-type="string">
            <text:p>{annotators=Original markups, entail=persons=persons in ExactQuantity, entailment=ENTAILMENT, id=56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7304">
            <text:p>117304</text:p>
          </table:table-cell>
          <table:table-cell office:value-type="float" office:value="117648">
            <text:p>117648</text:p>
          </table:table-cell>
          <table:table-cell office:value-type="float" office:value="114794">
            <text:p>114794</text:p>
          </table:table-cell>
          <table:table-cell office:value-type="string">
            <text:p>{annotators=Original markups, entail=physicians=physicians in ExactQuantity, entailment=CONTRADICTION, id=372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692">
            <text:p>24692</text:p>
          </table:table-cell>
          <table:table-cell office:value-type="float" office:value="25435">
            <text:p>25435</text:p>
          </table:table-cell>
          <table:table-cell office:value-type="float" office:value="114765">
            <text:p>114765</text:p>
          </table:table-cell>
          <table:table-cell office:value-type="string">
            <text:p>{annotators=Original markups, entail=policemen=policemen in ExactQuantity, entailment=ENTAILMENT, id=10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07924">
            <text:p>107924</text:p>
          </table:table-cell>
          <table:table-cell office:value-type="float" office:value="108115">
            <text:p>108115</text:p>
          </table:table-cell>
          <table:table-cell office:value-type="float" office:value="114613">
            <text:p>114613</text:p>
          </table:table-cell>
          <table:table-cell office:value-type="string">
            <text:p>{annotators=Original markups, entail=policemen=policemen in ExactQuantity, entailment=ENTAILMENT, id=280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3577">
            <text:p>153577</text:p>
          </table:table-cell>
          <table:table-cell office:value-type="float" office:value="153886">
            <text:p>153886</text:p>
          </table:table-cell>
          <table:table-cell office:value-type="float" office:value="114521">
            <text:p>114521</text:p>
          </table:table-cell>
          <table:table-cell office:value-type="string">
            <text:p>{annotators=Original markups, entail=sailors=sailors in ExactQuantity, entailment=ENTAILMENT, id=804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5767">
            <text:p>5767</text:p>
          </table:table-cell>
          <table:table-cell office:value-type="float" office:value="6435">
            <text:p>6435</text:p>
          </table:table-cell>
          <table:table-cell office:value-type="float" office:value="114832">
            <text:p>114832</text:p>
          </table:table-cell>
          <table:table-cell office:value-type="string">
            <text:p>{annotators=Original markups, entail=seats=seats in ApproximateQuantity, entailment=CONTRADICTION, id=26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0136">
            <text:p>160136</text:p>
          </table:table-cell>
          <table:table-cell office:value-type="float" office:value="160465">
            <text:p>160465</text:p>
          </table:table-cell>
          <table:table-cell office:value-type="float" office:value="114342">
            <text:p>114342</text:p>
          </table:table-cell>
          <table:table-cell office:value-type="string">
            <text:p>{annotators=Original markups, entail=seats=seats in ExactQuantity, entailment=ENTAILMENT, id=861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4897">
            <text:p>84897</text:p>
          </table:table-cell>
          <table:table-cell office:value-type="float" office:value="85344">
            <text:p>85344</text:p>
          </table:table-cell>
          <table:table-cell office:value-type="float" office:value="114446">
            <text:p>114446</text:p>
          </table:table-cell>
          <table:table-cell office:value-type="string">
            <text:p>{annotators=Original markups, entail=shanties=shanties in ExactQuantity, entailment=UNKNOWN, id=567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0908">
            <text:p>160908</text:p>
          </table:table-cell>
          <table:table-cell office:value-type="float" office:value="161115">
            <text:p>161115</text:p>
          </table:table-cell>
          <table:table-cell office:value-type="float" office:value="114394">
            <text:p>114394</text:p>
          </table:table-cell>
          <table:table-cell office:value-type="string">
            <text:p>{annotators=Original markups, entail=Soldiers=Soldiers in ExactQuantity, entailment=ENTAILMENT, id=869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1116">
            <text:p>161116</text:p>
          </table:table-cell>
          <table:table-cell office:value-type="float" office:value="161368">
            <text:p>161368</text:p>
          </table:table-cell>
          <table:table-cell office:value-type="float" office:value="114264">
            <text:p>114264</text:p>
          </table:table-cell>
          <table:table-cell office:value-type="string">
            <text:p>{annotators=Original markups, entail=Soldiers=Soldiers in ExactQuantity, entailment=UNKNOWN, id=873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984">
            <text:p>16984</text:p>
          </table:table-cell>
          <table:table-cell office:value-type="float" office:value="17566">
            <text:p>17566</text:p>
          </table:table-cell>
          <table:table-cell office:value-type="float" office:value="114732">
            <text:p>114732</text:p>
          </table:table-cell>
          <table:table-cell office:value-type="string">
            <text:p>{annotators=Original markups, entail=states=states in ExactQuantity, entailment=ENTAILMENT, id=7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9320">
            <text:p>129320</text:p>
          </table:table-cell>
          <table:table-cell office:value-type="float" office:value="129637">
            <text:p>129637</text:p>
          </table:table-cell>
          <table:table-cell office:value-type="float" office:value="114267">
            <text:p>114267</text:p>
          </table:table-cell>
          <table:table-cell office:value-type="string">
            <text:p>{annotators=Original markups, entail=states=states in ExactQuantity, entailment=UNKNOWN, id=527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8325">
            <text:p>138325</text:p>
          </table:table-cell>
          <table:table-cell office:value-type="float" office:value="138519">
            <text:p>138519</text:p>
          </table:table-cell>
          <table:table-cell office:value-type="float" office:value="114363">
            <text:p>114363</text:p>
          </table:table-cell>
          <table:table-cell office:value-type="string">
            <text:p>{annotators=Original markups, entail=times=times in ExactQuantity, entailment=UNKNOWN, id=584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7055">
            <text:p>7055</text:p>
          </table:table-cell>
          <table:table-cell office:value-type="float" office:value="7858">
            <text:p>7858</text:p>
          </table:table-cell>
          <table:table-cell office:value-type="float" office:value="114460">
            <text:p>114460</text:p>
          </table:table-cell>
          <table:table-cell office:value-type="string">
            <text:p>{annotators=Original markups, entail=tonnes=tonnes in ExactQuantity, entailment=CONTRADICTION, id=32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6053">
            <text:p>96053</text:p>
          </table:table-cell>
          <table:table-cell office:value-type="float" office:value="96239">
            <text:p>96239</text:p>
          </table:table-cell>
          <table:table-cell office:value-type="float" office:value="114414">
            <text:p>114414</text:p>
          </table:table-cell>
          <table:table-cell office:value-type="string">
            <text:p>{annotators=Original markups, entail=tonnes=tonnes in ExactQuantity, entailment=ENTAILMENT, id=77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96547">
            <text:p>96547</text:p>
          </table:table-cell>
          <table:table-cell office:value-type="float" office:value="96847">
            <text:p>96847</text:p>
          </table:table-cell>
          <table:table-cell office:value-type="float" office:value="114627">
            <text:p>114627</text:p>
          </table:table-cell>
          <table:table-cell office:value-type="string">
            <text:p>{annotators=Original markups, entail=tonnes=tonnes in ExactQuantity, entailment=UNKNOWN, id=79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55703">
            <text:p>55703</text:p>
          </table:table-cell>
          <table:table-cell office:value-type="float" office:value="56819">
            <text:p>56819</text:p>
          </table:table-cell>
          <table:table-cell office:value-type="float" office:value="114439">
            <text:p>114439</text:p>
          </table:table-cell>
          <table:table-cell office:value-type="string">
            <text:p>{annotators=Original markups, entail=tons=tons in ExactQuantity, entailment=UNKNOWN, id=329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9474">
            <text:p>159474</text:p>
          </table:table-cell>
          <table:table-cell office:value-type="float" office:value="159717">
            <text:p>159717</text:p>
          </table:table-cell>
          <table:table-cell office:value-type="float" office:value="114211">
            <text:p>114211</text:p>
          </table:table-cell>
          <table:table-cell office:value-type="string">
            <text:p>{annotators=Original markups, entail=trains=trains in ExactQuantity, entailment=ENTAILMENT, id=858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2521">
            <text:p>122521</text:p>
          </table:table-cell>
          <table:table-cell office:value-type="float" office:value="122993">
            <text:p>122993</text:p>
          </table:table-cell>
          <table:table-cell office:value-type="float" office:value="114270">
            <text:p>114270</text:p>
          </table:table-cell>
          <table:table-cell office:value-type="string">
            <text:p>{annotators=Original markups, entail=troops=troops in ExactQuantity, entailment=UNKNOWN, id=44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4273">
            <text:p>114273</text:p>
          </table:table-cell>
          <table:table-cell office:value-type="float" office:value="114711">
            <text:p>114711</text:p>
          </table:table-cell>
          <table:table-cell office:value-type="float" office:value="114319">
            <text:p>114319</text:p>
          </table:table-cell>
          <table:table-cell office:value-type="string">
            <text:p>{annotators=Original markups, entail=universities=universities in ExactQuantity, entailment=ENTAILMENT, id=352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8409">
            <text:p>118409</text:p>
          </table:table-cell>
          <table:table-cell office:value-type="float" office:value="118699">
            <text:p>118699</text:p>
          </table:table-cell>
          <table:table-cell office:value-type="float" office:value="114880">
            <text:p>114880</text:p>
          </table:table-cell>
          <table:table-cell office:value-type="string">
            <text:p>{annotators=Original markups, entail=vehicles=vehicles in ApproximateQuantity, entailment=UNKNOWN, id=389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7235">
            <text:p>127235</text:p>
          </table:table-cell>
          <table:table-cell office:value-type="float" office:value="127371">
            <text:p>127371</text:p>
          </table:table-cell>
          <table:table-cell office:value-type="float" office:value="114340">
            <text:p>114340</text:p>
          </table:table-cell>
          <table:table-cell office:value-type="string">
            <text:p>{annotators=Original markups, entail=weeks=weeks in ExactQuantity, entailment=UNKNOWN, id=484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8134">
            <text:p>128134</text:p>
          </table:table-cell>
          <table:table-cell office:value-type="float" office:value="128256">
            <text:p>128256</text:p>
          </table:table-cell>
          <table:table-cell office:value-type="float" office:value="114389">
            <text:p>114389</text:p>
          </table:table-cell>
          <table:table-cell office:value-type="string">
            <text:p>{annotators=Original markups, entail=women=women in ExactQuantity, entailment=UNKNOWN, id=500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3693">
            <text:p>123693</text:p>
          </table:table-cell>
          <table:table-cell office:value-type="float" office:value="123970">
            <text:p>123970</text:p>
          </table:table-cell>
          <table:table-cell office:value-type="float" office:value="114831">
            <text:p>114831</text:p>
          </table:table-cell>
          <table:table-cell office:value-type="string">
            <text:p>{annotators=Original markups, entail=workers=workers in ApproximateQuantity, entailment=ENTAILMENT, id=449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53941">
            <text:p>53941</text:p>
          </table:table-cell>
          <table:table-cell office:value-type="float" office:value="54591">
            <text:p>54591</text:p>
          </table:table-cell>
          <table:table-cell office:value-type="float" office:value="114793">
            <text:p>114793</text:p>
          </table:table-cell>
          <table:table-cell office:value-type="string">
            <text:p>{annotators=Original markups, entail=workers=workers in ExactQuantity, entailment=UNKNOWN, id=322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1271">
            <text:p>61271</text:p>
          </table:table-cell>
          <table:table-cell office:value-type="float" office:value="61729">
            <text:p>61729</text:p>
          </table:table-cell>
          <table:table-cell office:value-type="float" office:value="114304">
            <text:p>114304</text:p>
          </table:table-cell>
          <table:table-cell office:value-type="string">
            <text:p>{annotators=Original markups, entail=year=year in Age, entailment=CONTRADICTION, id=405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14644">
            <text:p>114644</text:p>
          </table:table-cell>
          <table:table-cell office:value-type="string">
            <text:p>{annotators=Original markups, entail=year=year in Age, entailment=ENTAILMENT, id=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0537">
            <text:p>30537</text:p>
          </table:table-cell>
          <table:table-cell office:value-type="float" office:value="31041">
            <text:p>31041</text:p>
          </table:table-cell>
          <table:table-cell office:value-type="float" office:value="114900">
            <text:p>114900</text:p>
          </table:table-cell>
          <table:table-cell office:value-type="string">
            <text:p>{annotators=Original markups, entail=year=year in Age, entailment=ENTAILMENT, id=133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3287">
            <text:p>33287</text:p>
          </table:table-cell>
          <table:table-cell office:value-type="float" office:value="33945">
            <text:p>33945</text:p>
          </table:table-cell>
          <table:table-cell office:value-type="float" office:value="114692">
            <text:p>114692</text:p>
          </table:table-cell>
          <table:table-cell office:value-type="string">
            <text:p>{annotators=Original markups, entail=year=year in Age, entailment=ENTAILMENT, id=143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42748">
            <text:p>42748</text:p>
          </table:table-cell>
          <table:table-cell office:value-type="float" office:value="43501">
            <text:p>43501</text:p>
          </table:table-cell>
          <table:table-cell office:value-type="float" office:value="114766">
            <text:p>114766</text:p>
          </table:table-cell>
          <table:table-cell office:value-type="string">
            <text:p>{annotators=Original markups, entail=year=year in Age, entailment=ENTAILMENT, id=18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6438">
            <text:p>6438</text:p>
          </table:table-cell>
          <table:table-cell office:value-type="float" office:value="7054">
            <text:p>7054</text:p>
          </table:table-cell>
          <table:table-cell office:value-type="float" office:value="114668">
            <text:p>114668</text:p>
          </table:table-cell>
          <table:table-cell office:value-type="string">
            <text:p>{annotators=Original markups, entail=year=year in Age, entailment=ENTAILMENT, id=31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57479">
            <text:p>57479</text:p>
          </table:table-cell>
          <table:table-cell office:value-type="float" office:value="58299">
            <text:p>58299</text:p>
          </table:table-cell>
          <table:table-cell office:value-type="float" office:value="114704">
            <text:p>114704</text:p>
          </table:table-cell>
          <table:table-cell office:value-type="string">
            <text:p>{annotators=Original markups, entail=year=year in Age, entailment=ENTAILMENT, id=342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2994">
            <text:p>122994</text:p>
          </table:table-cell>
          <table:table-cell office:value-type="float" office:value="123208">
            <text:p>123208</text:p>
          </table:table-cell>
          <table:table-cell office:value-type="float" office:value="114320">
            <text:p>114320</text:p>
          </table:table-cell>
          <table:table-cell office:value-type="string">
            <text:p>{annotators=Original markups, entail=year=year in Age, entailment=ENTAILMENT, id=442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7372">
            <text:p>127372</text:p>
          </table:table-cell>
          <table:table-cell office:value-type="float" office:value="127753">
            <text:p>127753</text:p>
          </table:table-cell>
          <table:table-cell office:value-type="float" office:value="114388">
            <text:p>114388</text:p>
          </table:table-cell>
          <table:table-cell office:value-type="string">
            <text:p>{annotators=Original markups, entail=year=year in Age, entailment=ENTAILMENT, id=48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536">
            <text:p>14536</text:p>
          </table:table-cell>
          <table:table-cell office:value-type="float" office:value="15094">
            <text:p>15094</text:p>
          </table:table-cell>
          <table:table-cell office:value-type="float" office:value="114773">
            <text:p>114773</text:p>
          </table:table-cell>
          <table:table-cell office:value-type="string">
            <text:p>{annotators=Original markups, entail=year=year in Age, entailment=ENTAILMENT, id=65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5209">
            <text:p>35209</text:p>
          </table:table-cell>
          <table:table-cell office:value-type="float" office:value="35923">
            <text:p>35923</text:p>
          </table:table-cell>
          <table:table-cell office:value-type="float" office:value="114853">
            <text:p>114853</text:p>
          </table:table-cell>
          <table:table-cell office:value-type="string">
            <text:p>{annotators=Original markups, entail=year=year in Age, entailment=UNKNOWN, id=152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8727">
            <text:p>138727</text:p>
          </table:table-cell>
          <table:table-cell office:value-type="float" office:value="138899">
            <text:p>138899</text:p>
          </table:table-cell>
          <table:table-cell office:value-type="float" office:value="114768">
            <text:p>114768</text:p>
          </table:table-cell>
          <table:table-cell office:value-type="string">
            <text:p>{annotators=Original markups, entail=year=year in Age, entailment=UNKNOWN, id=596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619">
            <text:p>15619</text:p>
          </table:table-cell>
          <table:table-cell office:value-type="float" office:value="16335">
            <text:p>16335</text:p>
          </table:table-cell>
          <table:table-cell office:value-type="float" office:value="114667">
            <text:p>114667</text:p>
          </table:table-cell>
          <table:table-cell office:value-type="string">
            <text:p>{annotators=Original markups, entail=year=year in Age, entailment=UNKNOWN, id=6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337">
            <text:p>16337</text:p>
          </table:table-cell>
          <table:table-cell office:value-type="float" office:value="16983">
            <text:p>16983</text:p>
          </table:table-cell>
          <table:table-cell office:value-type="float" office:value="114843">
            <text:p>114843</text:p>
          </table:table-cell>
          <table:table-cell office:value-type="string">
            <text:p>{annotators=Original markups, entail=year=year in Age, entailment=UNKNOWN, id=70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48923">
            <text:p>148923</text:p>
          </table:table-cell>
          <table:table-cell office:value-type="float" office:value="149542">
            <text:p>149542</text:p>
          </table:table-cell>
          <table:table-cell office:value-type="float" office:value="114297">
            <text:p>114297</text:p>
          </table:table-cell>
          <table:table-cell office:value-type="string">
            <text:p>{annotators=Original markups, entail=year=year in Age, entailment=UNKNOWN, id=711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32456">
            <text:p>32456</text:p>
          </table:table-cell>
          <table:table-cell office:value-type="float" office:value="33285">
            <text:p>33285</text:p>
          </table:table-cell>
          <table:table-cell office:value-type="float" office:value="114769">
            <text:p>114769</text:p>
          </table:table-cell>
          <table:table-cell office:value-type="string">
            <text:p>{annotators=Original markups, entail=years=years in ExactQuantity, entailment=CONTRADICTION, id=138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076">
            <text:p>24076</text:p>
          </table:table-cell>
          <table:table-cell office:value-type="float" office:value="24691">
            <text:p>24691</text:p>
          </table:table-cell>
          <table:table-cell office:value-type="float" office:value="114525">
            <text:p>114525</text:p>
          </table:table-cell>
          <table:table-cell office:value-type="string">
            <text:p>{annotators=Original markups, entail=years=years in ExactQuantity, entailment=ENTAILMENT, id=100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18948">
            <text:p>118948</text:p>
          </table:table-cell>
          <table:table-cell office:value-type="float" office:value="119281">
            <text:p>119281</text:p>
          </table:table-cell>
          <table:table-cell office:value-type="float" office:value="114681">
            <text:p>114681</text:p>
          </table:table-cell>
          <table:table-cell office:value-type="string">
            <text:p>{annotators=Original markups, entail=years=years in ExactQuantity, entailment=ENTAILMENT, id=404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27754">
            <text:p>127754</text:p>
          </table:table-cell>
          <table:table-cell office:value-type="float" office:value="128132">
            <text:p>128132</text:p>
          </table:table-cell>
          <table:table-cell office:value-type="float" office:value="114424">
            <text:p>114424</text:p>
          </table:table-cell>
          <table:table-cell office:value-type="string">
            <text:p>{annotators=Original markups, entail=years=years in ExactQuantity, entailment=ENTAILMENT, id=489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52519">
            <text:p>152519</text:p>
          </table:table-cell>
          <table:table-cell office:value-type="float" office:value="152803">
            <text:p>152803</text:p>
          </table:table-cell>
          <table:table-cell office:value-type="float" office:value="114299">
            <text:p>114299</text:p>
          </table:table-cell>
          <table:table-cell office:value-type="string">
            <text:p>{annotators=Original markups, entail=years=years in ExactQuantity, entailment=ENTAILMENT, id=777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47494">
            <text:p>47494</text:p>
          </table:table-cell>
          <table:table-cell office:value-type="float" office:value="48599">
            <text:p>48599</text:p>
          </table:table-cell>
          <table:table-cell office:value-type="float" office:value="114809">
            <text:p>114809</text:p>
          </table:table-cell>
          <table:table-cell office:value-type="string">
            <text:p>{annotators=Original markups, entail=years=years in ExactQuantity, entailment=UNKNOWN, id=222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37718">
            <text:p>137718</text:p>
          </table:table-cell>
          <table:table-cell office:value-type="float" office:value="138011">
            <text:p>138011</text:p>
          </table:table-cell>
          <table:table-cell office:value-type="float" office:value="114357">
            <text:p>114357</text:p>
          </table:table-cell>
          <table:table-cell office:value-type="string">
            <text:p>{annotators=Original markups, entail=years=years in ExactQuantity, entailment=UNKNOWN, id=575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86346">
            <text:p>86346</text:p>
          </table:table-cell>
          <table:table-cell office:value-type="float" office:value="86745">
            <text:p>86745</text:p>
          </table:table-cell>
          <table:table-cell office:value-type="float" office:value="114682">
            <text:p>114682</text:p>
          </table:table-cell>
          <table:table-cell office:value-type="string">
            <text:p>{annotators=Original markups, entail=years=years in ExactQuantity, entailment=UNKNOWN, id=576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8396">
            <text:p>168396</text:p>
          </table:table-cell>
          <table:table-cell office:value-type="float" office:value="168563">
            <text:p>168563</text:p>
          </table:table-cell>
          <table:table-cell office:value-type="float" office:value="114798">
            <text:p>114798</text:p>
          </table:table-cell>
          <table:table-cell office:value-type="string">
            <text:p>{annotators=Original markups, entailment=ENTAILMENT, id=987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5613">
            <text:p>175613</text:p>
          </table:table-cell>
          <table:table-cell office:value-type="float" office:value="175903">
            <text:p>175903</text:p>
          </table:table-cell>
          <table:table-cell office:value-type="float" office:value="114449">
            <text:p>114449</text:p>
          </table:table-cell>
          <table:table-cell office:value-type="string">
            <text:p>{annotators=Original markups, entailment=NO, id=100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6824">
            <text:p>176824</text:p>
          </table:table-cell>
          <table:table-cell office:value-type="float" office:value="177103">
            <text:p>177103</text:p>
          </table:table-cell>
          <table:table-cell office:value-type="float" office:value="114691">
            <text:p>114691</text:p>
          </table:table-cell>
          <table:table-cell office:value-type="string">
            <text:p>{annotators=Original markups, entailment=NO, id=120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7842">
            <text:p>177842</text:p>
          </table:table-cell>
          <table:table-cell office:value-type="float" office:value="177991">
            <text:p>177991</text:p>
          </table:table-cell>
          <table:table-cell office:value-type="float" office:value="114420">
            <text:p>114420</text:p>
          </table:table-cell>
          <table:table-cell office:value-type="string">
            <text:p>{annotators=Original markups, entailment=NO, id=126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0261">
            <text:p>170261</text:p>
          </table:table-cell>
          <table:table-cell office:value-type="float" office:value="170595">
            <text:p>170595</text:p>
          </table:table-cell>
          <table:table-cell office:value-type="float" office:value="114791">
            <text:p>114791</text:p>
          </table:table-cell>
          <table:table-cell office:value-type="string">
            <text:p>{annotators=Original markups, entailment=NO, id=15, length=long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8636">
            <text:p>178636</text:p>
          </table:table-cell>
          <table:table-cell office:value-type="float" office:value="178831">
            <text:p>178831</text:p>
          </table:table-cell>
          <table:table-cell office:value-type="float" office:value="114354">
            <text:p>114354</text:p>
          </table:table-cell>
          <table:table-cell office:value-type="string">
            <text:p>{annotators=Original markups, entailment=NO, id=153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8833">
            <text:p>178833</text:p>
          </table:table-cell>
          <table:table-cell office:value-type="float" office:value="179010">
            <text:p>179010</text:p>
          </table:table-cell>
          <table:table-cell office:value-type="float" office:value="114844">
            <text:p>114844</text:p>
          </table:table-cell>
          <table:table-cell office:value-type="string">
            <text:p>{annotators=Original markups, entailment=NO, id=156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9677">
            <text:p>179677</text:p>
          </table:table-cell>
          <table:table-cell office:value-type="float" office:value="179871">
            <text:p>179871</text:p>
          </table:table-cell>
          <table:table-cell office:value-type="float" office:value="114232">
            <text:p>114232</text:p>
          </table:table-cell>
          <table:table-cell office:value-type="string">
            <text:p>{annotators=Original markups, entailment=NO, id=162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9872">
            <text:p>179872</text:p>
          </table:table-cell>
          <table:table-cell office:value-type="float" office:value="180139">
            <text:p>180139</text:p>
          </table:table-cell>
          <table:table-cell office:value-type="float" office:value="114678">
            <text:p>114678</text:p>
          </table:table-cell>
          <table:table-cell office:value-type="string">
            <text:p>{annotators=Original markups, entailment=NO, id=163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1780">
            <text:p>181780</text:p>
          </table:table-cell>
          <table:table-cell office:value-type="float" office:value="181992">
            <text:p>181992</text:p>
          </table:table-cell>
          <table:table-cell office:value-type="float" office:value="114720">
            <text:p>114720</text:p>
          </table:table-cell>
          <table:table-cell office:value-type="string">
            <text:p>{annotators=Original markups, entailment=NO, id=189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9169">
            <text:p>169169</text:p>
          </table:table-cell>
          <table:table-cell office:value-type="float" office:value="169447">
            <text:p>169447</text:p>
          </table:table-cell>
          <table:table-cell office:value-type="float" office:value="114429">
            <text:p>114429</text:p>
          </table:table-cell>
          <table:table-cell office:value-type="string">
            <text:p>{annotators=Original markups, entailment=NO, id=2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4514">
            <text:p>184514</text:p>
          </table:table-cell>
          <table:table-cell office:value-type="float" office:value="184747">
            <text:p>184747</text:p>
          </table:table-cell>
          <table:table-cell office:value-type="float" office:value="114365">
            <text:p>114365</text:p>
          </table:table-cell>
          <table:table-cell office:value-type="string">
            <text:p>{annotators=Original markups, entailment=NO, id=214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8112">
            <text:p>188112</text:p>
          </table:table-cell>
          <table:table-cell office:value-type="float" office:value="188375">
            <text:p>188375</text:p>
          </table:table-cell>
          <table:table-cell office:value-type="float" office:value="114709">
            <text:p>114709</text:p>
          </table:table-cell>
          <table:table-cell office:value-type="string">
            <text:p>{annotators=Original markups, entailment=NO, id=249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1099">
            <text:p>171099</text:p>
          </table:table-cell>
          <table:table-cell office:value-type="float" office:value="171346">
            <text:p>171346</text:p>
          </table:table-cell>
          <table:table-cell office:value-type="float" office:value="114643">
            <text:p>114643</text:p>
          </table:table-cell>
          <table:table-cell office:value-type="string">
            <text:p>{annotators=Original markups, entailment=NO, id=25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4479">
            <text:p>194479</text:p>
          </table:table-cell>
          <table:table-cell office:value-type="float" office:value="194739">
            <text:p>194739</text:p>
          </table:table-cell>
          <table:table-cell office:value-type="float" office:value="114707">
            <text:p>114707</text:p>
          </table:table-cell>
          <table:table-cell office:value-type="string">
            <text:p>{annotators=Original markups, entailment=NO, id=296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1348">
            <text:p>171348</text:p>
          </table:table-cell>
          <table:table-cell office:value-type="float" office:value="171572">
            <text:p>171572</text:p>
          </table:table-cell>
          <table:table-cell office:value-type="float" office:value="114662">
            <text:p>114662</text:p>
          </table:table-cell>
          <table:table-cell office:value-type="string">
            <text:p>{annotators=Original markups, entailment=NO, id=31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5915">
            <text:p>205915</text:p>
          </table:table-cell>
          <table:table-cell office:value-type="float" office:value="206296">
            <text:p>206296</text:p>
          </table:table-cell>
          <table:table-cell office:value-type="float" office:value="114278">
            <text:p>114278</text:p>
          </table:table-cell>
          <table:table-cell office:value-type="string">
            <text:p>{annotators=Original markups, entailment=NO, id=407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3334">
            <text:p>223334</text:p>
          </table:table-cell>
          <table:table-cell office:value-type="float" office:value="223482">
            <text:p>223482</text:p>
          </table:table-cell>
          <table:table-cell office:value-type="float" office:value="114347">
            <text:p>114347</text:p>
          </table:table-cell>
          <table:table-cell office:value-type="string">
            <text:p>{annotators=Original markups, entailment=NO, id=532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0251">
            <text:p>230251</text:p>
          </table:table-cell>
          <table:table-cell office:value-type="float" office:value="230559">
            <text:p>230559</text:p>
          </table:table-cell>
          <table:table-cell office:value-type="float" office:value="114783">
            <text:p>114783</text:p>
          </table:table-cell>
          <table:table-cell office:value-type="string">
            <text:p>{annotators=Original markups, entailment=NO, id=598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1479">
            <text:p>231479</text:p>
          </table:table-cell>
          <table:table-cell office:value-type="float" office:value="231769">
            <text:p>231769</text:p>
          </table:table-cell>
          <table:table-cell office:value-type="float" office:value="114680">
            <text:p>114680</text:p>
          </table:table-cell>
          <table:table-cell office:value-type="string">
            <text:p>{annotators=Original markups, entailment=NO, id=602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1770">
            <text:p>231770</text:p>
          </table:table-cell>
          <table:table-cell office:value-type="float" office:value="232249">
            <text:p>232249</text:p>
          </table:table-cell>
          <table:table-cell office:value-type="float" office:value="114565">
            <text:p>114565</text:p>
          </table:table-cell>
          <table:table-cell office:value-type="string">
            <text:p>{annotators=Original markups, entailment=NO, id=603, length=long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2490">
            <text:p>172490</text:p>
          </table:table-cell>
          <table:table-cell office:value-type="float" office:value="172691">
            <text:p>172691</text:p>
          </table:table-cell>
          <table:table-cell office:value-type="float" office:value="114902">
            <text:p>114902</text:p>
          </table:table-cell>
          <table:table-cell office:value-type="string">
            <text:p>{annotators=Original markups, entailment=NO, id=62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0550">
            <text:p>240550</text:p>
          </table:table-cell>
          <table:table-cell office:value-type="float" office:value="240820">
            <text:p>240820</text:p>
          </table:table-cell>
          <table:table-cell office:value-type="float" office:value="114577">
            <text:p>114577</text:p>
          </table:table-cell>
          <table:table-cell office:value-type="string">
            <text:p>{annotators=Original markups, entailment=NO, id=674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1838">
            <text:p>241838</text:p>
          </table:table-cell>
          <table:table-cell office:value-type="float" office:value="242130">
            <text:p>242130</text:p>
          </table:table-cell>
          <table:table-cell office:value-type="float" office:value="114639">
            <text:p>114639</text:p>
          </table:table-cell>
          <table:table-cell office:value-type="string">
            <text:p>{annotators=Original markups, entailment=NO, id=686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4094">
            <text:p>244094</text:p>
          </table:table-cell>
          <table:table-cell office:value-type="float" office:value="244254">
            <text:p>244254</text:p>
          </table:table-cell>
          <table:table-cell office:value-type="float" office:value="114237">
            <text:p>114237</text:p>
          </table:table-cell>
          <table:table-cell office:value-type="string">
            <text:p>{annotators=Original markups, entailment=NO, id=709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6881">
            <text:p>246881</text:p>
          </table:table-cell>
          <table:table-cell office:value-type="float" office:value="247035">
            <text:p>247035</text:p>
          </table:table-cell>
          <table:table-cell office:value-type="float" office:value="114701">
            <text:p>114701</text:p>
          </table:table-cell>
          <table:table-cell office:value-type="string">
            <text:p>{annotators=Original markups, entailment=NO, id=729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7037">
            <text:p>247037</text:p>
          </table:table-cell>
          <table:table-cell office:value-type="float" office:value="247290">
            <text:p>247290</text:p>
          </table:table-cell>
          <table:table-cell office:value-type="float" office:value="114436">
            <text:p>114436</text:p>
          </table:table-cell>
          <table:table-cell office:value-type="string">
            <text:p>{annotators=Original markups, entailment=NO, id=737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3318">
            <text:p>173318</text:p>
          </table:table-cell>
          <table:table-cell office:value-type="float" office:value="173720">
            <text:p>173720</text:p>
          </table:table-cell>
          <table:table-cell office:value-type="float" office:value="114290">
            <text:p>114290</text:p>
          </table:table-cell>
          <table:table-cell office:value-type="string">
            <text:p>{annotators=Original markups, entailment=NO, id=74, length=long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8933">
            <text:p>248933</text:p>
          </table:table-cell>
          <table:table-cell office:value-type="float" office:value="249178">
            <text:p>249178</text:p>
          </table:table-cell>
          <table:table-cell office:value-type="float" office:value="114729">
            <text:p>114729</text:p>
          </table:table-cell>
          <table:table-cell office:value-type="string">
            <text:p>{annotators=Original markups, entailment=NO, id=760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52438">
            <text:p>252438</text:p>
          </table:table-cell>
          <table:table-cell office:value-type="float" office:value="252693">
            <text:p>252693</text:p>
          </table:table-cell>
          <table:table-cell office:value-type="float" office:value="114747">
            <text:p>114747</text:p>
          </table:table-cell>
          <table:table-cell office:value-type="string">
            <text:p>{annotators=Original markups, entailment=NO, id=799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0109">
            <text:p>170109</text:p>
          </table:table-cell>
          <table:table-cell office:value-type="float" office:value="170259">
            <text:p>170259</text:p>
          </table:table-cell>
          <table:table-cell office:value-type="float" office:value="114249">
            <text:p>114249</text:p>
          </table:table-cell>
          <table:table-cell office:value-type="string">
            <text:p>{annotators=Original markups, entailment=NO, id=8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4686">
            <text:p>174686</text:p>
          </table:table-cell>
          <table:table-cell office:value-type="float" office:value="174866">
            <text:p>174866</text:p>
          </table:table-cell>
          <table:table-cell office:value-type="float" office:value="114870">
            <text:p>114870</text:p>
          </table:table-cell>
          <table:table-cell office:value-type="string">
            <text:p>{annotators=Original markups, entailment=NO, id=93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5025">
            <text:p>175025</text:p>
          </table:table-cell>
          <table:table-cell office:value-type="float" office:value="175426">
            <text:p>175426</text:p>
          </table:table-cell>
          <table:table-cell office:value-type="float" office:value="114595">
            <text:p>114595</text:p>
          </table:table-cell>
          <table:table-cell office:value-type="string">
            <text:p>{annotators=Original markups, entailment=NO, id=95, length=long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6405">
            <text:p>176405</text:p>
          </table:table-cell>
          <table:table-cell office:value-type="float" office:value="176822">
            <text:p>176822</text:p>
          </table:table-cell>
          <table:table-cell office:value-type="float" office:value="114537">
            <text:p>114537</text:p>
          </table:table-cell>
          <table:table-cell office:value-type="string">
            <text:p>{annotators=Original markups, entailment=UNKNOWN, id=111, length=long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7581">
            <text:p>177581</text:p>
          </table:table-cell>
          <table:table-cell office:value-type="float" office:value="177840">
            <text:p>177840</text:p>
          </table:table-cell>
          <table:table-cell office:value-type="float" office:value="114858">
            <text:p>114858</text:p>
          </table:table-cell>
          <table:table-cell office:value-type="string">
            <text:p>{annotators=Original markups, entailment=UNKNOWN, id=124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9011">
            <text:p>179011</text:p>
          </table:table-cell>
          <table:table-cell office:value-type="float" office:value="179182">
            <text:p>179182</text:p>
          </table:table-cell>
          <table:table-cell office:value-type="float" office:value="114587">
            <text:p>114587</text:p>
          </table:table-cell>
          <table:table-cell office:value-type="string">
            <text:p>{annotators=Original markups, entailment=UNKNOWN, id=157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0596">
            <text:p>170596</text:p>
          </table:table-cell>
          <table:table-cell office:value-type="float" office:value="170853">
            <text:p>170853</text:p>
          </table:table-cell>
          <table:table-cell office:value-type="float" office:value="114886">
            <text:p>114886</text:p>
          </table:table-cell>
          <table:table-cell office:value-type="string">
            <text:p>{annotators=Original markups, entailment=UNKNOWN, id=16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2616">
            <text:p>182616</text:p>
          </table:table-cell>
          <table:table-cell office:value-type="float" office:value="183048">
            <text:p>183048</text:p>
          </table:table-cell>
          <table:table-cell office:value-type="float" office:value="114812">
            <text:p>114812</text:p>
          </table:table-cell>
          <table:table-cell office:value-type="string">
            <text:p>{annotators=Original markups, entailment=UNKNOWN, id=200, length=long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3049">
            <text:p>183049</text:p>
          </table:table-cell>
          <table:table-cell office:value-type="float" office:value="183262">
            <text:p>183262</text:p>
          </table:table-cell>
          <table:table-cell office:value-type="float" office:value="114808">
            <text:p>114808</text:p>
          </table:table-cell>
          <table:table-cell office:value-type="string">
            <text:p>{annotators=Original markups, entailment=UNKNOWN, id=201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3663">
            <text:p>183663</text:p>
          </table:table-cell>
          <table:table-cell office:value-type="float" office:value="183995">
            <text:p>183995</text:p>
          </table:table-cell>
          <table:table-cell office:value-type="float" office:value="114233">
            <text:p>114233</text:p>
          </table:table-cell>
          <table:table-cell office:value-type="string">
            <text:p>{annotators=Original markups, entailment=UNKNOWN, id=209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3996">
            <text:p>183996</text:p>
          </table:table-cell>
          <table:table-cell office:value-type="float" office:value="184254">
            <text:p>184254</text:p>
          </table:table-cell>
          <table:table-cell office:value-type="float" office:value="114760">
            <text:p>114760</text:p>
          </table:table-cell>
          <table:table-cell office:value-type="string">
            <text:p>{annotators=Original markups, entailment=UNKNOWN, id=210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4256">
            <text:p>184256</text:p>
          </table:table-cell>
          <table:table-cell office:value-type="float" office:value="184513">
            <text:p>184513</text:p>
          </table:table-cell>
          <table:table-cell office:value-type="float" office:value="114544">
            <text:p>114544</text:p>
          </table:table-cell>
          <table:table-cell office:value-type="string">
            <text:p>{annotators=Original markups, entailment=UNKNOWN, id=213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4749">
            <text:p>184749</text:p>
          </table:table-cell>
          <table:table-cell office:value-type="float" office:value="185002">
            <text:p>185002</text:p>
          </table:table-cell>
          <table:table-cell office:value-type="float" office:value="114885">
            <text:p>114885</text:p>
          </table:table-cell>
          <table:table-cell office:value-type="string">
            <text:p>{annotators=Original markups, entailment=UNKNOWN, id=219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5003">
            <text:p>185003</text:p>
          </table:table-cell>
          <table:table-cell office:value-type="float" office:value="185211">
            <text:p>185211</text:p>
          </table:table-cell>
          <table:table-cell office:value-type="float" office:value="114543">
            <text:p>114543</text:p>
          </table:table-cell>
          <table:table-cell office:value-type="string">
            <text:p>{annotators=Original markups, entailment=UNKNOWN, id=220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5828">
            <text:p>185828</text:p>
          </table:table-cell>
          <table:table-cell office:value-type="float" office:value="186105">
            <text:p>186105</text:p>
          </table:table-cell>
          <table:table-cell office:value-type="float" office:value="114244">
            <text:p>114244</text:p>
          </table:table-cell>
          <table:table-cell office:value-type="string">
            <text:p>{annotators=Original markups, entailment=UNKNOWN, id=223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6106">
            <text:p>186106</text:p>
          </table:table-cell>
          <table:table-cell office:value-type="float" office:value="186330">
            <text:p>186330</text:p>
          </table:table-cell>
          <table:table-cell office:value-type="float" office:value="114492">
            <text:p>114492</text:p>
          </table:table-cell>
          <table:table-cell office:value-type="string">
            <text:p>{annotators=Original markups, entailment=UNKNOWN, id=224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6498">
            <text:p>186498</text:p>
          </table:table-cell>
          <table:table-cell office:value-type="float" office:value="186817">
            <text:p>186817</text:p>
          </table:table-cell>
          <table:table-cell office:value-type="float" office:value="114385">
            <text:p>114385</text:p>
          </table:table-cell>
          <table:table-cell office:value-type="string">
            <text:p>{annotators=Original markups, entailment=UNKNOWN, id=229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8376">
            <text:p>188376</text:p>
          </table:table-cell>
          <table:table-cell office:value-type="float" office:value="188686">
            <text:p>188686</text:p>
          </table:table-cell>
          <table:table-cell office:value-type="float" office:value="114216">
            <text:p>114216</text:p>
          </table:table-cell>
          <table:table-cell office:value-type="string">
            <text:p>{annotators=Original markups, entailment=UNKNOWN, id=250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8908">
            <text:p>188908</text:p>
          </table:table-cell>
          <table:table-cell office:value-type="float" office:value="189278">
            <text:p>189278</text:p>
          </table:table-cell>
          <table:table-cell office:value-type="float" office:value="114822">
            <text:p>114822</text:p>
          </table:table-cell>
          <table:table-cell office:value-type="string">
            <text:p>{annotators=Original markups, entailment=UNKNOWN, id=253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9280">
            <text:p>189280</text:p>
          </table:table-cell>
          <table:table-cell office:value-type="float" office:value="189466">
            <text:p>189466</text:p>
          </table:table-cell>
          <table:table-cell office:value-type="float" office:value="114660">
            <text:p>114660</text:p>
          </table:table-cell>
          <table:table-cell office:value-type="string">
            <text:p>{annotators=Original markups, entailment=UNKNOWN, id=255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9467">
            <text:p>189467</text:p>
          </table:table-cell>
          <table:table-cell office:value-type="float" office:value="189730">
            <text:p>189730</text:p>
          </table:table-cell>
          <table:table-cell office:value-type="float" office:value="114286">
            <text:p>114286</text:p>
          </table:table-cell>
          <table:table-cell office:value-type="string">
            <text:p>{annotators=Original markups, entailment=UNKNOWN, id=256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0031">
            <text:p>190031</text:p>
          </table:table-cell>
          <table:table-cell office:value-type="float" office:value="190243">
            <text:p>190243</text:p>
          </table:table-cell>
          <table:table-cell office:value-type="float" office:value="114776">
            <text:p>114776</text:p>
          </table:table-cell>
          <table:table-cell office:value-type="string">
            <text:p>{annotators=Original markups, entailment=UNKNOWN, id=260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0723">
            <text:p>190723</text:p>
          </table:table-cell>
          <table:table-cell office:value-type="float" office:value="191167">
            <text:p>191167</text:p>
          </table:table-cell>
          <table:table-cell office:value-type="float" office:value="114462">
            <text:p>114462</text:p>
          </table:table-cell>
          <table:table-cell office:value-type="string">
            <text:p>{annotators=Original markups, entailment=UNKNOWN, id=265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1168">
            <text:p>191168</text:p>
          </table:table-cell>
          <table:table-cell office:value-type="float" office:value="191338">
            <text:p>191338</text:p>
          </table:table-cell>
          <table:table-cell office:value-type="float" office:value="114725">
            <text:p>114725</text:p>
          </table:table-cell>
          <table:table-cell office:value-type="string">
            <text:p>{annotators=Original markups, entailment=UNKNOWN, id=266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1339">
            <text:p>191339</text:p>
          </table:table-cell>
          <table:table-cell office:value-type="float" office:value="191681">
            <text:p>191681</text:p>
          </table:table-cell>
          <table:table-cell office:value-type="float" office:value="114738">
            <text:p>114738</text:p>
          </table:table-cell>
          <table:table-cell office:value-type="string">
            <text:p>{annotators=Original markups, entailment=UNKNOWN, id=267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1683">
            <text:p>191683</text:p>
          </table:table-cell>
          <table:table-cell office:value-type="float" office:value="191968">
            <text:p>191968</text:p>
          </table:table-cell>
          <table:table-cell office:value-type="float" office:value="114393">
            <text:p>114393</text:p>
          </table:table-cell>
          <table:table-cell office:value-type="string">
            <text:p>{annotators=Original markups, entailment=UNKNOWN, id=269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1970">
            <text:p>191970</text:p>
          </table:table-cell>
          <table:table-cell office:value-type="float" office:value="192270">
            <text:p>192270</text:p>
          </table:table-cell>
          <table:table-cell office:value-type="float" office:value="114892">
            <text:p>114892</text:p>
          </table:table-cell>
          <table:table-cell office:value-type="string">
            <text:p>{annotators=Original markups, entailment=UNKNOWN, id=273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2271">
            <text:p>192271</text:p>
          </table:table-cell>
          <table:table-cell office:value-type="float" office:value="192579">
            <text:p>192579</text:p>
          </table:table-cell>
          <table:table-cell office:value-type="float" office:value="114505">
            <text:p>114505</text:p>
          </table:table-cell>
          <table:table-cell office:value-type="string">
            <text:p>{annotators=Original markups, entailment=UNKNOWN, id=274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4740">
            <text:p>194740</text:p>
          </table:table-cell>
          <table:table-cell office:value-type="float" office:value="195054">
            <text:p>195054</text:p>
          </table:table-cell>
          <table:table-cell office:value-type="float" office:value="114368">
            <text:p>114368</text:p>
          </table:table-cell>
          <table:table-cell office:value-type="string">
            <text:p>{annotators=Original markups, entailment=UNKNOWN, id=297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5056">
            <text:p>195056</text:p>
          </table:table-cell>
          <table:table-cell office:value-type="float" office:value="195321">
            <text:p>195321</text:p>
          </table:table-cell>
          <table:table-cell office:value-type="float" office:value="114807">
            <text:p>114807</text:p>
          </table:table-cell>
          <table:table-cell office:value-type="string">
            <text:p>{annotators=Original markups, entailment=UNKNOWN, id=301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5322">
            <text:p>195322</text:p>
          </table:table-cell>
          <table:table-cell office:value-type="float" office:value="195615">
            <text:p>195615</text:p>
          </table:table-cell>
          <table:table-cell office:value-type="float" office:value="114834">
            <text:p>114834</text:p>
          </table:table-cell>
          <table:table-cell office:value-type="string">
            <text:p>{annotators=Original markups, entailment=UNKNOWN, id=302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6168">
            <text:p>196168</text:p>
          </table:table-cell>
          <table:table-cell office:value-type="float" office:value="196602">
            <text:p>196602</text:p>
          </table:table-cell>
          <table:table-cell office:value-type="float" office:value="114539">
            <text:p>114539</text:p>
          </table:table-cell>
          <table:table-cell office:value-type="string">
            <text:p>{annotators=Original markups, entailment=UNKNOWN, id=314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7186">
            <text:p>197186</text:p>
          </table:table-cell>
          <table:table-cell office:value-type="float" office:value="197433">
            <text:p>197433</text:p>
          </table:table-cell>
          <table:table-cell office:value-type="float" office:value="114370">
            <text:p>114370</text:p>
          </table:table-cell>
          <table:table-cell office:value-type="string">
            <text:p>{annotators=Original markups, entailment=UNKNOWN, id=320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7670">
            <text:p>197670</text:p>
          </table:table-cell>
          <table:table-cell office:value-type="float" office:value="198030">
            <text:p>198030</text:p>
          </table:table-cell>
          <table:table-cell office:value-type="float" office:value="114322">
            <text:p>114322</text:p>
          </table:table-cell>
          <table:table-cell office:value-type="string">
            <text:p>{annotators=Original markups, entailment=UNKNOWN, id=323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8242">
            <text:p>198242</text:p>
          </table:table-cell>
          <table:table-cell office:value-type="float" office:value="198486">
            <text:p>198486</text:p>
          </table:table-cell>
          <table:table-cell office:value-type="float" office:value="114224">
            <text:p>114224</text:p>
          </table:table-cell>
          <table:table-cell office:value-type="string">
            <text:p>{annotators=Original markups, entailment=UNKNOWN, id=334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8488">
            <text:p>198488</text:p>
          </table:table-cell>
          <table:table-cell office:value-type="float" office:value="198736">
            <text:p>198736</text:p>
          </table:table-cell>
          <table:table-cell office:value-type="float" office:value="114772">
            <text:p>114772</text:p>
          </table:table-cell>
          <table:table-cell office:value-type="string">
            <text:p>{annotators=Original markups, entailment=UNKNOWN, id=337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8944">
            <text:p>198944</text:p>
          </table:table-cell>
          <table:table-cell office:value-type="float" office:value="199229">
            <text:p>199229</text:p>
          </table:table-cell>
          <table:table-cell office:value-type="float" office:value="114904">
            <text:p>114904</text:p>
          </table:table-cell>
          <table:table-cell office:value-type="string">
            <text:p>{annotators=Original markups, entailment=UNKNOWN, id=339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9231">
            <text:p>199231</text:p>
          </table:table-cell>
          <table:table-cell office:value-type="float" office:value="199728">
            <text:p>199728</text:p>
          </table:table-cell>
          <table:table-cell office:value-type="float" office:value="114623">
            <text:p>114623</text:p>
          </table:table-cell>
          <table:table-cell office:value-type="string">
            <text:p>{annotators=Original markups, entailment=UNKNOWN, id=345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9730">
            <text:p>199730</text:p>
          </table:table-cell>
          <table:table-cell office:value-type="float" office:value="200192">
            <text:p>200192</text:p>
          </table:table-cell>
          <table:table-cell office:value-type="float" office:value="114861">
            <text:p>114861</text:p>
          </table:table-cell>
          <table:table-cell office:value-type="string">
            <text:p>{annotators=Original markups, entailment=UNKNOWN, id=347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1457">
            <text:p>201457</text:p>
          </table:table-cell>
          <table:table-cell office:value-type="float" office:value="201693">
            <text:p>201693</text:p>
          </table:table-cell>
          <table:table-cell office:value-type="float" office:value="114517">
            <text:p>114517</text:p>
          </table:table-cell>
          <table:table-cell office:value-type="string">
            <text:p>{annotators=Original markups, entailment=UNKNOWN, id=360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1694">
            <text:p>201694</text:p>
          </table:table-cell>
          <table:table-cell office:value-type="float" office:value="202075">
            <text:p>202075</text:p>
          </table:table-cell>
          <table:table-cell office:value-type="float" office:value="114411">
            <text:p>114411</text:p>
          </table:table-cell>
          <table:table-cell office:value-type="string">
            <text:p>{annotators=Original markups, entailment=UNKNOWN, id=361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2730">
            <text:p>202730</text:p>
          </table:table-cell>
          <table:table-cell office:value-type="float" office:value="202991">
            <text:p>202991</text:p>
          </table:table-cell>
          <table:table-cell office:value-type="float" office:value="114864">
            <text:p>114864</text:p>
          </table:table-cell>
          <table:table-cell office:value-type="string">
            <text:p>{annotators=Original markups, entailment=UNKNOWN, id=370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3157">
            <text:p>203157</text:p>
          </table:table-cell>
          <table:table-cell office:value-type="float" office:value="203442">
            <text:p>203442</text:p>
          </table:table-cell>
          <table:table-cell office:value-type="float" office:value="114506">
            <text:p>114506</text:p>
          </table:table-cell>
          <table:table-cell office:value-type="string">
            <text:p>{annotators=Original markups, entailment=UNKNOWN, id=381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3443">
            <text:p>203443</text:p>
          </table:table-cell>
          <table:table-cell office:value-type="float" office:value="203777">
            <text:p>203777</text:p>
          </table:table-cell>
          <table:table-cell office:value-type="float" office:value="114764">
            <text:p>114764</text:p>
          </table:table-cell>
          <table:table-cell office:value-type="string">
            <text:p>{annotators=Original markups, entailment=UNKNOWN, id=382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3778">
            <text:p>203778</text:p>
          </table:table-cell>
          <table:table-cell office:value-type="float" office:value="204046">
            <text:p>204046</text:p>
          </table:table-cell>
          <table:table-cell office:value-type="float" office:value="114574">
            <text:p>114574</text:p>
          </table:table-cell>
          <table:table-cell office:value-type="string">
            <text:p>{annotators=Original markups, entailment=UNKNOWN, id=383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4047">
            <text:p>204047</text:p>
          </table:table-cell>
          <table:table-cell office:value-type="float" office:value="204271">
            <text:p>204271</text:p>
          </table:table-cell>
          <table:table-cell office:value-type="float" office:value="114670">
            <text:p>114670</text:p>
          </table:table-cell>
          <table:table-cell office:value-type="string">
            <text:p>{annotators=Original markups, entailment=UNKNOWN, id=384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4272">
            <text:p>204272</text:p>
          </table:table-cell>
          <table:table-cell office:value-type="float" office:value="204532">
            <text:p>204532</text:p>
          </table:table-cell>
          <table:table-cell office:value-type="float" office:value="114555">
            <text:p>114555</text:p>
          </table:table-cell>
          <table:table-cell office:value-type="string">
            <text:p>{annotators=Original markups, entailment=UNKNOWN, id=385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4827">
            <text:p>204827</text:p>
          </table:table-cell>
          <table:table-cell office:value-type="float" office:value="205125">
            <text:p>205125</text:p>
          </table:table-cell>
          <table:table-cell office:value-type="float" office:value="114353">
            <text:p>114353</text:p>
          </table:table-cell>
          <table:table-cell office:value-type="string">
            <text:p>{annotators=Original markups, entailment=UNKNOWN, id=388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5127">
            <text:p>205127</text:p>
          </table:table-cell>
          <table:table-cell office:value-type="float" office:value="205415">
            <text:p>205415</text:p>
          </table:table-cell>
          <table:table-cell office:value-type="float" office:value="114717">
            <text:p>114717</text:p>
          </table:table-cell>
          <table:table-cell office:value-type="string">
            <text:p>{annotators=Original markups, entailment=UNKNOWN, id=393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5417">
            <text:p>205417</text:p>
          </table:table-cell>
          <table:table-cell office:value-type="float" office:value="205752">
            <text:p>205752</text:p>
          </table:table-cell>
          <table:table-cell office:value-type="float" office:value="114683">
            <text:p>114683</text:p>
          </table:table-cell>
          <table:table-cell office:value-type="string">
            <text:p>{annotators=Original markups, entailment=UNKNOWN, id=399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5753">
            <text:p>205753</text:p>
          </table:table-cell>
          <table:table-cell office:value-type="float" office:value="205913">
            <text:p>205913</text:p>
          </table:table-cell>
          <table:table-cell office:value-type="float" office:value="114524">
            <text:p>114524</text:p>
          </table:table-cell>
          <table:table-cell office:value-type="string">
            <text:p>{annotators=Original markups, entailment=UNKNOWN, id=400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2058">
            <text:p>172058</text:p>
          </table:table-cell>
          <table:table-cell office:value-type="float" office:value="172243">
            <text:p>172243</text:p>
          </table:table-cell>
          <table:table-cell office:value-type="float" office:value="114780">
            <text:p>114780</text:p>
          </table:table-cell>
          <table:table-cell office:value-type="string">
            <text:p>{annotators=Original markups, entailment=UNKNOWN, id=41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6788">
            <text:p>206788</text:p>
          </table:table-cell>
          <table:table-cell office:value-type="float" office:value="207159">
            <text:p>207159</text:p>
          </table:table-cell>
          <table:table-cell office:value-type="float" office:value="114700">
            <text:p>114700</text:p>
          </table:table-cell>
          <table:table-cell office:value-type="string">
            <text:p>{annotators=Original markups, entailment=UNKNOWN, id=413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9654">
            <text:p>209654</text:p>
          </table:table-cell>
          <table:table-cell office:value-type="float" office:value="210271">
            <text:p>210271</text:p>
          </table:table-cell>
          <table:table-cell office:value-type="float" office:value="114392">
            <text:p>114392</text:p>
          </table:table-cell>
          <table:table-cell office:value-type="string">
            <text:p>{annotators=Original markups, entailment=UNKNOWN, id=423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0272">
            <text:p>210272</text:p>
          </table:table-cell>
          <table:table-cell office:value-type="float" office:value="210699">
            <text:p>210699</text:p>
          </table:table-cell>
          <table:table-cell office:value-type="float" office:value="114877">
            <text:p>114877</text:p>
          </table:table-cell>
          <table:table-cell office:value-type="string">
            <text:p>{annotators=Original markups, entailment=UNKNOWN, id=424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0701">
            <text:p>210701</text:p>
          </table:table-cell>
          <table:table-cell office:value-type="float" office:value="211087">
            <text:p>211087</text:p>
          </table:table-cell>
          <table:table-cell office:value-type="float" office:value="114608">
            <text:p>114608</text:p>
          </table:table-cell>
          <table:table-cell office:value-type="string">
            <text:p>{annotators=Original markups, entailment=UNKNOWN, id=427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1088">
            <text:p>211088</text:p>
          </table:table-cell>
          <table:table-cell office:value-type="float" office:value="211733">
            <text:p>211733</text:p>
          </table:table-cell>
          <table:table-cell office:value-type="float" office:value="114422">
            <text:p>114422</text:p>
          </table:table-cell>
          <table:table-cell office:value-type="string">
            <text:p>{annotators=Original markups, entailment=UNKNOWN, id=428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1734">
            <text:p>211734</text:p>
          </table:table-cell>
          <table:table-cell office:value-type="float" office:value="212356">
            <text:p>212356</text:p>
          </table:table-cell>
          <table:table-cell office:value-type="float" office:value="114262">
            <text:p>114262</text:p>
          </table:table-cell>
          <table:table-cell office:value-type="string">
            <text:p>{annotators=Original markups, entailment=UNKNOWN, id=429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2357">
            <text:p>212357</text:p>
          </table:table-cell>
          <table:table-cell office:value-type="float" office:value="212676">
            <text:p>212676</text:p>
          </table:table-cell>
          <table:table-cell office:value-type="float" office:value="114814">
            <text:p>114814</text:p>
          </table:table-cell>
          <table:table-cell office:value-type="string">
            <text:p>{annotators=Original markups, entailment=UNKNOWN, id=430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2677">
            <text:p>212677</text:p>
          </table:table-cell>
          <table:table-cell office:value-type="float" office:value="213244">
            <text:p>213244</text:p>
          </table:table-cell>
          <table:table-cell office:value-type="float" office:value="114626">
            <text:p>114626</text:p>
          </table:table-cell>
          <table:table-cell office:value-type="string">
            <text:p>{annotators=Original markups, entailment=UNKNOWN, id=431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5886">
            <text:p>215886</text:p>
          </table:table-cell>
          <table:table-cell office:value-type="float" office:value="216134">
            <text:p>216134</text:p>
          </table:table-cell>
          <table:table-cell office:value-type="float" office:value="114899">
            <text:p>114899</text:p>
          </table:table-cell>
          <table:table-cell office:value-type="string">
            <text:p>{annotators=Original markups, entailment=UNKNOWN, id=458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6720">
            <text:p>216720</text:p>
          </table:table-cell>
          <table:table-cell office:value-type="float" office:value="216936">
            <text:p>216936</text:p>
          </table:table-cell>
          <table:table-cell office:value-type="float" office:value="114526">
            <text:p>114526</text:p>
          </table:table-cell>
          <table:table-cell office:value-type="string">
            <text:p>{annotators=Original markups, entailment=UNKNOWN, id=464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7218">
            <text:p>217218</text:p>
          </table:table-cell>
          <table:table-cell office:value-type="float" office:value="217411">
            <text:p>217411</text:p>
          </table:table-cell>
          <table:table-cell office:value-type="float" office:value="114566">
            <text:p>114566</text:p>
          </table:table-cell>
          <table:table-cell office:value-type="string">
            <text:p>{annotators=Original markups, entailment=UNKNOWN, id=466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8042">
            <text:p>218042</text:p>
          </table:table-cell>
          <table:table-cell office:value-type="float" office:value="218349">
            <text:p>218349</text:p>
          </table:table-cell>
          <table:table-cell office:value-type="float" office:value="114792">
            <text:p>114792</text:p>
          </table:table-cell>
          <table:table-cell office:value-type="string">
            <text:p>{annotators=Original markups, entailment=UNKNOWN, id=478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8350">
            <text:p>218350</text:p>
          </table:table-cell>
          <table:table-cell office:value-type="float" office:value="218563">
            <text:p>218563</text:p>
          </table:table-cell>
          <table:table-cell office:value-type="float" office:value="114851">
            <text:p>114851</text:p>
          </table:table-cell>
          <table:table-cell office:value-type="string">
            <text:p>{annotators=Original markups, entailment=UNKNOWN, id=479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8806">
            <text:p>218806</text:p>
          </table:table-cell>
          <table:table-cell office:value-type="float" office:value="218959">
            <text:p>218959</text:p>
          </table:table-cell>
          <table:table-cell office:value-type="float" office:value="114716">
            <text:p>114716</text:p>
          </table:table-cell>
          <table:table-cell office:value-type="string">
            <text:p>{annotators=Original markups, entailment=UNKNOWN, id=483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9439">
            <text:p>219439</text:p>
          </table:table-cell>
          <table:table-cell office:value-type="float" office:value="219653">
            <text:p>219653</text:p>
          </table:table-cell>
          <table:table-cell office:value-type="float" office:value="114504">
            <text:p>114504</text:p>
          </table:table-cell>
          <table:table-cell office:value-type="string">
            <text:p>{annotators=Original markups, entailment=UNKNOWN, id=492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9776">
            <text:p>219776</text:p>
          </table:table-cell>
          <table:table-cell office:value-type="float" office:value="220012">
            <text:p>220012</text:p>
          </table:table-cell>
          <table:table-cell office:value-type="float" office:value="114254">
            <text:p>114254</text:p>
          </table:table-cell>
          <table:table-cell office:value-type="string">
            <text:p>{annotators=Original markups, entailment=UNKNOWN, id=494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0534">
            <text:p>220534</text:p>
          </table:table-cell>
          <table:table-cell office:value-type="float" office:value="220840">
            <text:p>220840</text:p>
          </table:table-cell>
          <table:table-cell office:value-type="float" office:value="114654">
            <text:p>114654</text:p>
          </table:table-cell>
          <table:table-cell office:value-type="string">
            <text:p>{annotators=Original markups, entailment=UNKNOWN, id=497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1398">
            <text:p>221398</text:p>
          </table:table-cell>
          <table:table-cell office:value-type="float" office:value="221653">
            <text:p>221653</text:p>
          </table:table-cell>
          <table:table-cell office:value-type="float" office:value="114871">
            <text:p>114871</text:p>
          </table:table-cell>
          <table:table-cell office:value-type="string">
            <text:p>{annotators=Original markups, entailment=UNKNOWN, id=519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1654">
            <text:p>221654</text:p>
          </table:table-cell>
          <table:table-cell office:value-type="float" office:value="221942">
            <text:p>221942</text:p>
          </table:table-cell>
          <table:table-cell office:value-type="float" office:value="114265">
            <text:p>114265</text:p>
          </table:table-cell>
          <table:table-cell office:value-type="string">
            <text:p>{annotators=Original markups, entailment=UNKNOWN, id=520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1943">
            <text:p>221943</text:p>
          </table:table-cell>
          <table:table-cell office:value-type="float" office:value="222300">
            <text:p>222300</text:p>
          </table:table-cell>
          <table:table-cell office:value-type="float" office:value="114513">
            <text:p>114513</text:p>
          </table:table-cell>
          <table:table-cell office:value-type="string">
            <text:p>{annotators=Original markups, entailment=UNKNOWN, id=521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2302">
            <text:p>222302</text:p>
          </table:table-cell>
          <table:table-cell office:value-type="float" office:value="222690">
            <text:p>222690</text:p>
          </table:table-cell>
          <table:table-cell office:value-type="float" office:value="114486">
            <text:p>114486</text:p>
          </table:table-cell>
          <table:table-cell office:value-type="string">
            <text:p>{annotators=Original markups, entailment=UNKNOWN, id=524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2691">
            <text:p>222691</text:p>
          </table:table-cell>
          <table:table-cell office:value-type="float" office:value="223050">
            <text:p>223050</text:p>
          </table:table-cell>
          <table:table-cell office:value-type="float" office:value="114496">
            <text:p>114496</text:p>
          </table:table-cell>
          <table:table-cell office:value-type="string">
            <text:p>{annotators=Original markups, entailment=UNKNOWN, id=525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3051">
            <text:p>223051</text:p>
          </table:table-cell>
          <table:table-cell office:value-type="float" office:value="223332">
            <text:p>223332</text:p>
          </table:table-cell>
          <table:table-cell office:value-type="float" office:value="114507">
            <text:p>114507</text:p>
          </table:table-cell>
          <table:table-cell office:value-type="string">
            <text:p>{annotators=Original markups, entailment=UNKNOWN, id=526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3484">
            <text:p>223484</text:p>
          </table:table-cell>
          <table:table-cell office:value-type="float" office:value="223769">
            <text:p>223769</text:p>
          </table:table-cell>
          <table:table-cell office:value-type="float" office:value="114378">
            <text:p>114378</text:p>
          </table:table-cell>
          <table:table-cell office:value-type="string">
            <text:p>{annotators=Original markups, entailment=UNKNOWN, id=535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4040">
            <text:p>224040</text:p>
          </table:table-cell>
          <table:table-cell office:value-type="float" office:value="224351">
            <text:p>224351</text:p>
          </table:table-cell>
          <table:table-cell office:value-type="float" office:value="114514">
            <text:p>114514</text:p>
          </table:table-cell>
          <table:table-cell office:value-type="string">
            <text:p>{annotators=Original markups, entailment=UNKNOWN, id=543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4589">
            <text:p>224589</text:p>
          </table:table-cell>
          <table:table-cell office:value-type="float" office:value="224819">
            <text:p>224819</text:p>
          </table:table-cell>
          <table:table-cell office:value-type="float" office:value="114868">
            <text:p>114868</text:p>
          </table:table-cell>
          <table:table-cell office:value-type="string">
            <text:p>{annotators=Original markups, entailment=UNKNOWN, id=546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5107">
            <text:p>225107</text:p>
          </table:table-cell>
          <table:table-cell office:value-type="float" office:value="225321">
            <text:p>225321</text:p>
          </table:table-cell>
          <table:table-cell office:value-type="float" office:value="114890">
            <text:p>114890</text:p>
          </table:table-cell>
          <table:table-cell office:value-type="string">
            <text:p>{annotators=Original markups, entailment=UNKNOWN, id=554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5946">
            <text:p>225946</text:p>
          </table:table-cell>
          <table:table-cell office:value-type="float" office:value="226189">
            <text:p>226189</text:p>
          </table:table-cell>
          <table:table-cell office:value-type="float" office:value="114554">
            <text:p>114554</text:p>
          </table:table-cell>
          <table:table-cell office:value-type="string">
            <text:p>{annotators=Original markups, entailment=UNKNOWN, id=559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6445">
            <text:p>226445</text:p>
          </table:table-cell>
          <table:table-cell office:value-type="float" office:value="226776">
            <text:p>226776</text:p>
          </table:table-cell>
          <table:table-cell office:value-type="float" office:value="114358">
            <text:p>114358</text:p>
          </table:table-cell>
          <table:table-cell office:value-type="string">
            <text:p>{annotators=Original markups, entailment=UNKNOWN, id=561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7518">
            <text:p>227518</text:p>
          </table:table-cell>
          <table:table-cell office:value-type="float" office:value="227707">
            <text:p>227707</text:p>
          </table:table-cell>
          <table:table-cell office:value-type="float" office:value="114576">
            <text:p>114576</text:p>
          </table:table-cell>
          <table:table-cell office:value-type="string">
            <text:p>{annotators=Original markups, entailment=UNKNOWN, id=574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7708">
            <text:p>227708</text:p>
          </table:table-cell>
          <table:table-cell office:value-type="float" office:value="227876">
            <text:p>227876</text:p>
          </table:table-cell>
          <table:table-cell office:value-type="float" office:value="114694">
            <text:p>114694</text:p>
          </table:table-cell>
          <table:table-cell office:value-type="string">
            <text:p>{annotators=Original markups, entailment=UNKNOWN, id=575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7877">
            <text:p>227877</text:p>
          </table:table-cell>
          <table:table-cell office:value-type="float" office:value="228099">
            <text:p>228099</text:p>
          </table:table-cell>
          <table:table-cell office:value-type="float" office:value="114799">
            <text:p>114799</text:p>
          </table:table-cell>
          <table:table-cell office:value-type="string">
            <text:p>{annotators=Original markups, entailment=UNKNOWN, id=576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8100">
            <text:p>228100</text:p>
          </table:table-cell>
          <table:table-cell office:value-type="float" office:value="228245">
            <text:p>228245</text:p>
          </table:table-cell>
          <table:table-cell office:value-type="float" office:value="114646">
            <text:p>114646</text:p>
          </table:table-cell>
          <table:table-cell office:value-type="string">
            <text:p>{annotators=Original markups, entailment=UNKNOWN, id=577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8246">
            <text:p>228246</text:p>
          </table:table-cell>
          <table:table-cell office:value-type="float" office:value="228396">
            <text:p>228396</text:p>
          </table:table-cell>
          <table:table-cell office:value-type="float" office:value="114296">
            <text:p>114296</text:p>
          </table:table-cell>
          <table:table-cell office:value-type="string">
            <text:p>{annotators=Original markups, entailment=UNKNOWN, id=578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8397">
            <text:p>228397</text:p>
          </table:table-cell>
          <table:table-cell office:value-type="float" office:value="228665">
            <text:p>228665</text:p>
          </table:table-cell>
          <table:table-cell office:value-type="float" office:value="114503">
            <text:p>114503</text:p>
          </table:table-cell>
          <table:table-cell office:value-type="string">
            <text:p>{annotators=Original markups, entailment=UNKNOWN, id=583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8971">
            <text:p>228971</text:p>
          </table:table-cell>
          <table:table-cell office:value-type="float" office:value="229229">
            <text:p>229229</text:p>
          </table:table-cell>
          <table:table-cell office:value-type="float" office:value="114374">
            <text:p>114374</text:p>
          </table:table-cell>
          <table:table-cell office:value-type="string">
            <text:p>{annotators=Original markups, entailment=UNKNOWN, id=587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9505">
            <text:p>229505</text:p>
          </table:table-cell>
          <table:table-cell office:value-type="float" office:value="229849">
            <text:p>229849</text:p>
          </table:table-cell>
          <table:table-cell office:value-type="float" office:value="114326">
            <text:p>114326</text:p>
          </table:table-cell>
          <table:table-cell office:value-type="string">
            <text:p>{annotators=Original markups, entailment=UNKNOWN, id=593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9605">
            <text:p>169605</text:p>
          </table:table-cell>
          <table:table-cell office:value-type="float" office:value="169862">
            <text:p>169862</text:p>
          </table:table-cell>
          <table:table-cell office:value-type="float" office:value="114849">
            <text:p>114849</text:p>
          </table:table-cell>
          <table:table-cell office:value-type="string">
            <text:p>{annotators=Original markups, entailment=UNKNOWN, id=6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2251">
            <text:p>232251</text:p>
          </table:table-cell>
          <table:table-cell office:value-type="float" office:value="232447">
            <text:p>232447</text:p>
          </table:table-cell>
          <table:table-cell office:value-type="float" office:value="114620">
            <text:p>114620</text:p>
          </table:table-cell>
          <table:table-cell office:value-type="string">
            <text:p>{annotators=Original markups, entailment=UNKNOWN, id=606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2449">
            <text:p>232449</text:p>
          </table:table-cell>
          <table:table-cell office:value-type="float" office:value="232768">
            <text:p>232768</text:p>
          </table:table-cell>
          <table:table-cell office:value-type="float" office:value="114266">
            <text:p>114266</text:p>
          </table:table-cell>
          <table:table-cell office:value-type="string">
            <text:p>{annotators=Original markups, entailment=UNKNOWN, id=608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3258">
            <text:p>233258</text:p>
          </table:table-cell>
          <table:table-cell office:value-type="float" office:value="233458">
            <text:p>233458</text:p>
          </table:table-cell>
          <table:table-cell office:value-type="float" office:value="114301">
            <text:p>114301</text:p>
          </table:table-cell>
          <table:table-cell office:value-type="string">
            <text:p>{annotators=Original markups, entailment=UNKNOWN, id=612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3459">
            <text:p>233459</text:p>
          </table:table-cell>
          <table:table-cell office:value-type="float" office:value="233705">
            <text:p>233705</text:p>
          </table:table-cell>
          <table:table-cell office:value-type="float" office:value="114421">
            <text:p>114421</text:p>
          </table:table-cell>
          <table:table-cell office:value-type="string">
            <text:p>{annotators=Original markups, entailment=UNKNOWN, id=613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4719">
            <text:p>234719</text:p>
          </table:table-cell>
          <table:table-cell office:value-type="float" office:value="234929">
            <text:p>234929</text:p>
          </table:table-cell>
          <table:table-cell office:value-type="float" office:value="114324">
            <text:p>114324</text:p>
          </table:table-cell>
          <table:table-cell office:value-type="string">
            <text:p>{annotators=Original markups, entailment=UNKNOWN, id=617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4930">
            <text:p>234930</text:p>
          </table:table-cell>
          <table:table-cell office:value-type="float" office:value="235114">
            <text:p>235114</text:p>
          </table:table-cell>
          <table:table-cell office:value-type="float" office:value="114379">
            <text:p>114379</text:p>
          </table:table-cell>
          <table:table-cell office:value-type="string">
            <text:p>{annotators=Original markups, entailment=UNKNOWN, id=619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6267">
            <text:p>236267</text:p>
          </table:table-cell>
          <table:table-cell office:value-type="float" office:value="236492">
            <text:p>236492</text:p>
          </table:table-cell>
          <table:table-cell office:value-type="float" office:value="114811">
            <text:p>114811</text:p>
          </table:table-cell>
          <table:table-cell office:value-type="string">
            <text:p>{annotators=Original markups, entailment=UNKNOWN, id=631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7831">
            <text:p>237831</text:p>
          </table:table-cell>
          <table:table-cell office:value-type="float" office:value="238054">
            <text:p>238054</text:p>
          </table:table-cell>
          <table:table-cell office:value-type="float" office:value="114846">
            <text:p>114846</text:p>
          </table:table-cell>
          <table:table-cell office:value-type="string">
            <text:p>{annotators=Original markups, entailment=UNKNOWN, id=639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8287">
            <text:p>238287</text:p>
          </table:table-cell>
          <table:table-cell office:value-type="float" office:value="238455">
            <text:p>238455</text:p>
          </table:table-cell>
          <table:table-cell office:value-type="float" office:value="114548">
            <text:p>114548</text:p>
          </table:table-cell>
          <table:table-cell office:value-type="string">
            <text:p>{annotators=Original markups, entailment=UNKNOWN, id=641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8456">
            <text:p>238456</text:p>
          </table:table-cell>
          <table:table-cell office:value-type="float" office:value="238633">
            <text:p>238633</text:p>
          </table:table-cell>
          <table:table-cell office:value-type="float" office:value="114489">
            <text:p>114489</text:p>
          </table:table-cell>
          <table:table-cell office:value-type="string">
            <text:p>{annotators=Original markups, entailment=UNKNOWN, id=642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8635">
            <text:p>238635</text:p>
          </table:table-cell>
          <table:table-cell office:value-type="float" office:value="238889">
            <text:p>238889</text:p>
          </table:table-cell>
          <table:table-cell office:value-type="float" office:value="114398">
            <text:p>114398</text:p>
          </table:table-cell>
          <table:table-cell office:value-type="string">
            <text:p>{annotators=Original markups, entailment=UNKNOWN, id=649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8890">
            <text:p>238890</text:p>
          </table:table-cell>
          <table:table-cell office:value-type="float" office:value="239074">
            <text:p>239074</text:p>
          </table:table-cell>
          <table:table-cell office:value-type="float" office:value="114730">
            <text:p>114730</text:p>
          </table:table-cell>
          <table:table-cell office:value-type="string">
            <text:p>{annotators=Original markups, entailment=UNKNOWN, id=650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9076">
            <text:p>239076</text:p>
          </table:table-cell>
          <table:table-cell office:value-type="float" office:value="239267">
            <text:p>239267</text:p>
          </table:table-cell>
          <table:table-cell office:value-type="float" office:value="114338">
            <text:p>114338</text:p>
          </table:table-cell>
          <table:table-cell office:value-type="string">
            <text:p>{annotators=Original markups, entailment=UNKNOWN, id=652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9440">
            <text:p>239440</text:p>
          </table:table-cell>
          <table:table-cell office:value-type="float" office:value="239774">
            <text:p>239774</text:p>
          </table:table-cell>
          <table:table-cell office:value-type="float" office:value="114856">
            <text:p>114856</text:p>
          </table:table-cell>
          <table:table-cell office:value-type="string">
            <text:p>{annotators=Original markups, entailment=UNKNOWN, id=656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9776">
            <text:p>239776</text:p>
          </table:table-cell>
          <table:table-cell office:value-type="float" office:value="240035">
            <text:p>240035</text:p>
          </table:table-cell>
          <table:table-cell office:value-type="float" office:value="114501">
            <text:p>114501</text:p>
          </table:table-cell>
          <table:table-cell office:value-type="string">
            <text:p>{annotators=Original markups, entailment=UNKNOWN, id=660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0822">
            <text:p>240822</text:p>
          </table:table-cell>
          <table:table-cell office:value-type="float" office:value="241052">
            <text:p>241052</text:p>
          </table:table-cell>
          <table:table-cell office:value-type="float" office:value="114829">
            <text:p>114829</text:p>
          </table:table-cell>
          <table:table-cell office:value-type="string">
            <text:p>{annotators=Original markups, entailment=UNKNOWN, id=676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1053">
            <text:p>241053</text:p>
          </table:table-cell>
          <table:table-cell office:value-type="float" office:value="241290">
            <text:p>241290</text:p>
          </table:table-cell>
          <table:table-cell office:value-type="float" office:value="114327">
            <text:p>114327</text:p>
          </table:table-cell>
          <table:table-cell office:value-type="string">
            <text:p>{annotators=Original markups, entailment=UNKNOWN, id=679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1454">
            <text:p>241454</text:p>
          </table:table-cell>
          <table:table-cell office:value-type="float" office:value="241657">
            <text:p>241657</text:p>
          </table:table-cell>
          <table:table-cell office:value-type="float" office:value="114239">
            <text:p>114239</text:p>
          </table:table-cell>
          <table:table-cell office:value-type="string">
            <text:p>{annotators=Original markups, entailment=UNKNOWN, id=682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2131">
            <text:p>242131</text:p>
          </table:table-cell>
          <table:table-cell office:value-type="float" office:value="242321">
            <text:p>242321</text:p>
          </table:table-cell>
          <table:table-cell office:value-type="float" office:value="114405">
            <text:p>114405</text:p>
          </table:table-cell>
          <table:table-cell office:value-type="string">
            <text:p>{annotators=Original markups, entailment=UNKNOWN, id=687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2791">
            <text:p>242791</text:p>
          </table:table-cell>
          <table:table-cell office:value-type="float" office:value="243053">
            <text:p>243053</text:p>
          </table:table-cell>
          <table:table-cell office:value-type="float" office:value="114621">
            <text:p>114621</text:p>
          </table:table-cell>
          <table:table-cell office:value-type="string">
            <text:p>{annotators=Original markups, entailment=UNKNOWN, id=694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4495">
            <text:p>244495</text:p>
          </table:table-cell>
          <table:table-cell office:value-type="float" office:value="244769">
            <text:p>244769</text:p>
          </table:table-cell>
          <table:table-cell office:value-type="float" office:value="114596">
            <text:p>114596</text:p>
          </table:table-cell>
          <table:table-cell office:value-type="string">
            <text:p>{annotators=Original markups, entailment=UNKNOWN, id=712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5033">
            <text:p>245033</text:p>
          </table:table-cell>
          <table:table-cell office:value-type="float" office:value="245285">
            <text:p>245285</text:p>
          </table:table-cell>
          <table:table-cell office:value-type="float" office:value="114523">
            <text:p>114523</text:p>
          </table:table-cell>
          <table:table-cell office:value-type="string">
            <text:p>{annotators=Original markups, entailment=UNKNOWN, id=714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5286">
            <text:p>245286</text:p>
          </table:table-cell>
          <table:table-cell office:value-type="float" office:value="245525">
            <text:p>245525</text:p>
          </table:table-cell>
          <table:table-cell office:value-type="float" office:value="114874">
            <text:p>114874</text:p>
          </table:table-cell>
          <table:table-cell office:value-type="string">
            <text:p>{annotators=Original markups, entailment=UNKNOWN, id=715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5527">
            <text:p>245527</text:p>
          </table:table-cell>
          <table:table-cell office:value-type="float" office:value="245823">
            <text:p>245823</text:p>
          </table:table-cell>
          <table:table-cell office:value-type="float" office:value="114735">
            <text:p>114735</text:p>
          </table:table-cell>
          <table:table-cell office:value-type="string">
            <text:p>{annotators=Original markups, entailment=UNKNOWN, id=717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5824">
            <text:p>245824</text:p>
          </table:table-cell>
          <table:table-cell office:value-type="float" office:value="246045">
            <text:p>246045</text:p>
          </table:table-cell>
          <table:table-cell office:value-type="float" office:value="114835">
            <text:p>114835</text:p>
          </table:table-cell>
          <table:table-cell office:value-type="string">
            <text:p>{annotators=Original markups, entailment=UNKNOWN, id=718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3721">
            <text:p>173721</text:p>
          </table:table-cell>
          <table:table-cell office:value-type="float" office:value="174005">
            <text:p>174005</text:p>
          </table:table-cell>
          <table:table-cell office:value-type="float" office:value="114718">
            <text:p>114718</text:p>
          </table:table-cell>
          <table:table-cell office:value-type="string">
            <text:p>{annotators=Original markups, entailment=UNKNOWN, id=75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4007">
            <text:p>174007</text:p>
          </table:table-cell>
          <table:table-cell office:value-type="float" office:value="174214">
            <text:p>174214</text:p>
          </table:table-cell>
          <table:table-cell office:value-type="float" office:value="114259">
            <text:p>114259</text:p>
          </table:table-cell>
          <table:table-cell office:value-type="string">
            <text:p>{annotators=Original markups, entailment=UNKNOWN, id=77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9694">
            <text:p>249694</text:p>
          </table:table-cell>
          <table:table-cell office:value-type="float" office:value="250186">
            <text:p>250186</text:p>
          </table:table-cell>
          <table:table-cell office:value-type="float" office:value="114839">
            <text:p>114839</text:p>
          </table:table-cell>
          <table:table-cell office:value-type="string">
            <text:p>{annotators=Original markups, entailment=UNKNOWN, id=774, length=long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50454">
            <text:p>250454</text:p>
          </table:table-cell>
          <table:table-cell office:value-type="float" office:value="250965">
            <text:p>250965</text:p>
          </table:table-cell>
          <table:table-cell office:value-type="float" office:value="114602">
            <text:p>114602</text:p>
          </table:table-cell>
          <table:table-cell office:value-type="string">
            <text:p>{annotators=Original markups, entailment=UNKNOWN, id=776, length=long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51670">
            <text:p>251670</text:p>
          </table:table-cell>
          <table:table-cell office:value-type="float" office:value="251845">
            <text:p>251845</text:p>
          </table:table-cell>
          <table:table-cell office:value-type="float" office:value="114287">
            <text:p>114287</text:p>
          </table:table-cell>
          <table:table-cell office:value-type="string">
            <text:p>{annotators=Original markups, entailment=UNKNOWN, id=787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52206">
            <text:p>252206</text:p>
          </table:table-cell>
          <table:table-cell office:value-type="float" office:value="252436">
            <text:p>252436</text:p>
          </table:table-cell>
          <table:table-cell office:value-type="float" office:value="114367">
            <text:p>114367</text:p>
          </table:table-cell>
          <table:table-cell office:value-type="string">
            <text:p>{annotators=Original markups, entailment=UNKNOWN, id=796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5428">
            <text:p>175428</text:p>
          </table:table-cell>
          <table:table-cell office:value-type="float" office:value="175611">
            <text:p>175611</text:p>
          </table:table-cell>
          <table:table-cell office:value-type="float" office:value="114588">
            <text:p>114588</text:p>
          </table:table-cell>
          <table:table-cell office:value-type="string">
            <text:p>{annotators=Original markups, entailment=UNKNOWN, id=97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7885">
            <text:p>167885</text:p>
          </table:table-cell>
          <table:table-cell office:value-type="float" office:value="168130">
            <text:p>168130</text:p>
          </table:table-cell>
          <table:table-cell office:value-type="float" office:value="114456">
            <text:p>114456</text:p>
          </table:table-cell>
          <table:table-cell office:value-type="string">
            <text:p>{annotators=Original markups, entailment=UNKNOWN, id=973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8132">
            <text:p>168132</text:p>
          </table:table-cell>
          <table:table-cell office:value-type="float" office:value="168395">
            <text:p>168395</text:p>
          </table:table-cell>
          <table:table-cell office:value-type="float" office:value="114409">
            <text:p>114409</text:p>
          </table:table-cell>
          <table:table-cell office:value-type="string">
            <text:p>{annotators=Original markups, entailment=UNKNOWN, id=979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8564">
            <text:p>168564</text:p>
          </table:table-cell>
          <table:table-cell office:value-type="float" office:value="168769">
            <text:p>168769</text:p>
          </table:table-cell>
          <table:table-cell office:value-type="float" office:value="114487">
            <text:p>114487</text:p>
          </table:table-cell>
          <table:table-cell office:value-type="string">
            <text:p>{annotators=Original markups, entailment=UNKNOWN, id=988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8771">
            <text:p>168771</text:p>
          </table:table-cell>
          <table:table-cell office:value-type="float" office:value="168986">
            <text:p>168986</text:p>
          </table:table-cell>
          <table:table-cell office:value-type="float" office:value="114546">
            <text:p>114546</text:p>
          </table:table-cell>
          <table:table-cell office:value-type="string">
            <text:p>{annotators=Original markups, entailment=UNKNOWN, id=991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8988">
            <text:p>168988</text:p>
          </table:table-cell>
          <table:table-cell office:value-type="float" office:value="169166">
            <text:p>169166</text:p>
          </table:table-cell>
          <table:table-cell office:value-type="float" office:value="114497">
            <text:p>114497</text:p>
          </table:table-cell>
          <table:table-cell office:value-type="string">
            <text:p>{annotators=Original markups, entailment=UNKNOWN, id=996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5905">
            <text:p>175905</text:p>
          </table:table-cell>
          <table:table-cell office:value-type="float" office:value="176153">
            <text:p>176153</text:p>
          </table:table-cell>
          <table:table-cell office:value-type="float" office:value="114785">
            <text:p>114785</text:p>
          </table:table-cell>
          <table:table-cell office:value-type="string">
            <text:p>{annotators=Original markups, entailment=YES, id=102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6155">
            <text:p>176155</text:p>
          </table:table-cell>
          <table:table-cell office:value-type="float" office:value="176403">
            <text:p>176403</text:p>
          </table:table-cell>
          <table:table-cell office:value-type="float" office:value="114219">
            <text:p>114219</text:p>
          </table:table-cell>
          <table:table-cell office:value-type="string">
            <text:p>{annotators=Original markups, entailment=YES, id=109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7104">
            <text:p>177104</text:p>
          </table:table-cell>
          <table:table-cell office:value-type="float" office:value="177386">
            <text:p>177386</text:p>
          </table:table-cell>
          <table:table-cell office:value-type="float" office:value="114777">
            <text:p>114777</text:p>
          </table:table-cell>
          <table:table-cell office:value-type="string">
            <text:p>{annotators=Original markups, entailment=YES, id=121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7387">
            <text:p>177387</text:p>
          </table:table-cell>
          <table:table-cell office:value-type="float" office:value="177579">
            <text:p>177579</text:p>
          </table:table-cell>
          <table:table-cell office:value-type="float" office:value="114540">
            <text:p>114540</text:p>
          </table:table-cell>
          <table:table-cell office:value-type="string">
            <text:p>{annotators=Original markups, entailment=YES, id=122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7993">
            <text:p>177993</text:p>
          </table:table-cell>
          <table:table-cell office:value-type="float" office:value="178265">
            <text:p>178265</text:p>
          </table:table-cell>
          <table:table-cell office:value-type="float" office:value="114395">
            <text:p>114395</text:p>
          </table:table-cell>
          <table:table-cell office:value-type="string">
            <text:p>{annotators=Original markups, entailment=YES, id=129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8267">
            <text:p>178267</text:p>
          </table:table-cell>
          <table:table-cell office:value-type="float" office:value="178462">
            <text:p>178462</text:p>
          </table:table-cell>
          <table:table-cell office:value-type="float" office:value="114551">
            <text:p>114551</text:p>
          </table:table-cell>
          <table:table-cell office:value-type="string">
            <text:p>{annotators=Original markups, entailment=YES, id=135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8464">
            <text:p>178464</text:p>
          </table:table-cell>
          <table:table-cell office:value-type="float" office:value="178634">
            <text:p>178634</text:p>
          </table:table-cell>
          <table:table-cell office:value-type="float" office:value="114848">
            <text:p>114848</text:p>
          </table:table-cell>
          <table:table-cell office:value-type="string">
            <text:p>{annotators=Original markups, entailment=YES, id=150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9184">
            <text:p>179184</text:p>
          </table:table-cell>
          <table:table-cell office:value-type="float" office:value="179676">
            <text:p>179676</text:p>
          </table:table-cell>
          <table:table-cell office:value-type="float" office:value="114671">
            <text:p>114671</text:p>
          </table:table-cell>
          <table:table-cell office:value-type="string">
            <text:p>{annotators=Original markups, entailment=YES, id=159, length=long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0141">
            <text:p>180141</text:p>
          </table:table-cell>
          <table:table-cell office:value-type="float" office:value="180461">
            <text:p>180461</text:p>
          </table:table-cell>
          <table:table-cell office:value-type="float" office:value="114594">
            <text:p>114594</text:p>
          </table:table-cell>
          <table:table-cell office:value-type="string">
            <text:p>{annotators=Original markups, entailment=YES, id=168, length=long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0463">
            <text:p>180463</text:p>
          </table:table-cell>
          <table:table-cell office:value-type="float" office:value="180697">
            <text:p>180697</text:p>
          </table:table-cell>
          <table:table-cell office:value-type="float" office:value="114430">
            <text:p>114430</text:p>
          </table:table-cell>
          <table:table-cell office:value-type="string">
            <text:p>{annotators=Original markups, entailment=YES, id=173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0699">
            <text:p>180699</text:p>
          </table:table-cell>
          <table:table-cell office:value-type="float" office:value="180881">
            <text:p>180881</text:p>
          </table:table-cell>
          <table:table-cell office:value-type="float" office:value="114495">
            <text:p>114495</text:p>
          </table:table-cell>
          <table:table-cell office:value-type="string">
            <text:p>{annotators=Original markups, entailment=YES, id=176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0882">
            <text:p>180882</text:p>
          </table:table-cell>
          <table:table-cell office:value-type="float" office:value="181058">
            <text:p>181058</text:p>
          </table:table-cell>
          <table:table-cell office:value-type="float" office:value="114545">
            <text:p>114545</text:p>
          </table:table-cell>
          <table:table-cell office:value-type="string">
            <text:p>{annotators=Original markups, entailment=YES, id=177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1060">
            <text:p>181060</text:p>
          </table:table-cell>
          <table:table-cell office:value-type="float" office:value="181307">
            <text:p>181307</text:p>
          </table:table-cell>
          <table:table-cell office:value-type="float" office:value="114631">
            <text:p>114631</text:p>
          </table:table-cell>
          <table:table-cell office:value-type="string">
            <text:p>{annotators=Original markups, entailment=YES, id=179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1309">
            <text:p>181309</text:p>
          </table:table-cell>
          <table:table-cell office:value-type="float" office:value="181551">
            <text:p>181551</text:p>
          </table:table-cell>
          <table:table-cell office:value-type="float" office:value="114901">
            <text:p>114901</text:p>
          </table:table-cell>
          <table:table-cell office:value-type="string">
            <text:p>{annotators=Original markups, entailment=YES, id=187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1552">
            <text:p>181552</text:p>
          </table:table-cell>
          <table:table-cell office:value-type="float" office:value="181779">
            <text:p>181779</text:p>
          </table:table-cell>
          <table:table-cell office:value-type="float" office:value="114757">
            <text:p>114757</text:p>
          </table:table-cell>
          <table:table-cell office:value-type="string">
            <text:p>{annotators=Original markups, entailment=YES, id=188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1993">
            <text:p>181993</text:p>
          </table:table-cell>
          <table:table-cell office:value-type="float" office:value="182188">
            <text:p>182188</text:p>
          </table:table-cell>
          <table:table-cell office:value-type="float" office:value="114617">
            <text:p>114617</text:p>
          </table:table-cell>
          <table:table-cell office:value-type="string">
            <text:p>{annotators=Original markups, entailment=YES, id=190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2189">
            <text:p>182189</text:p>
          </table:table-cell>
          <table:table-cell office:value-type="float" office:value="182406">
            <text:p>182406</text:p>
          </table:table-cell>
          <table:table-cell office:value-type="float" office:value="114231">
            <text:p>114231</text:p>
          </table:table-cell>
          <table:table-cell office:value-type="string">
            <text:p>{annotators=Original markups, entailment=YES, id=191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2408">
            <text:p>182408</text:p>
          </table:table-cell>
          <table:table-cell office:value-type="float" office:value="182614">
            <text:p>182614</text:p>
          </table:table-cell>
          <table:table-cell office:value-type="float" office:value="114362">
            <text:p>114362</text:p>
          </table:table-cell>
          <table:table-cell office:value-type="string">
            <text:p>{annotators=Original markups, entailment=YES, id=198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3263">
            <text:p>183263</text:p>
          </table:table-cell>
          <table:table-cell office:value-type="float" office:value="183661">
            <text:p>183661</text:p>
          </table:table-cell>
          <table:table-cell office:value-type="float" office:value="114661">
            <text:p>114661</text:p>
          </table:table-cell>
          <table:table-cell office:value-type="string">
            <text:p>{annotators=Original markups, entailment=YES, id=202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5212">
            <text:p>185212</text:p>
          </table:table-cell>
          <table:table-cell office:value-type="float" office:value="185395">
            <text:p>185395</text:p>
          </table:table-cell>
          <table:table-cell office:value-type="float" office:value="114624">
            <text:p>114624</text:p>
          </table:table-cell>
          <table:table-cell office:value-type="string">
            <text:p>{annotators=Original markups, entailment=YES, id=221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5396">
            <text:p>185396</text:p>
          </table:table-cell>
          <table:table-cell office:value-type="float" office:value="185827">
            <text:p>185827</text:p>
          </table:table-cell>
          <table:table-cell office:value-type="float" office:value="114762">
            <text:p>114762</text:p>
          </table:table-cell>
          <table:table-cell office:value-type="string">
            <text:p>{annotators=Original markups, entailment=YES, id=222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6331">
            <text:p>186331</text:p>
          </table:table-cell>
          <table:table-cell office:value-type="float" office:value="186496">
            <text:p>186496</text:p>
          </table:table-cell>
          <table:table-cell office:value-type="float" office:value="114651">
            <text:p>114651</text:p>
          </table:table-cell>
          <table:table-cell office:value-type="string">
            <text:p>{annotators=Original markups, entailment=YES, id=227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6818">
            <text:p>186818</text:p>
          </table:table-cell>
          <table:table-cell office:value-type="float" office:value="186975">
            <text:p>186975</text:p>
          </table:table-cell>
          <table:table-cell office:value-type="float" office:value="114371">
            <text:p>114371</text:p>
          </table:table-cell>
          <table:table-cell office:value-type="string">
            <text:p>{annotators=Original markups, entailment=YES, id=231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6977">
            <text:p>186977</text:p>
          </table:table-cell>
          <table:table-cell office:value-type="float" office:value="187273">
            <text:p>187273</text:p>
          </table:table-cell>
          <table:table-cell office:value-type="float" office:value="114426">
            <text:p>114426</text:p>
          </table:table-cell>
          <table:table-cell office:value-type="string">
            <text:p>{annotators=Original markups, entailment=YES, id=238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0855">
            <text:p>170855</text:p>
          </table:table-cell>
          <table:table-cell office:value-type="float" office:value="171098">
            <text:p>171098</text:p>
          </table:table-cell>
          <table:table-cell office:value-type="float" office:value="114653">
            <text:p>114653</text:p>
          </table:table-cell>
          <table:table-cell office:value-type="string">
            <text:p>{annotators=Original markups, entailment=YES, id=24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7275">
            <text:p>187275</text:p>
          </table:table-cell>
          <table:table-cell office:value-type="float" office:value="187486">
            <text:p>187486</text:p>
          </table:table-cell>
          <table:table-cell office:value-type="float" office:value="114611">
            <text:p>114611</text:p>
          </table:table-cell>
          <table:table-cell office:value-type="string">
            <text:p>{annotators=Original markups, entailment=YES, id=240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7488">
            <text:p>187488</text:p>
          </table:table-cell>
          <table:table-cell office:value-type="float" office:value="187829">
            <text:p>187829</text:p>
          </table:table-cell>
          <table:table-cell office:value-type="float" office:value="114475">
            <text:p>114475</text:p>
          </table:table-cell>
          <table:table-cell office:value-type="string">
            <text:p>{annotators=Original markups, entailment=YES, id=246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7830">
            <text:p>187830</text:p>
          </table:table-cell>
          <table:table-cell office:value-type="float" office:value="188110">
            <text:p>188110</text:p>
          </table:table-cell>
          <table:table-cell office:value-type="float" office:value="114350">
            <text:p>114350</text:p>
          </table:table-cell>
          <table:table-cell office:value-type="string">
            <text:p>{annotators=Original markups, entailment=YES, id=247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8687">
            <text:p>188687</text:p>
          </table:table-cell>
          <table:table-cell office:value-type="float" office:value="188907">
            <text:p>188907</text:p>
          </table:table-cell>
          <table:table-cell office:value-type="float" office:value="114343">
            <text:p>114343</text:p>
          </table:table-cell>
          <table:table-cell office:value-type="string">
            <text:p>{annotators=Original markups, entailment=YES, id=251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89732">
            <text:p>189732</text:p>
          </table:table-cell>
          <table:table-cell office:value-type="float" office:value="190029">
            <text:p>190029</text:p>
          </table:table-cell>
          <table:table-cell office:value-type="float" office:value="114788">
            <text:p>114788</text:p>
          </table:table-cell>
          <table:table-cell office:value-type="string">
            <text:p>{annotators=Original markups, entailment=YES, id=258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0245">
            <text:p>190245</text:p>
          </table:table-cell>
          <table:table-cell office:value-type="float" office:value="190721">
            <text:p>190721</text:p>
          </table:table-cell>
          <table:table-cell office:value-type="float" office:value="114736">
            <text:p>114736</text:p>
          </table:table-cell>
          <table:table-cell office:value-type="string">
            <text:p>{annotators=Original markups, entailment=YES, id=262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2581">
            <text:p>192581</text:p>
          </table:table-cell>
          <table:table-cell office:value-type="float" office:value="192836">
            <text:p>192836</text:p>
          </table:table-cell>
          <table:table-cell office:value-type="float" office:value="114713">
            <text:p>114713</text:p>
          </table:table-cell>
          <table:table-cell office:value-type="string">
            <text:p>{annotators=Original markups, entailment=YES, id=277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2837">
            <text:p>192837</text:p>
          </table:table-cell>
          <table:table-cell office:value-type="float" office:value="193207">
            <text:p>193207</text:p>
          </table:table-cell>
          <table:table-cell office:value-type="float" office:value="114221">
            <text:p>114221</text:p>
          </table:table-cell>
          <table:table-cell office:value-type="string">
            <text:p>{annotators=Original markups, entailment=YES, id=278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3208">
            <text:p>193208</text:p>
          </table:table-cell>
          <table:table-cell office:value-type="float" office:value="193668">
            <text:p>193668</text:p>
          </table:table-cell>
          <table:table-cell office:value-type="float" office:value="114564">
            <text:p>114564</text:p>
          </table:table-cell>
          <table:table-cell office:value-type="string">
            <text:p>{annotators=Original markups, entailment=YES, id=284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3670">
            <text:p>193670</text:p>
          </table:table-cell>
          <table:table-cell office:value-type="float" office:value="193985">
            <text:p>193985</text:p>
          </table:table-cell>
          <table:table-cell office:value-type="float" office:value="114407">
            <text:p>114407</text:p>
          </table:table-cell>
          <table:table-cell office:value-type="string">
            <text:p>{annotators=Original markups, entailment=YES, id=288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3987">
            <text:p>193987</text:p>
          </table:table-cell>
          <table:table-cell office:value-type="float" office:value="194271">
            <text:p>194271</text:p>
          </table:table-cell>
          <table:table-cell office:value-type="float" office:value="114542">
            <text:p>114542</text:p>
          </table:table-cell>
          <table:table-cell office:value-type="string">
            <text:p>{annotators=Original markups, entailment=YES, id=290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4273">
            <text:p>194273</text:p>
          </table:table-cell>
          <table:table-cell office:value-type="float" office:value="194477">
            <text:p>194477</text:p>
          </table:table-cell>
          <table:table-cell office:value-type="float" office:value="114865">
            <text:p>114865</text:p>
          </table:table-cell>
          <table:table-cell office:value-type="string">
            <text:p>{annotators=Original markups, entailment=YES, id=294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5617">
            <text:p>195617</text:p>
          </table:table-cell>
          <table:table-cell office:value-type="float" office:value="195877">
            <text:p>195877</text:p>
          </table:table-cell>
          <table:table-cell office:value-type="float" office:value="114601">
            <text:p>114601</text:p>
          </table:table-cell>
          <table:table-cell office:value-type="string">
            <text:p>{annotators=Original markups, entailment=YES, id=306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5879">
            <text:p>195879</text:p>
          </table:table-cell>
          <table:table-cell office:value-type="float" office:value="196166">
            <text:p>196166</text:p>
          </table:table-cell>
          <table:table-cell office:value-type="float" office:value="114293">
            <text:p>114293</text:p>
          </table:table-cell>
          <table:table-cell office:value-type="string">
            <text:p>{annotators=Original markups, entailment=YES, id=308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6603">
            <text:p>196603</text:p>
          </table:table-cell>
          <table:table-cell office:value-type="float" office:value="197034">
            <text:p>197034</text:p>
          </table:table-cell>
          <table:table-cell office:value-type="float" office:value="114344">
            <text:p>114344</text:p>
          </table:table-cell>
          <table:table-cell office:value-type="string">
            <text:p>{annotators=Original markups, entailment=YES, id=315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7036">
            <text:p>197036</text:p>
          </table:table-cell>
          <table:table-cell office:value-type="float" office:value="197184">
            <text:p>197184</text:p>
          </table:table-cell>
          <table:table-cell office:value-type="float" office:value="114218">
            <text:p>114218</text:p>
          </table:table-cell>
          <table:table-cell office:value-type="string">
            <text:p>{annotators=Original markups, entailment=YES, id=317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1573">
            <text:p>171573</text:p>
          </table:table-cell>
          <table:table-cell office:value-type="float" office:value="171841">
            <text:p>171841</text:p>
          </table:table-cell>
          <table:table-cell office:value-type="float" office:value="114580">
            <text:p>114580</text:p>
          </table:table-cell>
          <table:table-cell office:value-type="string">
            <text:p>{annotators=Original markups, entailment=YES, id=32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7434">
            <text:p>197434</text:p>
          </table:table-cell>
          <table:table-cell office:value-type="float" office:value="197668">
            <text:p>197668</text:p>
          </table:table-cell>
          <table:table-cell office:value-type="float" office:value="114448">
            <text:p>114448</text:p>
          </table:table-cell>
          <table:table-cell office:value-type="string">
            <text:p>{annotators=Original markups, entailment=YES, id=321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8032">
            <text:p>198032</text:p>
          </table:table-cell>
          <table:table-cell office:value-type="float" office:value="198240">
            <text:p>198240</text:p>
          </table:table-cell>
          <table:table-cell office:value-type="float" office:value="114346">
            <text:p>114346</text:p>
          </table:table-cell>
          <table:table-cell office:value-type="string">
            <text:p>{annotators=Original markups, entailment=YES, id=325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98737">
            <text:p>198737</text:p>
          </table:table-cell>
          <table:table-cell office:value-type="float" office:value="198943">
            <text:p>198943</text:p>
          </table:table-cell>
          <table:table-cell office:value-type="float" office:value="114257">
            <text:p>114257</text:p>
          </table:table-cell>
          <table:table-cell office:value-type="string">
            <text:p>{annotators=Original markups, entailment=YES, id=338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0193">
            <text:p>200193</text:p>
          </table:table-cell>
          <table:table-cell office:value-type="float" office:value="200546">
            <text:p>200546</text:p>
          </table:table-cell>
          <table:table-cell office:value-type="float" office:value="114647">
            <text:p>114647</text:p>
          </table:table-cell>
          <table:table-cell office:value-type="string">
            <text:p>{annotators=Original markups, entailment=YES, id=348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0548">
            <text:p>200548</text:p>
          </table:table-cell>
          <table:table-cell office:value-type="float" office:value="200750">
            <text:p>200750</text:p>
          </table:table-cell>
          <table:table-cell office:value-type="float" office:value="114761">
            <text:p>114761</text:p>
          </table:table-cell>
          <table:table-cell office:value-type="string">
            <text:p>{annotators=Original markups, entailment=YES, id=352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0752">
            <text:p>200752</text:p>
          </table:table-cell>
          <table:table-cell office:value-type="float" office:value="201244">
            <text:p>201244</text:p>
          </table:table-cell>
          <table:table-cell office:value-type="float" office:value="114803">
            <text:p>114803</text:p>
          </table:table-cell>
          <table:table-cell office:value-type="string">
            <text:p>{annotators=Original markups, entailment=YES, id=358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1245">
            <text:p>201245</text:p>
          </table:table-cell>
          <table:table-cell office:value-type="float" office:value="201456">
            <text:p>201456</text:p>
          </table:table-cell>
          <table:table-cell office:value-type="float" office:value="114657">
            <text:p>114657</text:p>
          </table:table-cell>
          <table:table-cell office:value-type="string">
            <text:p>{annotators=Original markups, entailment=YES, id=359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2076">
            <text:p>202076</text:p>
          </table:table-cell>
          <table:table-cell office:value-type="float" office:value="202338">
            <text:p>202338</text:p>
          </table:table-cell>
          <table:table-cell office:value-type="float" office:value="114455">
            <text:p>114455</text:p>
          </table:table-cell>
          <table:table-cell office:value-type="string">
            <text:p>{annotators=Original markups, entailment=YES, id=362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2340">
            <text:p>202340</text:p>
          </table:table-cell>
          <table:table-cell office:value-type="float" office:value="202728">
            <text:p>202728</text:p>
          </table:table-cell>
          <table:table-cell office:value-type="float" office:value="114665">
            <text:p>114665</text:p>
          </table:table-cell>
          <table:table-cell office:value-type="string">
            <text:p>{annotators=Original markups, entailment=YES, id=364, length=long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2992">
            <text:p>202992</text:p>
          </table:table-cell>
          <table:table-cell office:value-type="float" office:value="203155">
            <text:p>203155</text:p>
          </table:table-cell>
          <table:table-cell office:value-type="float" office:value="114787">
            <text:p>114787</text:p>
          </table:table-cell>
          <table:table-cell office:value-type="string">
            <text:p>{annotators=Original markups, entailment=YES, id=377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4533">
            <text:p>204533</text:p>
          </table:table-cell>
          <table:table-cell office:value-type="float" office:value="204825">
            <text:p>204825</text:p>
          </table:table-cell>
          <table:table-cell office:value-type="float" office:value="114468">
            <text:p>114468</text:p>
          </table:table-cell>
          <table:table-cell office:value-type="string">
            <text:p>{annotators=Original markups, entailment=YES, id=386, length=short, task=IR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1843">
            <text:p>171843</text:p>
          </table:table-cell>
          <table:table-cell office:value-type="float" office:value="172056">
            <text:p>172056</text:p>
          </table:table-cell>
          <table:table-cell office:value-type="float" office:value="114386">
            <text:p>114386</text:p>
          </table:table-cell>
          <table:table-cell office:value-type="string">
            <text:p>{annotators=Original markups, entailment=YES, id=39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6297">
            <text:p>206297</text:p>
          </table:table-cell>
          <table:table-cell office:value-type="float" office:value="206786">
            <text:p>206786</text:p>
          </table:table-cell>
          <table:table-cell office:value-type="float" office:value="114229">
            <text:p>114229</text:p>
          </table:table-cell>
          <table:table-cell office:value-type="string">
            <text:p>{annotators=Original markups, entailment=YES, id=408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7160">
            <text:p>207160</text:p>
          </table:table-cell>
          <table:table-cell office:value-type="float" office:value="207601">
            <text:p>207601</text:p>
          </table:table-cell>
          <table:table-cell office:value-type="float" office:value="114745">
            <text:p>114745</text:p>
          </table:table-cell>
          <table:table-cell office:value-type="string">
            <text:p>{annotators=Original markups, entailment=YES, id=414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7603">
            <text:p>207603</text:p>
          </table:table-cell>
          <table:table-cell office:value-type="float" office:value="208018">
            <text:p>208018</text:p>
          </table:table-cell>
          <table:table-cell office:value-type="float" office:value="114625">
            <text:p>114625</text:p>
          </table:table-cell>
          <table:table-cell office:value-type="string">
            <text:p>{annotators=Original markups, entailment=YES, id=417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8019">
            <text:p>208019</text:p>
          </table:table-cell>
          <table:table-cell office:value-type="float" office:value="208614">
            <text:p>208614</text:p>
          </table:table-cell>
          <table:table-cell office:value-type="float" office:value="114418">
            <text:p>114418</text:p>
          </table:table-cell>
          <table:table-cell office:value-type="string">
            <text:p>{annotators=Original markups, entailment=YES, id=418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8615">
            <text:p>208615</text:p>
          </table:table-cell>
          <table:table-cell office:value-type="float" office:value="209104">
            <text:p>209104</text:p>
          </table:table-cell>
          <table:table-cell office:value-type="float" office:value="114749">
            <text:p>114749</text:p>
          </table:table-cell>
          <table:table-cell office:value-type="string">
            <text:p>{annotators=Original markups, entailment=YES, id=419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09106">
            <text:p>209106</text:p>
          </table:table-cell>
          <table:table-cell office:value-type="float" office:value="209652">
            <text:p>209652</text:p>
          </table:table-cell>
          <table:table-cell office:value-type="float" office:value="114225">
            <text:p>114225</text:p>
          </table:table-cell>
          <table:table-cell office:value-type="string">
            <text:p>{annotators=Original markups, entailment=YES, id=421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3245">
            <text:p>213245</text:p>
          </table:table-cell>
          <table:table-cell office:value-type="float" office:value="213665">
            <text:p>213665</text:p>
          </table:table-cell>
          <table:table-cell office:value-type="float" office:value="114666">
            <text:p>114666</text:p>
          </table:table-cell>
          <table:table-cell office:value-type="string">
            <text:p>{annotators=Original markups, entailment=YES, id=432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3667">
            <text:p>213667</text:p>
          </table:table-cell>
          <table:table-cell office:value-type="float" office:value="214100">
            <text:p>214100</text:p>
          </table:table-cell>
          <table:table-cell office:value-type="float" office:value="114571">
            <text:p>114571</text:p>
          </table:table-cell>
          <table:table-cell office:value-type="string">
            <text:p>{annotators=Original markups, entailment=YES, id=434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4103">
            <text:p>214103</text:p>
          </table:table-cell>
          <table:table-cell office:value-type="float" office:value="214527">
            <text:p>214527</text:p>
          </table:table-cell>
          <table:table-cell office:value-type="float" office:value="114433">
            <text:p>114433</text:p>
          </table:table-cell>
          <table:table-cell office:value-type="string">
            <text:p>{annotators=Original markups, entailment=YES, id=440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4528">
            <text:p>214528</text:p>
          </table:table-cell>
          <table:table-cell office:value-type="float" office:value="214919">
            <text:p>214919</text:p>
          </table:table-cell>
          <table:table-cell office:value-type="float" office:value="114458">
            <text:p>114458</text:p>
          </table:table-cell>
          <table:table-cell office:value-type="string">
            <text:p>{annotators=Original markups, entailment=YES, id=441, length=long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4921">
            <text:p>214921</text:p>
          </table:table-cell>
          <table:table-cell office:value-type="float" office:value="215176">
            <text:p>215176</text:p>
          </table:table-cell>
          <table:table-cell office:value-type="float" office:value="114722">
            <text:p>114722</text:p>
          </table:table-cell>
          <table:table-cell office:value-type="string">
            <text:p>{annotators=Original markups, entailment=YES, id=454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5177">
            <text:p>215177</text:p>
          </table:table-cell>
          <table:table-cell office:value-type="float" office:value="215374">
            <text:p>215374</text:p>
          </table:table-cell>
          <table:table-cell office:value-type="float" office:value="114669">
            <text:p>114669</text:p>
          </table:table-cell>
          <table:table-cell office:value-type="string">
            <text:p>{annotators=Original markups, entailment=YES, id=455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5375">
            <text:p>215375</text:p>
          </table:table-cell>
          <table:table-cell office:value-type="float" office:value="215670">
            <text:p>215670</text:p>
          </table:table-cell>
          <table:table-cell office:value-type="float" office:value="114550">
            <text:p>114550</text:p>
          </table:table-cell>
          <table:table-cell office:value-type="string">
            <text:p>{annotators=Original markups, entailment=YES, id=456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5671">
            <text:p>215671</text:p>
          </table:table-cell>
          <table:table-cell office:value-type="float" office:value="215885">
            <text:p>215885</text:p>
          </table:table-cell>
          <table:table-cell office:value-type="float" office:value="114664">
            <text:p>114664</text:p>
          </table:table-cell>
          <table:table-cell office:value-type="string">
            <text:p>{annotators=Original markups, entailment=YES, id=457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6136">
            <text:p>216136</text:p>
          </table:table-cell>
          <table:table-cell office:value-type="float" office:value="216459">
            <text:p>216459</text:p>
          </table:table-cell>
          <table:table-cell office:value-type="float" office:value="114887">
            <text:p>114887</text:p>
          </table:table-cell>
          <table:table-cell office:value-type="string">
            <text:p>{annotators=Original markups, entailment=YES, id=461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6461">
            <text:p>216461</text:p>
          </table:table-cell>
          <table:table-cell office:value-type="float" office:value="216719">
            <text:p>216719</text:p>
          </table:table-cell>
          <table:table-cell office:value-type="float" office:value="114315">
            <text:p>114315</text:p>
          </table:table-cell>
          <table:table-cell office:value-type="string">
            <text:p>{annotators=Original markups, entailment=YES, id=463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6937">
            <text:p>216937</text:p>
          </table:table-cell>
          <table:table-cell office:value-type="float" office:value="217217">
            <text:p>217217</text:p>
          </table:table-cell>
          <table:table-cell office:value-type="float" office:value="114349">
            <text:p>114349</text:p>
          </table:table-cell>
          <table:table-cell office:value-type="string">
            <text:p>{annotators=Original markups, entailment=YES, id=465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7412">
            <text:p>217412</text:p>
          </table:table-cell>
          <table:table-cell office:value-type="float" office:value="217696">
            <text:p>217696</text:p>
          </table:table-cell>
          <table:table-cell office:value-type="float" office:value="114377">
            <text:p>114377</text:p>
          </table:table-cell>
          <table:table-cell office:value-type="string">
            <text:p>{annotators=Original markups, entailment=YES, id=467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7698">
            <text:p>217698</text:p>
          </table:table-cell>
          <table:table-cell office:value-type="float" office:value="218041">
            <text:p>218041</text:p>
          </table:table-cell>
          <table:table-cell office:value-type="float" office:value="114457">
            <text:p>114457</text:p>
          </table:table-cell>
          <table:table-cell office:value-type="string">
            <text:p>{annotators=Original markups, entailment=YES, id=477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8564">
            <text:p>218564</text:p>
          </table:table-cell>
          <table:table-cell office:value-type="float" office:value="218805">
            <text:p>218805</text:p>
          </table:table-cell>
          <table:table-cell office:value-type="float" office:value="114734">
            <text:p>114734</text:p>
          </table:table-cell>
          <table:table-cell office:value-type="string">
            <text:p>{annotators=Original markups, entailment=YES, id=482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8961">
            <text:p>218961</text:p>
          </table:table-cell>
          <table:table-cell office:value-type="float" office:value="219241">
            <text:p>219241</text:p>
          </table:table-cell>
          <table:table-cell office:value-type="float" office:value="114535">
            <text:p>114535</text:p>
          </table:table-cell>
          <table:table-cell office:value-type="string">
            <text:p>{annotators=Original markups, entailment=YES, id=489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9243">
            <text:p>219243</text:p>
          </table:table-cell>
          <table:table-cell office:value-type="float" office:value="219438">
            <text:p>219438</text:p>
          </table:table-cell>
          <table:table-cell office:value-type="float" office:value="114697">
            <text:p>114697</text:p>
          </table:table-cell>
          <table:table-cell office:value-type="string">
            <text:p>{annotators=Original markups, entailment=YES, id=491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19654">
            <text:p>219654</text:p>
          </table:table-cell>
          <table:table-cell office:value-type="float" office:value="219775">
            <text:p>219775</text:p>
          </table:table-cell>
          <table:table-cell office:value-type="float" office:value="114469">
            <text:p>114469</text:p>
          </table:table-cell>
          <table:table-cell office:value-type="string">
            <text:p>{annotators=Original markups, entailment=YES, id=493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0013">
            <text:p>220013</text:p>
          </table:table-cell>
          <table:table-cell office:value-type="float" office:value="220226">
            <text:p>220226</text:p>
          </table:table-cell>
          <table:table-cell office:value-type="float" office:value="114850">
            <text:p>114850</text:p>
          </table:table-cell>
          <table:table-cell office:value-type="string">
            <text:p>{annotators=Original markups, entailment=YES, id=495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0227">
            <text:p>220227</text:p>
          </table:table-cell>
          <table:table-cell office:value-type="float" office:value="220533">
            <text:p>220533</text:p>
          </table:table-cell>
          <table:table-cell office:value-type="float" office:value="114810">
            <text:p>114810</text:p>
          </table:table-cell>
          <table:table-cell office:value-type="string">
            <text:p>{annotators=Original markups, entailment=YES, id=496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0841">
            <text:p>220841</text:p>
          </table:table-cell>
          <table:table-cell office:value-type="float" office:value="221222">
            <text:p>221222</text:p>
          </table:table-cell>
          <table:table-cell office:value-type="float" office:value="114837">
            <text:p>114837</text:p>
          </table:table-cell>
          <table:table-cell office:value-type="string">
            <text:p>{annotators=Original markups, entailment=YES, id=498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9449">
            <text:p>169449</text:p>
          </table:table-cell>
          <table:table-cell office:value-type="float" office:value="169604">
            <text:p>169604</text:p>
          </table:table-cell>
          <table:table-cell office:value-type="float" office:value="114214">
            <text:p>114214</text:p>
          </table:table-cell>
          <table:table-cell office:value-type="string">
            <text:p>{annotators=Original markups, entailment=YES, id=5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1224">
            <text:p>221224</text:p>
          </table:table-cell>
          <table:table-cell office:value-type="float" office:value="221396">
            <text:p>221396</text:p>
          </table:table-cell>
          <table:table-cell office:value-type="float" office:value="114450">
            <text:p>114450</text:p>
          </table:table-cell>
          <table:table-cell office:value-type="string">
            <text:p>{annotators=Original markups, entailment=YES, id=511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3771">
            <text:p>223771</text:p>
          </table:table-cell>
          <table:table-cell office:value-type="float" office:value="224038">
            <text:p>224038</text:p>
          </table:table-cell>
          <table:table-cell office:value-type="float" office:value="114817">
            <text:p>114817</text:p>
          </table:table-cell>
          <table:table-cell office:value-type="string">
            <text:p>{annotators=Original markups, entailment=YES, id=538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4352">
            <text:p>224352</text:p>
          </table:table-cell>
          <table:table-cell office:value-type="float" office:value="224587">
            <text:p>224587</text:p>
          </table:table-cell>
          <table:table-cell office:value-type="float" office:value="114728">
            <text:p>114728</text:p>
          </table:table-cell>
          <table:table-cell office:value-type="string">
            <text:p>{annotators=Original markups, entailment=YES, id=544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4821">
            <text:p>224821</text:p>
          </table:table-cell>
          <table:table-cell office:value-type="float" office:value="225106">
            <text:p>225106</text:p>
          </table:table-cell>
          <table:table-cell office:value-type="float" office:value="114318">
            <text:p>114318</text:p>
          </table:table-cell>
          <table:table-cell office:value-type="string">
            <text:p>{annotators=Original markups, entailment=YES, id=549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2245">
            <text:p>172245</text:p>
          </table:table-cell>
          <table:table-cell office:value-type="float" office:value="172488">
            <text:p>172488</text:p>
          </table:table-cell>
          <table:table-cell office:value-type="float" office:value="114383">
            <text:p>114383</text:p>
          </table:table-cell>
          <table:table-cell office:value-type="string">
            <text:p>{annotators=Original markups, entailment=YES, id=55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5322">
            <text:p>225322</text:p>
          </table:table-cell>
          <table:table-cell office:value-type="float" office:value="225513">
            <text:p>225513</text:p>
          </table:table-cell>
          <table:table-cell office:value-type="float" office:value="114276">
            <text:p>114276</text:p>
          </table:table-cell>
          <table:table-cell office:value-type="string">
            <text:p>{annotators=Original markups, entailment=YES, id=555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5514">
            <text:p>225514</text:p>
          </table:table-cell>
          <table:table-cell office:value-type="float" office:value="225657">
            <text:p>225657</text:p>
          </table:table-cell>
          <table:table-cell office:value-type="float" office:value="114711">
            <text:p>114711</text:p>
          </table:table-cell>
          <table:table-cell office:value-type="string">
            <text:p>{annotators=Original markups, entailment=YES, id=556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5658">
            <text:p>225658</text:p>
          </table:table-cell>
          <table:table-cell office:value-type="float" office:value="225746">
            <text:p>225746</text:p>
          </table:table-cell>
          <table:table-cell office:value-type="float" office:value="114696">
            <text:p>114696</text:p>
          </table:table-cell>
          <table:table-cell office:value-type="string">
            <text:p>{annotators=Original markups, entailment=YES, id=557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5747">
            <text:p>225747</text:p>
          </table:table-cell>
          <table:table-cell office:value-type="float" office:value="225945">
            <text:p>225945</text:p>
          </table:table-cell>
          <table:table-cell office:value-type="float" office:value="114752">
            <text:p>114752</text:p>
          </table:table-cell>
          <table:table-cell office:value-type="string">
            <text:p>{annotators=Original markups, entailment=YES, id=558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6190">
            <text:p>226190</text:p>
          </table:table-cell>
          <table:table-cell office:value-type="float" office:value="226444">
            <text:p>226444</text:p>
          </table:table-cell>
          <table:table-cell office:value-type="float" office:value="114520">
            <text:p>114520</text:p>
          </table:table-cell>
          <table:table-cell office:value-type="string">
            <text:p>{annotators=Original markups, entailment=YES, id=560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6777">
            <text:p>226777</text:p>
          </table:table-cell>
          <table:table-cell office:value-type="float" office:value="227097">
            <text:p>227097</text:p>
          </table:table-cell>
          <table:table-cell office:value-type="float" office:value="114466">
            <text:p>114466</text:p>
          </table:table-cell>
          <table:table-cell office:value-type="string">
            <text:p>{annotators=Original markups, entailment=YES, id=562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7099">
            <text:p>227099</text:p>
          </table:table-cell>
          <table:table-cell office:value-type="float" office:value="227286">
            <text:p>227286</text:p>
          </table:table-cell>
          <table:table-cell office:value-type="float" office:value="114415">
            <text:p>114415</text:p>
          </table:table-cell>
          <table:table-cell office:value-type="string">
            <text:p>{annotators=Original markups, entailment=YES, id=572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7287">
            <text:p>227287</text:p>
          </table:table-cell>
          <table:table-cell office:value-type="float" office:value="227517">
            <text:p>227517</text:p>
          </table:table-cell>
          <table:table-cell office:value-type="float" office:value="114288">
            <text:p>114288</text:p>
          </table:table-cell>
          <table:table-cell office:value-type="string">
            <text:p>{annotators=Original markups, entailment=YES, id=573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8667">
            <text:p>228667</text:p>
          </table:table-cell>
          <table:table-cell office:value-type="float" office:value="228970">
            <text:p>228970</text:p>
          </table:table-cell>
          <table:table-cell office:value-type="float" office:value="114743">
            <text:p>114743</text:p>
          </table:table-cell>
          <table:table-cell office:value-type="string">
            <text:p>{annotators=Original markups, entailment=YES, id=586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9231">
            <text:p>229231</text:p>
          </table:table-cell>
          <table:table-cell office:value-type="float" office:value="229504">
            <text:p>229504</text:p>
          </table:table-cell>
          <table:table-cell office:value-type="float" office:value="114438">
            <text:p>114438</text:p>
          </table:table-cell>
          <table:table-cell office:value-type="string">
            <text:p>{annotators=Original markups, entailment=YES, id=592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29850">
            <text:p>229850</text:p>
          </table:table-cell>
          <table:table-cell office:value-type="float" office:value="230249">
            <text:p>230249</text:p>
          </table:table-cell>
          <table:table-cell office:value-type="float" office:value="114387">
            <text:p>114387</text:p>
          </table:table-cell>
          <table:table-cell office:value-type="string">
            <text:p>{annotators=Original markups, entailment=YES, id=594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0560">
            <text:p>230560</text:p>
          </table:table-cell>
          <table:table-cell office:value-type="float" office:value="230768">
            <text:p>230768</text:p>
          </table:table-cell>
          <table:table-cell office:value-type="float" office:value="114740">
            <text:p>114740</text:p>
          </table:table-cell>
          <table:table-cell office:value-type="string">
            <text:p>{annotators=Original markups, entailment=YES, id=599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0769">
            <text:p>230769</text:p>
          </table:table-cell>
          <table:table-cell office:value-type="float" office:value="231100">
            <text:p>231100</text:p>
          </table:table-cell>
          <table:table-cell office:value-type="float" office:value="114869">
            <text:p>114869</text:p>
          </table:table-cell>
          <table:table-cell office:value-type="string">
            <text:p>{annotators=Original markups, entailment=YES, id=600, length=short, task=QA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1101">
            <text:p>231101</text:p>
          </table:table-cell>
          <table:table-cell office:value-type="float" office:value="231478">
            <text:p>231478</text:p>
          </table:table-cell>
          <table:table-cell office:value-type="float" office:value="114663">
            <text:p>114663</text:p>
          </table:table-cell>
          <table:table-cell office:value-type="string">
            <text:p>{annotators=Original markups, entailment=YES, id=601, length=long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2769">
            <text:p>232769</text:p>
          </table:table-cell>
          <table:table-cell office:value-type="float" office:value="233256">
            <text:p>233256</text:p>
          </table:table-cell>
          <table:table-cell office:value-type="float" office:value="114893">
            <text:p>114893</text:p>
          </table:table-cell>
          <table:table-cell office:value-type="string">
            <text:p>{annotators=Original markups, entailment=YES, id=610, length=long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3706">
            <text:p>233706</text:p>
          </table:table-cell>
          <table:table-cell office:value-type="float" office:value="234248">
            <text:p>234248</text:p>
          </table:table-cell>
          <table:table-cell office:value-type="float" office:value="114263">
            <text:p>114263</text:p>
          </table:table-cell>
          <table:table-cell office:value-type="string">
            <text:p>{annotators=Original markups, entailment=YES, id=614, length=long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4249">
            <text:p>234249</text:p>
          </table:table-cell>
          <table:table-cell office:value-type="float" office:value="234717">
            <text:p>234717</text:p>
          </table:table-cell>
          <table:table-cell office:value-type="float" office:value="114638">
            <text:p>114638</text:p>
          </table:table-cell>
          <table:table-cell office:value-type="string">
            <text:p>{annotators=Original markups, entailment=YES, id=615, length=long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5115">
            <text:p>235115</text:p>
          </table:table-cell>
          <table:table-cell office:value-type="float" office:value="235507">
            <text:p>235507</text:p>
          </table:table-cell>
          <table:table-cell office:value-type="float" office:value="114866">
            <text:p>114866</text:p>
          </table:table-cell>
          <table:table-cell office:value-type="string">
            <text:p>{annotators=Original markups, entailment=YES, id=623, length=long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5508">
            <text:p>235508</text:p>
          </table:table-cell>
          <table:table-cell office:value-type="float" office:value="235828">
            <text:p>235828</text:p>
          </table:table-cell>
          <table:table-cell office:value-type="float" office:value="114635">
            <text:p>114635</text:p>
          </table:table-cell>
          <table:table-cell office:value-type="string">
            <text:p>{annotators=Original markups, entailment=YES, id=626, length=long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5830">
            <text:p>235830</text:p>
          </table:table-cell>
          <table:table-cell office:value-type="float" office:value="236265">
            <text:p>236265</text:p>
          </table:table-cell>
          <table:table-cell office:value-type="float" office:value="114534">
            <text:p>114534</text:p>
          </table:table-cell>
          <table:table-cell office:value-type="string">
            <text:p>{annotators=Original markups, entailment=YES, id=629, length=long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6493">
            <text:p>236493</text:p>
          </table:table-cell>
          <table:table-cell office:value-type="float" office:value="236961">
            <text:p>236961</text:p>
          </table:table-cell>
          <table:table-cell office:value-type="float" office:value="114710">
            <text:p>114710</text:p>
          </table:table-cell>
          <table:table-cell office:value-type="string">
            <text:p>{annotators=Original markups, entailment=YES, id=632, length=long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6962">
            <text:p>236962</text:p>
          </table:table-cell>
          <table:table-cell office:value-type="float" office:value="237110">
            <text:p>237110</text:p>
          </table:table-cell>
          <table:table-cell office:value-type="float" office:value="114275">
            <text:p>114275</text:p>
          </table:table-cell>
          <table:table-cell office:value-type="string">
            <text:p>{annotators=Original markups, entailment=YES, id=633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7111">
            <text:p>237111</text:p>
          </table:table-cell>
          <table:table-cell office:value-type="float" office:value="237472">
            <text:p>237472</text:p>
          </table:table-cell>
          <table:table-cell office:value-type="float" office:value="114443">
            <text:p>114443</text:p>
          </table:table-cell>
          <table:table-cell office:value-type="string">
            <text:p>{annotators=Original markups, entailment=YES, id=634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7473">
            <text:p>237473</text:p>
          </table:table-cell>
          <table:table-cell office:value-type="float" office:value="237721">
            <text:p>237721</text:p>
          </table:table-cell>
          <table:table-cell office:value-type="float" office:value="114434">
            <text:p>114434</text:p>
          </table:table-cell>
          <table:table-cell office:value-type="string">
            <text:p>{annotators=Original markups, entailment=YES, id=635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7722">
            <text:p>237722</text:p>
          </table:table-cell>
          <table:table-cell office:value-type="float" office:value="237829">
            <text:p>237829</text:p>
          </table:table-cell>
          <table:table-cell office:value-type="float" office:value="114603">
            <text:p>114603</text:p>
          </table:table-cell>
          <table:table-cell office:value-type="string">
            <text:p>{annotators=Original markups, entailment=YES, id=636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8055">
            <text:p>238055</text:p>
          </table:table-cell>
          <table:table-cell office:value-type="float" office:value="238286">
            <text:p>238286</text:p>
          </table:table-cell>
          <table:table-cell office:value-type="float" office:value="114586">
            <text:p>114586</text:p>
          </table:table-cell>
          <table:table-cell office:value-type="string">
            <text:p>{annotators=Original markups, entailment=YES, id=640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2693">
            <text:p>172693</text:p>
          </table:table-cell>
          <table:table-cell office:value-type="float" office:value="172951">
            <text:p>172951</text:p>
          </table:table-cell>
          <table:table-cell office:value-type="float" office:value="114215">
            <text:p>114215</text:p>
          </table:table-cell>
          <table:table-cell office:value-type="string">
            <text:p>{annotators=Original markups, entailment=YES, id=65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39269">
            <text:p>239269</text:p>
          </table:table-cell>
          <table:table-cell office:value-type="float" office:value="239439">
            <text:p>239439</text:p>
          </table:table-cell>
          <table:table-cell office:value-type="float" office:value="114833">
            <text:p>114833</text:p>
          </table:table-cell>
          <table:table-cell office:value-type="string">
            <text:p>{annotators=Original markups, entailment=YES, id=655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0037">
            <text:p>240037</text:p>
          </table:table-cell>
          <table:table-cell office:value-type="float" office:value="240250">
            <text:p>240250</text:p>
          </table:table-cell>
          <table:table-cell office:value-type="float" office:value="114361">
            <text:p>114361</text:p>
          </table:table-cell>
          <table:table-cell office:value-type="string">
            <text:p>{annotators=Original markups, entailment=YES, id=670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0251">
            <text:p>240251</text:p>
          </table:table-cell>
          <table:table-cell office:value-type="float" office:value="240548">
            <text:p>240548</text:p>
          </table:table-cell>
          <table:table-cell office:value-type="float" office:value="114243">
            <text:p>114243</text:p>
          </table:table-cell>
          <table:table-cell office:value-type="string">
            <text:p>{annotators=Original markups, entailment=YES, id=671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1292">
            <text:p>241292</text:p>
          </table:table-cell>
          <table:table-cell office:value-type="float" office:value="241453">
            <text:p>241453</text:p>
          </table:table-cell>
          <table:table-cell office:value-type="float" office:value="114770">
            <text:p>114770</text:p>
          </table:table-cell>
          <table:table-cell office:value-type="string">
            <text:p>{annotators=Original markups, entailment=YES, id=681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1658">
            <text:p>241658</text:p>
          </table:table-cell>
          <table:table-cell office:value-type="float" office:value="241836">
            <text:p>241836</text:p>
          </table:table-cell>
          <table:table-cell office:value-type="float" office:value="114632">
            <text:p>114632</text:p>
          </table:table-cell>
          <table:table-cell office:value-type="string">
            <text:p>{annotators=Original markups, entailment=YES, id=683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2323">
            <text:p>242323</text:p>
          </table:table-cell>
          <table:table-cell office:value-type="float" office:value="242546">
            <text:p>242546</text:p>
          </table:table-cell>
          <table:table-cell office:value-type="float" office:value="114821">
            <text:p>114821</text:p>
          </table:table-cell>
          <table:table-cell office:value-type="string">
            <text:p>{annotators=Original markups, entailment=YES, id=689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2547">
            <text:p>242547</text:p>
          </table:table-cell>
          <table:table-cell office:value-type="float" office:value="242790">
            <text:p>242790</text:p>
          </table:table-cell>
          <table:table-cell office:value-type="float" office:value="114744">
            <text:p>114744</text:p>
          </table:table-cell>
          <table:table-cell office:value-type="string">
            <text:p>{annotators=Original markups, entailment=YES, id=693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3055">
            <text:p>243055</text:p>
          </table:table-cell>
          <table:table-cell office:value-type="float" office:value="243233">
            <text:p>243233</text:p>
          </table:table-cell>
          <table:table-cell office:value-type="float" office:value="114562">
            <text:p>114562</text:p>
          </table:table-cell>
          <table:table-cell office:value-type="string">
            <text:p>{annotators=Original markups, entailment=YES, id=697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69863">
            <text:p>169863</text:p>
          </table:table-cell>
          <table:table-cell office:value-type="float" office:value="170108">
            <text:p>170108</text:p>
          </table:table-cell>
          <table:table-cell office:value-type="float" office:value="114873">
            <text:p>114873</text:p>
          </table:table-cell>
          <table:table-cell office:value-type="string">
            <text:p>{annotators=Original markups, entailment=YES, id=7, length=short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3234">
            <text:p>243234</text:p>
          </table:table-cell>
          <table:table-cell office:value-type="float" office:value="243640">
            <text:p>243640</text:p>
          </table:table-cell>
          <table:table-cell office:value-type="float" office:value="114445">
            <text:p>114445</text:p>
          </table:table-cell>
          <table:table-cell office:value-type="string">
            <text:p>{annotators=Original markups, entailment=YES, id=703, length=long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3641">
            <text:p>243641</text:p>
          </table:table-cell>
          <table:table-cell office:value-type="float" office:value="243903">
            <text:p>243903</text:p>
          </table:table-cell>
          <table:table-cell office:value-type="float" office:value="114341">
            <text:p>114341</text:p>
          </table:table-cell>
          <table:table-cell office:value-type="string">
            <text:p>{annotators=Original markups, entailment=YES, id=704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3904">
            <text:p>243904</text:p>
          </table:table-cell>
          <table:table-cell office:value-type="float" office:value="244092">
            <text:p>244092</text:p>
          </table:table-cell>
          <table:table-cell office:value-type="float" office:value="114440">
            <text:p>114440</text:p>
          </table:table-cell>
          <table:table-cell office:value-type="string">
            <text:p>{annotators=Original markups, entailment=YES, id=705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4255">
            <text:p>244255</text:p>
          </table:table-cell>
          <table:table-cell office:value-type="float" office:value="244493">
            <text:p>244493</text:p>
          </table:table-cell>
          <table:table-cell office:value-type="float" office:value="114598">
            <text:p>114598</text:p>
          </table:table-cell>
          <table:table-cell office:value-type="string">
            <text:p>{annotators=Original markups, entailment=YES, id=710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4770">
            <text:p>244770</text:p>
          </table:table-cell>
          <table:table-cell office:value-type="float" office:value="245032">
            <text:p>245032</text:p>
          </table:table-cell>
          <table:table-cell office:value-type="float" office:value="114277">
            <text:p>114277</text:p>
          </table:table-cell>
          <table:table-cell office:value-type="string">
            <text:p>{annotators=Original markups, entailment=YES, id=713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6047">
            <text:p>246047</text:p>
          </table:table-cell>
          <table:table-cell office:value-type="float" office:value="246317">
            <text:p>246317</text:p>
          </table:table-cell>
          <table:table-cell office:value-type="float" office:value="114859">
            <text:p>114859</text:p>
          </table:table-cell>
          <table:table-cell office:value-type="string">
            <text:p>{annotators=Original markups, entailment=YES, id=721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6319">
            <text:p>246319</text:p>
          </table:table-cell>
          <table:table-cell office:value-type="float" office:value="246560">
            <text:p>246560</text:p>
          </table:table-cell>
          <table:table-cell office:value-type="float" office:value="114403">
            <text:p>114403</text:p>
          </table:table-cell>
          <table:table-cell office:value-type="string">
            <text:p>{annotators=Original markups, entailment=YES, id=723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6562">
            <text:p>246562</text:p>
          </table:table-cell>
          <table:table-cell office:value-type="float" office:value="246880">
            <text:p>246880</text:p>
          </table:table-cell>
          <table:table-cell office:value-type="float" office:value="114633">
            <text:p>114633</text:p>
          </table:table-cell>
          <table:table-cell office:value-type="string">
            <text:p>{annotators=Original markups, entailment=YES, id=727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2953">
            <text:p>172953</text:p>
          </table:table-cell>
          <table:table-cell office:value-type="float" office:value="173317">
            <text:p>173317</text:p>
          </table:table-cell>
          <table:table-cell office:value-type="float" office:value="114618">
            <text:p>114618</text:p>
          </table:table-cell>
          <table:table-cell office:value-type="string">
            <text:p>{annotators=Original markups, entailment=YES, id=73, length=long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7292">
            <text:p>247292</text:p>
          </table:table-cell>
          <table:table-cell office:value-type="float" office:value="247504">
            <text:p>247504</text:p>
          </table:table-cell>
          <table:table-cell office:value-type="float" office:value="114606">
            <text:p>114606</text:p>
          </table:table-cell>
          <table:table-cell office:value-type="string">
            <text:p>{annotators=Original markups, entailment=YES, id=740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7506">
            <text:p>247506</text:p>
          </table:table-cell>
          <table:table-cell office:value-type="float" office:value="247832">
            <text:p>247832</text:p>
          </table:table-cell>
          <table:table-cell office:value-type="float" office:value="114630">
            <text:p>114630</text:p>
          </table:table-cell>
          <table:table-cell office:value-type="string">
            <text:p>{annotators=Original markups, entailment=YES, id=742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7833">
            <text:p>247833</text:p>
          </table:table-cell>
          <table:table-cell office:value-type="float" office:value="248174">
            <text:p>248174</text:p>
          </table:table-cell>
          <table:table-cell office:value-type="float" office:value="114528">
            <text:p>114528</text:p>
          </table:table-cell>
          <table:table-cell office:value-type="string">
            <text:p>{annotators=Original markups, entailment=YES, id=743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8175">
            <text:p>248175</text:p>
          </table:table-cell>
          <table:table-cell office:value-type="float" office:value="248461">
            <text:p>248461</text:p>
          </table:table-cell>
          <table:table-cell office:value-type="float" office:value="114332">
            <text:p>114332</text:p>
          </table:table-cell>
          <table:table-cell office:value-type="string">
            <text:p>{annotators=Original markups, entailment=YES, id=745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8463">
            <text:p>248463</text:p>
          </table:table-cell>
          <table:table-cell office:value-type="float" office:value="248684">
            <text:p>248684</text:p>
          </table:table-cell>
          <table:table-cell office:value-type="float" office:value="114217">
            <text:p>114217</text:p>
          </table:table-cell>
          <table:table-cell office:value-type="string">
            <text:p>{annotators=Original markups, entailment=YES, id=758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8685">
            <text:p>248685</text:p>
          </table:table-cell>
          <table:table-cell office:value-type="float" office:value="248932">
            <text:p>248932</text:p>
          </table:table-cell>
          <table:table-cell office:value-type="float" office:value="114609">
            <text:p>114609</text:p>
          </table:table-cell>
          <table:table-cell office:value-type="string">
            <text:p>{annotators=Original markups, entailment=YES, id=759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9179">
            <text:p>249179</text:p>
          </table:table-cell>
          <table:table-cell office:value-type="float" office:value="249453">
            <text:p>249453</text:p>
          </table:table-cell>
          <table:table-cell office:value-type="float" office:value="114527">
            <text:p>114527</text:p>
          </table:table-cell>
          <table:table-cell office:value-type="string">
            <text:p>{annotators=Original markups, entailment=YES, id=761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49455">
            <text:p>249455</text:p>
          </table:table-cell>
          <table:table-cell office:value-type="float" office:value="249692">
            <text:p>249692</text:p>
          </table:table-cell>
          <table:table-cell office:value-type="float" office:value="114380">
            <text:p>114380</text:p>
          </table:table-cell>
          <table:table-cell office:value-type="string">
            <text:p>{annotators=Original markups, entailment=YES, id=771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50187">
            <text:p>250187</text:p>
          </table:table-cell>
          <table:table-cell office:value-type="float" office:value="250453">
            <text:p>250453</text:p>
          </table:table-cell>
          <table:table-cell office:value-type="float" office:value="114359">
            <text:p>114359</text:p>
          </table:table-cell>
          <table:table-cell office:value-type="string">
            <text:p>{annotators=Original markups, entailment=YES, id=775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50966">
            <text:p>250966</text:p>
          </table:table-cell>
          <table:table-cell office:value-type="float" office:value="251195">
            <text:p>251195</text:p>
          </table:table-cell>
          <table:table-cell office:value-type="float" office:value="114536">
            <text:p>114536</text:p>
          </table:table-cell>
          <table:table-cell office:value-type="string">
            <text:p>{annotators=Original markups, entailment=YES, id=782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51196">
            <text:p>251196</text:p>
          </table:table-cell>
          <table:table-cell office:value-type="float" office:value="251495">
            <text:p>251495</text:p>
          </table:table-cell>
          <table:table-cell office:value-type="float" office:value="114295">
            <text:p>114295</text:p>
          </table:table-cell>
          <table:table-cell office:value-type="string">
            <text:p>{annotators=Original markups, entailment=YES, id=783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51496">
            <text:p>251496</text:p>
          </table:table-cell>
          <table:table-cell office:value-type="float" office:value="251668">
            <text:p>251668</text:p>
          </table:table-cell>
          <table:table-cell office:value-type="float" office:value="114789">
            <text:p>114789</text:p>
          </table:table-cell>
          <table:table-cell office:value-type="string">
            <text:p>{annotators=Original markups, entailment=YES, id=784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251847">
            <text:p>251847</text:p>
          </table:table-cell>
          <table:table-cell office:value-type="float" office:value="252205">
            <text:p>252205</text:p>
          </table:table-cell>
          <table:table-cell office:value-type="float" office:value="114255">
            <text:p>114255</text:p>
          </table:table-cell>
          <table:table-cell office:value-type="string">
            <text:p>{annotators=Original markups, entailment=YES, id=795, length=short, task=SUM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4216">
            <text:p>174216</text:p>
          </table:table-cell>
          <table:table-cell office:value-type="float" office:value="174684">
            <text:p>174684</text:p>
          </table:table-cell>
          <table:table-cell office:value-type="float" office:value="114600">
            <text:p>114600</text:p>
          </table:table-cell>
          <table:table-cell office:value-type="string">
            <text:p>{annotators=Original markups, entailment=YES, id=82, length=long, task=IE}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/>
          <table:table-cell office:value-type="float" office:value="174867">
            <text:p>174867</text:p>
          </table:table-cell>
          <table:table-cell office:value-type="float" office:value="175024">
            <text:p>175024</text:p>
          </table:table-cell>
          <table:table-cell office:value-type="float" office:value="114862">
            <text:p>114862</text:p>
          </table:table-cell>
          <table:table-cell office:value-type="string">
            <text:p>{annotators=Original markups, entailment=YES, id=94, length=short, task=IE}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AMJ104857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27/08/2010</text:date>, <text:time>12:4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na Cook</meta:initial-creator>
    <meta:creation-date>2010-08-27T12:30:49</meta:creation-date>
    <dc:date>2010-08-27T12:47:08</dc:date>
    <dc:creator>Gina Cook</dc:creator>
    <meta:editing-duration>PT00H00M49S</meta:editing-duration>
    <meta:editing-cycles>1</meta:editing-cycles>
    <meta:document-statistic meta:table-count="3" meta:cell-count="3487" meta:object-count="0"/>
    <meta:generator>OpenOffice.org/3.2$Unix OpenOffice.org_project/320m12$Build-9483</meta:generator>
  </office:meta>
</office:document-meta>
</file>